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0.9957in"/>
    </style:style>
    <style:style style:name="co5" style:family="table-column">
      <style:table-column-properties fo:break-before="auto" style:column-width="1.1047in"/>
    </style:style>
    <style:style style:name="co6" style:family="table-column">
      <style:table-column-properties fo:break-before="auto" style:column-width="1.1598in"/>
    </style:style>
    <style:style style:name="co7" style:family="table-column">
      <style:table-column-properties fo:break-before="auto" style:column-width="1.1382in"/>
    </style:style>
    <style:style style:name="co8" style:family="table-column">
      <style:table-column-properties fo:break-before="auto" style:column-width="1.428in"/>
    </style:style>
    <style:style style:name="co9" style:family="table-column">
      <style:table-column-properties fo:break-before="auto" style:column-width="1.2665in"/>
    </style:style>
    <style:style style:name="co10" style:family="table-column">
      <style:table-column-properties fo:break-before="auto" style:column-width="3.3909in"/>
    </style:style>
    <style:style style:name="co11" style:family="table-column">
      <style:table-column-properties fo:break-before="auto" style:column-width="1.7098in"/>
    </style:style>
    <style:style style:name="co12" style:family="table-column">
      <style:table-column-properties fo:break-before="auto" style:column-width="1.0071in"/>
    </style:style>
    <style:style style:name="co13" style:family="table-column">
      <style:table-column-properties fo:break-before="auto" style:column-width="1.061in"/>
    </style:style>
    <style:style style:name="co14" style:family="table-column">
      <style:table-column-properties fo:break-before="auto" style:column-width="1.9634in"/>
    </style:style>
    <style:style style:name="co15" style:family="table-column">
      <style:table-column-properties fo:break-before="auto" style:column-width="1.7846in"/>
    </style:style>
    <style:style style:name="co16" style:family="table-column">
      <style:table-column-properties fo:break-before="auto" style:column-width="2.320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ffff66" fo:border="0.0008in solid #000000"/>
    </style:style>
    <style:style style:name="ce7" style:family="table-cell" style:parent-style-name="Default">
      <style:table-cell-properties fo:background-color="transparent" fo:border="0.0008in solid #000000"/>
    </style:style>
    <style:style style:name="ce8" style:family="table-cell" style:parent-style-name="Default">
      <style:table-cell-properties fo:background-color="#ffff00" fo:border="0.0008in solid #000000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13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R-US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1 USD to INR</text:p>
          </table:table-cell>
          <table:table-cell table:style-name="ce1" office:value-type="string">
            <text:p>Growth</text:p>
          </table:table-cell>
          <table:table-cell table:style-name="ce1" office:value-type="string">
            <text:p>CAGR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0.09">
            <text:p>0.0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/>
          <table:table-cell>
            <draw:frame table:end-cell-address="'INR-USD'.N32" table:end-x="0.6358in" table:end-y="0.1161in" draw:z-index="0" draw:style-name="gr1" draw:text-style-name="P1" svg:width="7.9902in" svg:height="5.2819in" svg:x="0.2913in" svg:y="0.1685in">
              <draw:object draw:notify-on-update-of-ranges="'INR-USD'.A2:'INR-USD'.A76 'INR-USD'.B1:'INR-USD'.B1 'INR-USD'.B2:'INR-USD'.B7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0.1">
            <text:p>0.1</text:p>
          </table:table-cell>
          <table:table-cell table:formula="of:=ROUND(((([.B3]/[.B2]) -1) * 100);2)" office:value-type="float" office:value="11.11">
            <text:p>11.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4.16">
            <text:p>4.16</text:p>
          </table:table-cell>
          <table:table-cell table:formula="of:=ROUND(((([.B4]/[.B3]) -1) * 100);2)" office:value-type="float" office:value="4060">
            <text:p>40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.31">
            <text:p>3.31</text:p>
          </table:table-cell>
          <table:table-cell table:formula="of:=ROUND(((([.B5]/[.B4]) -1) * 100);2)" office:value-type="float" office:value="-20.43">
            <text:p>-20.43</text:p>
          </table:table-cell>
          <table:table-cell table:formula="of:=ROUND((((([.B5]/[.$B$4]) ^ (1 / ([.A5]-[.$A$4]))) -1) * 100);2)" office:value-type="float" office:value="-20.43">
            <text:p>-20.43</text:p>
          </table:table-cell>
          <table:table-cell table:number-columns-repeated="3"/>
        </table:table-row>
        <table:table-row table:style-name="ro1">
          <table:table-cell table:formula="of:=[.A5]+1" office:value-type="float" office:value="1949">
            <text:p>1949</text:p>
          </table:table-cell>
          <table:table-cell office:value-type="float" office:value="3.67">
            <text:p>3.67</text:p>
          </table:table-cell>
          <table:table-cell table:formula="of:=ROUND(((([.B6]/[.B5]) -1) * 100);2)" office:value-type="float" office:value="10.88">
            <text:p>10.88</text:p>
          </table:table-cell>
          <table:table-cell table:formula="of:=ROUND((((([.B6]/[.$B$4]) ^ (1 / ([.A6]-[.$A$4]))) -1) * 100);2)" office:value-type="float" office:value="-6.07">
            <text:p>-6.07</text:p>
          </table:table-cell>
          <table:table-cell table:number-columns-repeated="3"/>
        </table:table-row>
        <table:table-row table:style-name="ro1">
          <table:table-cell table:formula="of:=[.A6]+1" office:value-type="float" office:value="1950">
            <text:p>1950</text:p>
          </table:table-cell>
          <table:table-cell office:value-type="float" office:value="4.76">
            <text:p>4.76</text:p>
          </table:table-cell>
          <table:table-cell table:formula="of:=ROUND(((([.B7]/[.B6]) -1) * 100);2)" office:value-type="float" office:value="29.7">
            <text:p>29.7</text:p>
          </table:table-cell>
          <table:table-cell table:formula="of:=ROUND((((([.B7]/[.$B$4]) ^ (1 / ([.A7]-[.$A$4]))) -1) * 100);2)" office:value-type="float" office:value="4.59">
            <text:p>4.59</text:p>
          </table:table-cell>
          <table:table-cell table:number-columns-repeated="3"/>
        </table:table-row>
        <table:table-row table:style-name="ro1">
          <table:table-cell table:formula="of:=[.A7]+1" office:value-type="float" office:value="1951">
            <text:p>1951</text:p>
          </table:table-cell>
          <table:table-cell office:value-type="float" office:value="4.76">
            <text:p>4.76</text:p>
          </table:table-cell>
          <table:table-cell table:formula="of:=ROUND(((([.B8]/[.B7]) -1) * 100);2)" office:value-type="float" office:value="0">
            <text:p>0</text:p>
          </table:table-cell>
          <table:table-cell table:formula="of:=ROUND((((([.B8]/[.$B$4]) ^ (1 / ([.A8]-[.$A$4]))) -1) * 100);2)" office:value-type="float" office:value="3.43">
            <text:p>3.43</text:p>
          </table:table-cell>
          <table:table-cell table:number-columns-repeated="3"/>
        </table:table-row>
        <table:table-row table:style-name="ro1">
          <table:table-cell table:formula="of:=[.A8]+1" office:value-type="float" office:value="1952">
            <text:p>1952</text:p>
          </table:table-cell>
          <table:table-cell office:value-type="float" office:value="4.76">
            <text:p>4.76</text:p>
          </table:table-cell>
          <table:table-cell table:formula="of:=ROUND(((([.B9]/[.B8]) -1) * 100);2)" office:value-type="float" office:value="0">
            <text:p>0</text:p>
          </table:table-cell>
          <table:table-cell table:formula="of:=ROUND((((([.B9]/[.$B$4]) ^ (1 / ([.A9]-[.$A$4]))) -1) * 100);2)" office:value-type="float" office:value="2.73">
            <text:p>2.73</text:p>
          </table:table-cell>
          <table:table-cell table:number-columns-repeated="3"/>
        </table:table-row>
        <table:table-row table:style-name="ro1">
          <table:table-cell table:formula="of:=[.A9]+1" office:value-type="float" office:value="1953">
            <text:p>1953</text:p>
          </table:table-cell>
          <table:table-cell office:value-type="float" office:value="4.76">
            <text:p>4.76</text:p>
          </table:table-cell>
          <table:table-cell table:formula="of:=ROUND(((([.B10]/[.B9]) -1) * 100);2)" office:value-type="float" office:value="0">
            <text:p>0</text:p>
          </table:table-cell>
          <table:table-cell table:formula="of:=ROUND((((([.B10]/[.$B$4]) ^ (1 / ([.A10]-[.$A$4]))) -1) * 100);2)" office:value-type="float" office:value="2.27">
            <text:p>2.27</text:p>
          </table:table-cell>
          <table:table-cell table:number-columns-repeated="3"/>
        </table:table-row>
        <table:table-row table:style-name="ro1">
          <table:table-cell table:formula="of:=[.A10]+1" office:value-type="float" office:value="1954">
            <text:p>1954</text:p>
          </table:table-cell>
          <table:table-cell office:value-type="float" office:value="4.76">
            <text:p>4.76</text:p>
          </table:table-cell>
          <table:table-cell table:formula="of:=ROUND(((([.B11]/[.B10]) -1) * 100);2)" office:value-type="float" office:value="0">
            <text:p>0</text:p>
          </table:table-cell>
          <table:table-cell table:formula="of:=ROUND((((([.B11]/[.$B$4]) ^ (1 / ([.A11]-[.$A$4]))) -1) * 100);2)" office:value-type="float" office:value="1.94">
            <text:p>1.94</text:p>
          </table:table-cell>
          <table:table-cell table:number-columns-repeated="3"/>
        </table:table-row>
        <table:table-row table:style-name="ro1">
          <table:table-cell table:formula="of:=[.A11]+1" office:value-type="float" office:value="1955">
            <text:p>1955</text:p>
          </table:table-cell>
          <table:table-cell office:value-type="float" office:value="4.76">
            <text:p>4.76</text:p>
          </table:table-cell>
          <table:table-cell table:formula="of:=ROUND(((([.B12]/[.B11]) -1) * 100);2)" office:value-type="float" office:value="0">
            <text:p>0</text:p>
          </table:table-cell>
          <table:table-cell table:formula="of:=ROUND((((([.B12]/[.$B$4]) ^ (1 / ([.A12]-[.$A$4]))) -1) * 100);2)" office:value-type="float" office:value="1.7">
            <text:p>1.7</text:p>
          </table:table-cell>
          <table:table-cell table:number-columns-repeated="3"/>
        </table:table-row>
        <table:table-row table:style-name="ro1">
          <table:table-cell table:formula="of:=[.A12]+1" office:value-type="float" office:value="1956">
            <text:p>1956</text:p>
          </table:table-cell>
          <table:table-cell office:value-type="float" office:value="4.76">
            <text:p>4.76</text:p>
          </table:table-cell>
          <table:table-cell table:formula="of:=ROUND(((([.B13]/[.B12]) -1) * 100);2)" office:value-type="float" office:value="0">
            <text:p>0</text:p>
          </table:table-cell>
          <table:table-cell table:formula="of:=ROUND((((([.B13]/[.$B$4]) ^ (1 / ([.A13]-[.$A$4]))) -1) * 100);2)" office:value-type="float" office:value="1.51">
            <text:p>1.51</text:p>
          </table:table-cell>
          <table:table-cell table:number-columns-repeated="3"/>
        </table:table-row>
        <table:table-row table:style-name="ro1">
          <table:table-cell table:formula="of:=[.A13]+1" office:value-type="float" office:value="1957">
            <text:p>1957</text:p>
          </table:table-cell>
          <table:table-cell office:value-type="float" office:value="4.76">
            <text:p>4.76</text:p>
          </table:table-cell>
          <table:table-cell table:formula="of:=ROUND(((([.B14]/[.B13]) -1) * 100);2)" office:value-type="float" office:value="0">
            <text:p>0</text:p>
          </table:table-cell>
          <table:table-cell table:formula="of:=ROUND((((([.B14]/[.$B$4]) ^ (1 / ([.A14]-[.$A$4]))) -1) * 100);2)" office:value-type="float" office:value="1.36">
            <text:p>1.36</text:p>
          </table:table-cell>
          <table:table-cell table:number-columns-repeated="3"/>
        </table:table-row>
        <table:table-row table:style-name="ro1">
          <table:table-cell table:formula="of:=[.A14]+1" office:value-type="float" office:value="1958">
            <text:p>1958</text:p>
          </table:table-cell>
          <table:table-cell office:value-type="float" office:value="4.76">
            <text:p>4.76</text:p>
          </table:table-cell>
          <table:table-cell table:formula="of:=ROUND(((([.B15]/[.B14]) -1) * 100);2)" office:value-type="float" office:value="0">
            <text:p>0</text:p>
          </table:table-cell>
          <table:table-cell table:formula="of:=ROUND((((([.B15]/[.$B$4]) ^ (1 / ([.A15]-[.$A$4]))) -1) * 100);2)" office:value-type="float" office:value="1.23">
            <text:p>1.23</text:p>
          </table:table-cell>
          <table:table-cell table:number-columns-repeated="3"/>
        </table:table-row>
        <table:table-row table:style-name="ro1">
          <table:table-cell table:formula="of:=[.A15]+1" office:value-type="float" office:value="1959">
            <text:p>1959</text:p>
          </table:table-cell>
          <table:table-cell office:value-type="float" office:value="4.76">
            <text:p>4.76</text:p>
          </table:table-cell>
          <table:table-cell table:formula="of:=ROUND(((([.B16]/[.B15]) -1) * 100);2)" office:value-type="float" office:value="0">
            <text:p>0</text:p>
          </table:table-cell>
          <table:table-cell table:formula="of:=ROUND((((([.B16]/[.$B$4]) ^ (1 / ([.A16]-[.$A$4]))) -1) * 100);2)" office:value-type="float" office:value="1.13">
            <text:p>1.13</text:p>
          </table:table-cell>
          <table:table-cell table:number-columns-repeated="3"/>
        </table:table-row>
        <table:table-row table:style-name="ro1">
          <table:table-cell table:formula="of:=[.A16]+1" office:value-type="float" office:value="1960">
            <text:p>1960</text:p>
          </table:table-cell>
          <table:table-cell office:value-type="float" office:value="4.76">
            <text:p>4.76</text:p>
          </table:table-cell>
          <table:table-cell table:formula="of:=ROUND(((([.B17]/[.B16]) -1) * 100);2)" office:value-type="float" office:value="0">
            <text:p>0</text:p>
          </table:table-cell>
          <table:table-cell table:formula="of:=ROUND((((([.B17]/[.$B$4]) ^ (1 / ([.A17]-[.$A$4]))) -1) * 100);2)" office:value-type="float" office:value="1.04">
            <text:p>1.04</text:p>
          </table:table-cell>
          <table:table-cell table:number-columns-repeated="3"/>
        </table:table-row>
        <table:table-row table:style-name="ro1">
          <table:table-cell table:formula="of:=[.A17]+1" office:value-type="float" office:value="1961">
            <text:p>1961</text:p>
          </table:table-cell>
          <table:table-cell office:value-type="float" office:value="4.76">
            <text:p>4.76</text:p>
          </table:table-cell>
          <table:table-cell table:formula="of:=ROUND(((([.B18]/[.B17]) -1) * 100);2)" office:value-type="float" office:value="0">
            <text:p>0</text:p>
          </table:table-cell>
          <table:table-cell table:formula="of:=ROUND((((([.B18]/[.$B$4]) ^ (1 / ([.A18]-[.$A$4]))) -1) * 100);2)" office:value-type="float" office:value="0.97">
            <text:p>0.97</text:p>
          </table:table-cell>
          <table:table-cell table:number-columns-repeated="3"/>
        </table:table-row>
        <table:table-row table:style-name="ro1">
          <table:table-cell table:formula="of:=[.A18]+1" office:value-type="float" office:value="1962">
            <text:p>1962</text:p>
          </table:table-cell>
          <table:table-cell office:value-type="float" office:value="4.76">
            <text:p>4.76</text:p>
          </table:table-cell>
          <table:table-cell table:formula="of:=ROUND(((([.B19]/[.B18]) -1) * 100);2)" office:value-type="float" office:value="0">
            <text:p>0</text:p>
          </table:table-cell>
          <table:table-cell table:formula="of:=ROUND((((([.B19]/[.$B$4]) ^ (1 / ([.A19]-[.$A$4]))) -1) * 100);2)" office:value-type="float" office:value="0.9">
            <text:p>0.9</text:p>
          </table:table-cell>
          <table:table-cell table:number-columns-repeated="3"/>
        </table:table-row>
        <table:table-row table:style-name="ro1">
          <table:table-cell table:formula="of:=[.A19]+1" office:value-type="float" office:value="1963">
            <text:p>1963</text:p>
          </table:table-cell>
          <table:table-cell office:value-type="float" office:value="4.76">
            <text:p>4.76</text:p>
          </table:table-cell>
          <table:table-cell table:formula="of:=ROUND(((([.B20]/[.B19]) -1) * 100);2)" office:value-type="float" office:value="0">
            <text:p>0</text:p>
          </table:table-cell>
          <table:table-cell table:formula="of:=ROUND((((([.B20]/[.$B$4]) ^ (1 / ([.A20]-[.$A$4]))) -1) * 100);2)" office:value-type="float" office:value="0.85">
            <text:p>0.85</text:p>
          </table:table-cell>
          <table:table-cell table:number-columns-repeated="3"/>
        </table:table-row>
        <table:table-row table:style-name="ro1">
          <table:table-cell table:formula="of:=[.A20]+1" office:value-type="float" office:value="1964">
            <text:p>1964</text:p>
          </table:table-cell>
          <table:table-cell office:value-type="float" office:value="4.76">
            <text:p>4.76</text:p>
          </table:table-cell>
          <table:table-cell table:formula="of:=ROUND(((([.B21]/[.B20]) -1) * 100);2)" office:value-type="float" office:value="0">
            <text:p>0</text:p>
          </table:table-cell>
          <table:table-cell table:formula="of:=ROUND((((([.B21]/[.$B$4]) ^ (1 / ([.A21]-[.$A$4]))) -1) * 100);2)" office:value-type="float" office:value="0.8">
            <text:p>0.8</text:p>
          </table:table-cell>
          <table:table-cell table:number-columns-repeated="3"/>
        </table:table-row>
        <table:table-row table:style-name="ro1">
          <table:table-cell table:formula="of:=[.A21]+1" office:value-type="float" office:value="1965">
            <text:p>1965</text:p>
          </table:table-cell>
          <table:table-cell office:value-type="float" office:value="4.76">
            <text:p>4.76</text:p>
          </table:table-cell>
          <table:table-cell table:formula="of:=ROUND(((([.B22]/[.B21]) -1) * 100);2)" office:value-type="float" office:value="0">
            <text:p>0</text:p>
          </table:table-cell>
          <table:table-cell table:formula="of:=ROUND((((([.B22]/[.$B$4]) ^ (1 / ([.A22]-[.$A$4]))) -1) * 100);2)" office:value-type="float" office:value="0.75">
            <text:p>0.75</text:p>
          </table:table-cell>
          <table:table-cell table:number-columns-repeated="3"/>
        </table:table-row>
        <table:table-row table:style-name="ro1">
          <table:table-cell table:formula="of:=[.A22]+1" office:value-type="float" office:value="1966">
            <text:p>1966</text:p>
          </table:table-cell>
          <table:table-cell office:value-type="float" office:value="6.36">
            <text:p>6.36</text:p>
          </table:table-cell>
          <table:table-cell table:formula="of:=ROUND(((([.B23]/[.B22]) -1) * 100);2)" office:value-type="float" office:value="33.61">
            <text:p>33.61</text:p>
          </table:table-cell>
          <table:table-cell table:formula="of:=ROUND((((([.B23]/[.$B$4]) ^ (1 / ([.A23]-[.$A$4]))) -1) * 100);2)" office:value-type="float" office:value="2.26">
            <text:p>2.26</text:p>
          </table:table-cell>
          <table:table-cell table:number-columns-repeated="3"/>
        </table:table-row>
        <table:table-row table:style-name="ro1">
          <table:table-cell table:formula="of:=[.A23]+1" office:value-type="float" office:value="1967">
            <text:p>1967</text:p>
          </table:table-cell>
          <table:table-cell office:value-type="float" office:value="7.5">
            <text:p>7.5</text:p>
          </table:table-cell>
          <table:table-cell table:formula="of:=ROUND(((([.B24]/[.B23]) -1) * 100);2)" office:value-type="float" office:value="17.92">
            <text:p>17.92</text:p>
          </table:table-cell>
          <table:table-cell table:formula="of:=ROUND((((([.B24]/[.$B$4]) ^ (1 / ([.A24]-[.$A$4]))) -1) * 100);2)" office:value-type="float" office:value="2.99">
            <text:p>2.99</text:p>
          </table:table-cell>
          <table:table-cell table:number-columns-repeated="3"/>
        </table:table-row>
        <table:table-row table:style-name="ro1">
          <table:table-cell table:formula="of:=[.A24]+1" office:value-type="float" office:value="1968">
            <text:p>1968</text:p>
          </table:table-cell>
          <table:table-cell office:value-type="float" office:value="7.5">
            <text:p>7.5</text:p>
          </table:table-cell>
          <table:table-cell table:formula="of:=ROUND(((([.B25]/[.B24]) -1) * 100);2)" office:value-type="float" office:value="0">
            <text:p>0</text:p>
          </table:table-cell>
          <table:table-cell table:formula="of:=ROUND((((([.B25]/[.$B$4]) ^ (1 / ([.A25]-[.$A$4]))) -1) * 100);2)" office:value-type="float" office:value="2.85">
            <text:p>2.85</text:p>
          </table:table-cell>
          <table:table-cell table:number-columns-repeated="3"/>
        </table:table-row>
        <table:table-row table:style-name="ro1">
          <table:table-cell table:formula="of:=[.A25]+1" office:value-type="float" office:value="1969">
            <text:p>1969</text:p>
          </table:table-cell>
          <table:table-cell office:value-type="float" office:value="7.5">
            <text:p>7.5</text:p>
          </table:table-cell>
          <table:table-cell table:formula="of:=ROUND(((([.B26]/[.B25]) -1) * 100);2)" office:value-type="float" office:value="0">
            <text:p>0</text:p>
          </table:table-cell>
          <table:table-cell table:formula="of:=ROUND((((([.B26]/[.$B$4]) ^ (1 / ([.A26]-[.$A$4]))) -1) * 100);2)" office:value-type="float" office:value="2.72">
            <text:p>2.72</text:p>
          </table:table-cell>
          <table:table-cell table:number-columns-repeated="3"/>
        </table:table-row>
        <table:table-row table:style-name="ro1">
          <table:table-cell table:formula="of:=[.A26]+1" office:value-type="float" office:value="1970">
            <text:p>1970</text:p>
          </table:table-cell>
          <table:table-cell office:value-type="float" office:value="7.5">
            <text:p>7.5</text:p>
          </table:table-cell>
          <table:table-cell table:formula="of:=ROUND(((([.B27]/[.B26]) -1) * 100);2)" office:value-type="float" office:value="0">
            <text:p>0</text:p>
          </table:table-cell>
          <table:table-cell table:formula="of:=ROUND((((([.B27]/[.$B$4]) ^ (1 / ([.A27]-[.$A$4]))) -1) * 100);2)" office:value-type="float" office:value="2.6">
            <text:p>2.6</text:p>
          </table:table-cell>
          <table:table-cell table:number-columns-repeated="3"/>
        </table:table-row>
        <table:table-row table:style-name="ro1">
          <table:table-cell table:formula="of:=[.A27]+1" office:value-type="float" office:value="1971">
            <text:p>1971</text:p>
          </table:table-cell>
          <table:table-cell office:value-type="float" office:value="7.49">
            <text:p>7.49</text:p>
          </table:table-cell>
          <table:table-cell table:formula="of:=ROUND(((([.B28]/[.B27]) -1) * 100);2)" office:value-type="float" office:value="-0.13">
            <text:p>-0.13</text:p>
          </table:table-cell>
          <table:table-cell table:formula="of:=ROUND((((([.B28]/[.$B$4]) ^ (1 / ([.A28]-[.$A$4]))) -1) * 100);2)" office:value-type="float" office:value="2.48">
            <text:p>2.48</text:p>
          </table:table-cell>
          <table:table-cell table:number-columns-repeated="3"/>
        </table:table-row>
        <table:table-row table:style-name="ro1">
          <table:table-cell table:formula="of:=[.A28]+1" office:value-type="float" office:value="1972">
            <text:p>1972</text:p>
          </table:table-cell>
          <table:table-cell office:value-type="float" office:value="7.59">
            <text:p>7.59</text:p>
          </table:table-cell>
          <table:table-cell table:formula="of:=ROUND(((([.B29]/[.B28]) -1) * 100);2)" office:value-type="float" office:value="1.34">
            <text:p>1.34</text:p>
          </table:table-cell>
          <table:table-cell table:formula="of:=ROUND((((([.B29]/[.$B$4]) ^ (1 / ([.A29]-[.$A$4]))) -1) * 100);2)" office:value-type="float" office:value="2.43">
            <text:p>2.43</text:p>
          </table:table-cell>
          <table:table-cell table:number-columns-repeated="3"/>
        </table:table-row>
        <table:table-row table:style-name="ro1">
          <table:table-cell table:formula="of:=[.A29]+1" office:value-type="float" office:value="1973">
            <text:p>1973</text:p>
          </table:table-cell>
          <table:table-cell office:value-type="float" office:value="7.74">
            <text:p>7.74</text:p>
          </table:table-cell>
          <table:table-cell table:formula="of:=ROUND(((([.B30]/[.B29]) -1) * 100);2)" office:value-type="float" office:value="1.98">
            <text:p>1.98</text:p>
          </table:table-cell>
          <table:table-cell table:formula="of:=ROUND((((([.B30]/[.$B$4]) ^ (1 / ([.A30]-[.$A$4]))) -1) * 100);2)" office:value-type="float" office:value="2.42">
            <text:p>2.42</text:p>
          </table:table-cell>
          <table:table-cell table:number-columns-repeated="3"/>
        </table:table-row>
        <table:table-row table:style-name="ro1">
          <table:table-cell table:formula="of:=[.A30]+1" office:value-type="float" office:value="1974">
            <text:p>1974</text:p>
          </table:table-cell>
          <table:table-cell office:value-type="float" office:value="8.1">
            <text:p>8.1</text:p>
          </table:table-cell>
          <table:table-cell table:formula="of:=ROUND(((([.B31]/[.B30]) -1) * 100);2)" office:value-type="float" office:value="4.65">
            <text:p>4.65</text:p>
          </table:table-cell>
          <table:table-cell table:formula="of:=ROUND((((([.B31]/[.$B$4]) ^ (1 / ([.A31]-[.$A$4]))) -1) * 100);2)" office:value-type="float" office:value="2.5">
            <text:p>2.5</text:p>
          </table:table-cell>
          <table:table-cell table:number-columns-repeated="3"/>
        </table:table-row>
        <table:table-row table:style-name="ro1">
          <table:table-cell table:formula="of:=[.A31]+1" office:value-type="float" office:value="1975">
            <text:p>1975</text:p>
          </table:table-cell>
          <table:table-cell office:value-type="float" office:value="8.38">
            <text:p>8.38</text:p>
          </table:table-cell>
          <table:table-cell table:formula="of:=ROUND(((([.B32]/[.B31]) -1) * 100);2)" office:value-type="float" office:value="3.46">
            <text:p>3.46</text:p>
          </table:table-cell>
          <table:table-cell table:formula="of:=ROUND((((([.B32]/[.$B$4]) ^ (1 / ([.A32]-[.$A$4]))) -1) * 100);2)" office:value-type="float" office:value="2.53">
            <text:p>2.53</text:p>
          </table:table-cell>
          <table:table-cell table:number-columns-repeated="3"/>
        </table:table-row>
        <table:table-row table:style-name="ro1">
          <table:table-cell table:formula="of:=[.A32]+1" office:value-type="float" office:value="1976">
            <text:p>1976</text:p>
          </table:table-cell>
          <table:table-cell office:value-type="float" office:value="8.96">
            <text:p>8.96</text:p>
          </table:table-cell>
          <table:table-cell table:formula="of:=ROUND(((([.B33]/[.B32]) -1) * 100);2)" office:value-type="float" office:value="6.92">
            <text:p>6.92</text:p>
          </table:table-cell>
          <table:table-cell table:formula="of:=ROUND((((([.B33]/[.$B$4]) ^ (1 / ([.A33]-[.$A$4]))) -1) * 100);2)" office:value-type="float" office:value="2.68">
            <text:p>2.68</text:p>
          </table:table-cell>
          <table:table-cell/>
          <table:table-cell>
            <draw:frame table:end-cell-address="'INR-USD'.N53" table:end-x="0.6362in" table:end-y="0.0575in" draw:z-index="1" draw:style-name="gr1" draw:text-style-name="P1" svg:width="8.0012in" svg:height="3.4882in" svg:x="0.2807in" svg:y="0.1252in">
              <draw:object draw:notify-on-update-of-ranges="'INR-USD'.D1:'INR-USD'.D1 'INR-USD'.D2:'INR-USD'.D7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formula="of:=[.A33]+1" office:value-type="float" office:value="1977">
            <text:p>1977</text:p>
          </table:table-cell>
          <table:table-cell office:value-type="float" office:value="8.74">
            <text:p>8.74</text:p>
          </table:table-cell>
          <table:table-cell table:formula="of:=ROUND(((([.B34]/[.B33]) -1) * 100);2)" office:value-type="float" office:value="-2.46">
            <text:p>-2.46</text:p>
          </table:table-cell>
          <table:table-cell table:formula="of:=ROUND((((([.B34]/[.$B$4]) ^ (1 / ([.A34]-[.$A$4]))) -1) * 100);2)" office:value-type="float" office:value="2.51">
            <text:p>2.51</text:p>
          </table:table-cell>
          <table:table-cell table:number-columns-repeated="3"/>
        </table:table-row>
        <table:table-row table:style-name="ro1">
          <table:table-cell table:formula="of:=[.A34]+1" office:value-type="float" office:value="1978">
            <text:p>1978</text:p>
          </table:table-cell>
          <table:table-cell office:value-type="float" office:value="8.19">
            <text:p>8.19</text:p>
          </table:table-cell>
          <table:table-cell table:formula="of:=ROUND(((([.B35]/[.B34]) -1) * 100);2)" office:value-type="float" office:value="-6.29">
            <text:p>-6.29</text:p>
          </table:table-cell>
          <table:table-cell table:formula="of:=ROUND((((([.B35]/[.$B$4]) ^ (1 / ([.A35]-[.$A$4]))) -1) * 100);2)" office:value-type="float" office:value="2.21">
            <text:p>2.21</text:p>
          </table:table-cell>
          <table:table-cell table:number-columns-repeated="3"/>
        </table:table-row>
        <table:table-row table:style-name="ro1">
          <table:table-cell table:formula="of:=[.A35]+1" office:value-type="float" office:value="1979">
            <text:p>1979</text:p>
          </table:table-cell>
          <table:table-cell office:value-type="float" office:value="8.13">
            <text:p>8.13</text:p>
          </table:table-cell>
          <table:table-cell table:formula="of:=ROUND(((([.B36]/[.B35]) -1) * 100);2)" office:value-type="float" office:value="-0.73">
            <text:p>-0.73</text:p>
          </table:table-cell>
          <table:table-cell table:formula="of:=ROUND((((([.B36]/[.$B$4]) ^ (1 / ([.A36]-[.$A$4]))) -1) * 100);2)" office:value-type="float" office:value="2.12">
            <text:p>2.12</text:p>
          </table:table-cell>
          <table:table-cell table:number-columns-repeated="3"/>
        </table:table-row>
        <table:table-row table:style-name="ro1">
          <table:table-cell table:formula="of:=[.A36]+1" office:value-type="float" office:value="1980">
            <text:p>1980</text:p>
          </table:table-cell>
          <table:table-cell office:value-type="float" office:value="7.86">
            <text:p>7.86</text:p>
          </table:table-cell>
          <table:table-cell table:formula="of:=ROUND(((([.B37]/[.B36]) -1) * 100);2)" office:value-type="float" office:value="-3.32">
            <text:p>-3.32</text:p>
          </table:table-cell>
          <table:table-cell table:formula="of:=ROUND((((([.B37]/[.$B$4]) ^ (1 / ([.A37]-[.$A$4]))) -1) * 100);2)" office:value-type="float" office:value="1.95">
            <text:p>1.95</text:p>
          </table:table-cell>
          <table:table-cell table:number-columns-repeated="3"/>
        </table:table-row>
        <table:table-row table:style-name="ro1">
          <table:table-cell table:formula="of:=[.A37]+1" office:value-type="float" office:value="1981">
            <text:p>1981</text:p>
          </table:table-cell>
          <table:table-cell office:value-type="float" office:value="8.66">
            <text:p>8.66</text:p>
          </table:table-cell>
          <table:table-cell table:formula="of:=ROUND(((([.B38]/[.B37]) -1) * 100);2)" office:value-type="float" office:value="10.18">
            <text:p>10.18</text:p>
          </table:table-cell>
          <table:table-cell table:formula="of:=ROUND((((([.B38]/[.$B$4]) ^ (1 / ([.A38]-[.$A$4]))) -1) * 100);2)" office:value-type="float" office:value="2.18">
            <text:p>2.18</text:p>
          </table:table-cell>
          <table:table-cell table:number-columns-repeated="3"/>
        </table:table-row>
        <table:table-row table:style-name="ro1">
          <table:table-cell table:formula="of:=[.A38]+1" office:value-type="float" office:value="1982">
            <text:p>1982</text:p>
          </table:table-cell>
          <table:table-cell office:value-type="float" office:value="9.46">
            <text:p>9.46</text:p>
          </table:table-cell>
          <table:table-cell table:formula="of:=ROUND(((([.B39]/[.B38]) -1) * 100);2)" office:value-type="float" office:value="9.24">
            <text:p>9.24</text:p>
          </table:table-cell>
          <table:table-cell table:formula="of:=ROUND((((([.B39]/[.$B$4]) ^ (1 / ([.A39]-[.$A$4]))) -1) * 100);2)" office:value-type="float" office:value="2.38">
            <text:p>2.38</text:p>
          </table:table-cell>
          <table:table-cell table:number-columns-repeated="3"/>
        </table:table-row>
        <table:table-row table:style-name="ro1">
          <table:table-cell table:formula="of:=[.A39]+1" office:value-type="float" office:value="1983">
            <text:p>1983</text:p>
          </table:table-cell>
          <table:table-cell office:value-type="float" office:value="10.1">
            <text:p>10.1</text:p>
          </table:table-cell>
          <table:table-cell table:formula="of:=ROUND(((([.B40]/[.B39]) -1) * 100);2)" office:value-type="float" office:value="6.77">
            <text:p>6.77</text:p>
          </table:table-cell>
          <table:table-cell table:formula="of:=ROUND((((([.B40]/[.$B$4]) ^ (1 / ([.A40]-[.$A$4]))) -1) * 100);2)" office:value-type="float" office:value="2.49">
            <text:p>2.49</text:p>
          </table:table-cell>
          <table:table-cell table:number-columns-repeated="3"/>
        </table:table-row>
        <table:table-row table:style-name="ro1">
          <table:table-cell table:formula="of:=[.A40]+1" office:value-type="float" office:value="1984">
            <text:p>1984</text:p>
          </table:table-cell>
          <table:table-cell office:value-type="float" office:value="11.36">
            <text:p>11.36</text:p>
          </table:table-cell>
          <table:table-cell table:formula="of:=ROUND(((([.B41]/[.B40]) -1) * 100);2)" office:value-type="float" office:value="12.48">
            <text:p>12.48</text:p>
          </table:table-cell>
          <table:table-cell table:formula="of:=ROUND((((([.B41]/[.$B$4]) ^ (1 / ([.A41]-[.$A$4]))) -1) * 100);2)" office:value-type="float" office:value="2.75">
            <text:p>2.75</text:p>
          </table:table-cell>
          <table:table-cell table:number-columns-repeated="3"/>
        </table:table-row>
        <table:table-row table:style-name="ro1">
          <table:table-cell table:formula="of:=[.A41]+1" office:value-type="float" office:value="1985">
            <text:p>1985</text:p>
          </table:table-cell>
          <table:table-cell office:value-type="float" office:value="12.37">
            <text:p>12.37</text:p>
          </table:table-cell>
          <table:table-cell table:formula="of:=ROUND(((([.B42]/[.B41]) -1) * 100);2)" office:value-type="float" office:value="8.89">
            <text:p>8.89</text:p>
          </table:table-cell>
          <table:table-cell table:formula="of:=ROUND((((([.B42]/[.$B$4]) ^ (1 / ([.A42]-[.$A$4]))) -1) * 100);2)" office:value-type="float" office:value="2.91">
            <text:p>2.91</text:p>
          </table:table-cell>
          <table:table-cell table:number-columns-repeated="3"/>
        </table:table-row>
        <table:table-row table:style-name="ro1">
          <table:table-cell table:formula="of:=[.A42]+1" office:value-type="float" office:value="1986">
            <text:p>1986</text:p>
          </table:table-cell>
          <table:table-cell office:value-type="float" office:value="12.61">
            <text:p>12.61</text:p>
          </table:table-cell>
          <table:table-cell table:formula="of:=ROUND(((([.B43]/[.B42]) -1) * 100);2)" office:value-type="float" office:value="1.94">
            <text:p>1.94</text:p>
          </table:table-cell>
          <table:table-cell table:formula="of:=ROUND((((([.B43]/[.$B$4]) ^ (1 / ([.A43]-[.$A$4]))) -1) * 100);2)" office:value-type="float" office:value="2.88">
            <text:p>2.88</text:p>
          </table:table-cell>
          <table:table-cell table:number-columns-repeated="3"/>
        </table:table-row>
        <table:table-row table:style-name="ro1">
          <table:table-cell table:formula="of:=[.A43]+1" office:value-type="float" office:value="1987">
            <text:p>1987</text:p>
          </table:table-cell>
          <table:table-cell office:value-type="float" office:value="12.96">
            <text:p>12.96</text:p>
          </table:table-cell>
          <table:table-cell table:formula="of:=ROUND(((([.B44]/[.B43]) -1) * 100);2)" office:value-type="float" office:value="2.78">
            <text:p>2.78</text:p>
          </table:table-cell>
          <table:table-cell table:formula="of:=ROUND((((([.B44]/[.$B$4]) ^ (1 / ([.A44]-[.$A$4]))) -1) * 100);2)" office:value-type="float" office:value="2.88">
            <text:p>2.88</text:p>
          </table:table-cell>
          <table:table-cell table:number-columns-repeated="3"/>
        </table:table-row>
        <table:table-row table:style-name="ro1">
          <table:table-cell table:formula="of:=[.A44]+1" office:value-type="float" office:value="1988">
            <text:p>1988</text:p>
          </table:table-cell>
          <table:table-cell office:value-type="float" office:value="13.92">
            <text:p>13.92</text:p>
          </table:table-cell>
          <table:table-cell table:formula="of:=ROUND(((([.B45]/[.B44]) -1) * 100);2)" office:value-type="float" office:value="7.41">
            <text:p>7.41</text:p>
          </table:table-cell>
          <table:table-cell table:formula="of:=ROUND((((([.B45]/[.$B$4]) ^ (1 / ([.A45]-[.$A$4]))) -1) * 100);2)" office:value-type="float" office:value="2.99">
            <text:p>2.99</text:p>
          </table:table-cell>
          <table:table-cell table:number-columns-repeated="3"/>
        </table:table-row>
        <table:table-row table:style-name="ro1">
          <table:table-cell table:formula="of:=[.A45]+1" office:value-type="float" office:value="1989">
            <text:p>1989</text:p>
          </table:table-cell>
          <table:table-cell office:value-type="float" office:value="16.23">
            <text:p>16.23</text:p>
          </table:table-cell>
          <table:table-cell table:formula="of:=ROUND(((([.B46]/[.B45]) -1) * 100);2)" office:value-type="float" office:value="16.59">
            <text:p>16.59</text:p>
          </table:table-cell>
          <table:table-cell table:formula="of:=ROUND((((([.B46]/[.$B$4]) ^ (1 / ([.A46]-[.$A$4]))) -1) * 100);2)" office:value-type="float" office:value="3.29">
            <text:p>3.29</text:p>
          </table:table-cell>
          <table:table-cell table:number-columns-repeated="3"/>
        </table:table-row>
        <table:table-row table:style-name="ro1">
          <table:table-cell table:formula="of:=[.A46]+1" office:value-type="float" office:value="1990">
            <text:p>1990</text:p>
          </table:table-cell>
          <table:table-cell office:value-type="float" office:value="17.5">
            <text:p>17.5</text:p>
          </table:table-cell>
          <table:table-cell table:formula="of:=ROUND(((([.B47]/[.B46]) -1) * 100);2)" office:value-type="float" office:value="7.83">
            <text:p>7.83</text:p>
          </table:table-cell>
          <table:table-cell table:formula="of:=ROUND((((([.B47]/[.$B$4]) ^ (1 / ([.A47]-[.$A$4]))) -1) * 100);2)" office:value-type="float" office:value="3.4">
            <text:p>3.4</text:p>
          </table:table-cell>
          <table:table-cell table:number-columns-repeated="3"/>
        </table:table-row>
        <table:table-row table:style-name="ro1">
          <table:table-cell table:formula="of:=[.A47]+1" office:value-type="float" office:value="1991">
            <text:p>1991</text:p>
          </table:table-cell>
          <table:table-cell office:value-type="float" office:value="22.74">
            <text:p>22.74</text:p>
          </table:table-cell>
          <table:table-cell table:formula="of:=ROUND(((([.B48]/[.B47]) -1) * 100);2)" office:value-type="float" office:value="29.94">
            <text:p>29.94</text:p>
          </table:table-cell>
          <table:table-cell table:formula="of:=ROUND((((([.B48]/[.$B$4]) ^ (1 / ([.A48]-[.$A$4]))) -1) * 100);2)" office:value-type="float" office:value="3.94">
            <text:p>3.94</text:p>
          </table:table-cell>
          <table:table-cell table:number-columns-repeated="3"/>
        </table:table-row>
        <table:table-row table:style-name="ro1">
          <table:table-cell table:formula="of:=[.A48]+1" office:value-type="float" office:value="1992">
            <text:p>1992</text:p>
          </table:table-cell>
          <table:table-cell office:value-type="float" office:value="25.92">
            <text:p>25.92</text:p>
          </table:table-cell>
          <table:table-cell table:formula="of:=ROUND(((([.B49]/[.B48]) -1) * 100);2)" office:value-type="float" office:value="13.98">
            <text:p>13.98</text:p>
          </table:table-cell>
          <table:table-cell table:formula="of:=ROUND((((([.B49]/[.$B$4]) ^ (1 / ([.A49]-[.$A$4]))) -1) * 100);2)" office:value-type="float" office:value="4.15">
            <text:p>4.15</text:p>
          </table:table-cell>
          <table:table-cell table:number-columns-repeated="3"/>
        </table:table-row>
        <table:table-row table:style-name="ro1">
          <table:table-cell table:formula="of:=[.A49]+1" office:value-type="float" office:value="1993">
            <text:p>1993</text:p>
          </table:table-cell>
          <table:table-cell office:value-type="float" office:value="30.49">
            <text:p>30.49</text:p>
          </table:table-cell>
          <table:table-cell table:formula="of:=ROUND(((([.B50]/[.B49]) -1) * 100);2)" office:value-type="float" office:value="17.63">
            <text:p>17.63</text:p>
          </table:table-cell>
          <table:table-cell table:formula="of:=ROUND((((([.B50]/[.$B$4]) ^ (1 / ([.A50]-[.$A$4]))) -1) * 100);2)" office:value-type="float" office:value="4.43">
            <text:p>4.43</text:p>
          </table:table-cell>
          <table:table-cell table:number-columns-repeated="3"/>
        </table:table-row>
        <table:table-row table:style-name="ro1">
          <table:table-cell table:formula="of:=[.A50]+1" office:value-type="float" office:value="1994">
            <text:p>1994</text:p>
          </table:table-cell>
          <table:table-cell office:value-type="float" office:value="31.37">
            <text:p>31.37</text:p>
          </table:table-cell>
          <table:table-cell table:formula="of:=ROUND(((([.B51]/[.B50]) -1) * 100);2)" office:value-type="float" office:value="2.89">
            <text:p>2.89</text:p>
          </table:table-cell>
          <table:table-cell table:formula="of:=ROUND((((([.B51]/[.$B$4]) ^ (1 / ([.A51]-[.$A$4]))) -1) * 100);2)" office:value-type="float" office:value="4.39">
            <text:p>4.39</text:p>
          </table:table-cell>
          <table:table-cell table:number-columns-repeated="3"/>
        </table:table-row>
        <table:table-row table:style-name="ro1">
          <table:table-cell table:formula="of:=[.A51]+1" office:value-type="float" office:value="1995">
            <text:p>1995</text:p>
          </table:table-cell>
          <table:table-cell office:value-type="float" office:value="32.43">
            <text:p>32.43</text:p>
          </table:table-cell>
          <table:table-cell table:formula="of:=ROUND(((([.B52]/[.B51]) -1) * 100);2)" office:value-type="float" office:value="3.38">
            <text:p>3.38</text:p>
          </table:table-cell>
          <table:table-cell table:formula="of:=ROUND((((([.B52]/[.$B$4]) ^ (1 / ([.A52]-[.$A$4]))) -1) * 100);2)" office:value-type="float" office:value="4.37">
            <text:p>4.37</text:p>
          </table:table-cell>
          <table:table-cell table:number-columns-repeated="3"/>
        </table:table-row>
        <table:table-row table:style-name="ro1">
          <table:table-cell table:formula="of:=[.A52]+1" office:value-type="float" office:value="1996">
            <text:p>1996</text:p>
          </table:table-cell>
          <table:table-cell office:value-type="float" office:value="35.43">
            <text:p>35.43</text:p>
          </table:table-cell>
          <table:table-cell table:formula="of:=ROUND(((([.B53]/[.B52]) -1) * 100);2)" office:value-type="float" office:value="9.25">
            <text:p>9.25</text:p>
          </table:table-cell>
          <table:table-cell table:formula="of:=ROUND((((([.B53]/[.$B$4]) ^ (1 / ([.A53]-[.$A$4]))) -1) * 100);2)" office:value-type="float" office:value="4.47">
            <text:p>4.47</text:p>
          </table:table-cell>
          <table:table-cell table:number-columns-repeated="3"/>
        </table:table-row>
        <table:table-row table:style-name="ro1">
          <table:table-cell table:formula="of:=[.A53]+1" office:value-type="float" office:value="1997">
            <text:p>1997</text:p>
          </table:table-cell>
          <table:table-cell office:value-type="float" office:value="36.31">
            <text:p>36.31</text:p>
          </table:table-cell>
          <table:table-cell table:formula="of:=ROUND(((([.B54]/[.B53]) -1) * 100);2)" office:value-type="float" office:value="2.48">
            <text:p>2.48</text:p>
          </table:table-cell>
          <table:table-cell table:formula="of:=ROUND((((([.B54]/[.$B$4]) ^ (1 / ([.A54]-[.$A$4]))) -1) * 100);2)" office:value-type="float" office:value="4.43">
            <text:p>4.43</text:p>
          </table:table-cell>
          <table:table-cell table:number-columns-repeated="3"/>
        </table:table-row>
        <table:table-row table:style-name="ro1">
          <table:table-cell table:formula="of:=[.A54]+1" office:value-type="float" office:value="1998">
            <text:p>1998</text:p>
          </table:table-cell>
          <table:table-cell office:value-type="float" office:value="41.26">
            <text:p>41.26</text:p>
          </table:table-cell>
          <table:table-cell table:formula="of:=ROUND(((([.B55]/[.B54]) -1) * 100);2)" office:value-type="float" office:value="13.63">
            <text:p>13.63</text:p>
          </table:table-cell>
          <table:table-cell table:formula="of:=ROUND((((([.B55]/[.$B$4]) ^ (1 / ([.A55]-[.$A$4]))) -1) * 100);2)" office:value-type="float" office:value="4.6">
            <text:p>4.6</text:p>
          </table:table-cell>
          <table:table-cell table:number-columns-repeated="3"/>
        </table:table-row>
        <table:table-row table:style-name="ro1">
          <table:table-cell table:formula="of:=[.A55]+1" office:value-type="float" office:value="1999">
            <text:p>1999</text:p>
          </table:table-cell>
          <table:table-cell office:value-type="float" office:value="43.06">
            <text:p>43.06</text:p>
          </table:table-cell>
          <table:table-cell table:formula="of:=ROUND(((([.B56]/[.B55]) -1) * 100);2)" office:value-type="float" office:value="4.36">
            <text:p>4.36</text:p>
          </table:table-cell>
          <table:table-cell table:formula="of:=ROUND((((([.B56]/[.$B$4]) ^ (1 / ([.A56]-[.$A$4]))) -1) * 100);2)" office:value-type="float" office:value="4.6">
            <text:p>4.6</text:p>
          </table:table-cell>
          <table:table-cell table:number-columns-repeated="3"/>
        </table:table-row>
        <table:table-row table:style-name="ro1">
          <table:table-cell table:formula="of:=[.A56]+1" office:value-type="float" office:value="2000">
            <text:p>2000</text:p>
          </table:table-cell>
          <table:table-cell office:value-type="float" office:value="44.94">
            <text:p>44.94</text:p>
          </table:table-cell>
          <table:table-cell table:formula="of:=ROUND(((([.B57]/[.B56]) -1) * 100);2)" office:value-type="float" office:value="4.37">
            <text:p>4.37</text:p>
          </table:table-cell>
          <table:table-cell table:formula="of:=ROUND((((([.B57]/[.$B$4]) ^ (1 / ([.A57]-[.$A$4]))) -1) * 100);2)" office:value-type="float" office:value="4.59">
            <text:p>4.59</text:p>
          </table:table-cell>
          <table:table-cell table:number-columns-repeated="3"/>
        </table:table-row>
        <table:table-row table:style-name="ro1">
          <table:table-cell table:formula="of:=[.A57]+1" office:value-type="float" office:value="2001">
            <text:p>2001</text:p>
          </table:table-cell>
          <table:table-cell office:value-type="float" office:value="47.19">
            <text:p>47.19</text:p>
          </table:table-cell>
          <table:table-cell table:formula="of:=ROUND(((([.B58]/[.B57]) -1) * 100);2)" office:value-type="float" office:value="5.01">
            <text:p>5.01</text:p>
          </table:table-cell>
          <table:table-cell table:formula="of:=ROUND((((([.B58]/[.$B$4]) ^ (1 / ([.A58]-[.$A$4]))) -1) * 100);2)" office:value-type="float" office:value="4.6">
            <text:p>4.6</text:p>
          </table:table-cell>
          <table:table-cell table:number-columns-repeated="3"/>
        </table:table-row>
        <table:table-row table:style-name="ro1">
          <table:table-cell table:formula="of:=[.A58]+1" office:value-type="float" office:value="2002">
            <text:p>2002</text:p>
          </table:table-cell>
          <table:table-cell office:value-type="float" office:value="48.61">
            <text:p>48.61</text:p>
          </table:table-cell>
          <table:table-cell table:formula="of:=ROUND(((([.B59]/[.B58]) -1) * 100);2)" office:value-type="float" office:value="3.01">
            <text:p>3.01</text:p>
          </table:table-cell>
          <table:table-cell table:formula="of:=ROUND((((([.B59]/[.$B$4]) ^ (1 / ([.A59]-[.$A$4]))) -1) * 100);2)" office:value-type="float" office:value="4.57">
            <text:p>4.57</text:p>
          </table:table-cell>
          <table:table-cell table:number-columns-repeated="3"/>
        </table:table-row>
        <table:table-row table:style-name="ro1">
          <table:table-cell table:formula="of:=[.A59]+1" office:value-type="float" office:value="2003">
            <text:p>2003</text:p>
          </table:table-cell>
          <table:table-cell office:value-type="float" office:value="46.58">
            <text:p>46.58</text:p>
          </table:table-cell>
          <table:table-cell table:formula="of:=ROUND(((([.B60]/[.B59]) -1) * 100);2)" office:value-type="float" office:value="-4.18">
            <text:p>-4.18</text:p>
          </table:table-cell>
          <table:table-cell table:formula="of:=ROUND((((([.B60]/[.$B$4]) ^ (1 / ([.A60]-[.$A$4]))) -1) * 100);2)" office:value-type="float" office:value="4.41">
            <text:p>4.41</text:p>
          </table:table-cell>
          <table:table-cell table:number-columns-repeated="3"/>
        </table:table-row>
        <table:table-row table:style-name="ro1">
          <table:table-cell table:formula="of:=[.A60]+1" office:value-type="float" office:value="2004">
            <text:p>2004</text:p>
          </table:table-cell>
          <table:table-cell office:value-type="float" office:value="45.32">
            <text:p>45.32</text:p>
          </table:table-cell>
          <table:table-cell table:formula="of:=ROUND(((([.B61]/[.B60]) -1) * 100);2)" office:value-type="float" office:value="-2.71">
            <text:p>-2.71</text:p>
          </table:table-cell>
          <table:table-cell table:formula="of:=ROUND((((([.B61]/[.$B$4]) ^ (1 / ([.A61]-[.$A$4]))) -1) * 100);2)" office:value-type="float" office:value="4.28">
            <text:p>4.28</text:p>
          </table:table-cell>
          <table:table-cell table:number-columns-repeated="3"/>
        </table:table-row>
        <table:table-row table:style-name="ro1">
          <table:table-cell table:formula="of:=[.A61]+1" office:value-type="float" office:value="2005">
            <text:p>2005</text:p>
          </table:table-cell>
          <table:table-cell office:value-type="float" office:value="44.1">
            <text:p>44.1</text:p>
          </table:table-cell>
          <table:table-cell table:formula="of:=ROUND(((([.B62]/[.B61]) -1) * 100);2)" office:value-type="float" office:value="-2.69">
            <text:p>-2.69</text:p>
          </table:table-cell>
          <table:table-cell table:formula="of:=ROUND((((([.B62]/[.$B$4]) ^ (1 / ([.A62]-[.$A$4]))) -1) * 100);2)" office:value-type="float" office:value="4.15">
            <text:p>4.15</text:p>
          </table:table-cell>
          <table:table-cell table:number-columns-repeated="3"/>
        </table:table-row>
        <table:table-row table:style-name="ro1">
          <table:table-cell table:formula="of:=[.A62]+1" office:value-type="float" office:value="2006">
            <text:p>2006</text:p>
          </table:table-cell>
          <table:table-cell office:value-type="float" office:value="45.31">
            <text:p>45.31</text:p>
          </table:table-cell>
          <table:table-cell table:formula="of:=ROUND(((([.B63]/[.B62]) -1) * 100);2)" office:value-type="float" office:value="2.74">
            <text:p>2.74</text:p>
          </table:table-cell>
          <table:table-cell table:formula="of:=ROUND((((([.B63]/[.$B$4]) ^ (1 / ([.A63]-[.$A$4]))) -1) * 100);2)" office:value-type="float" office:value="4.13">
            <text:p>4.13</text:p>
          </table:table-cell>
          <table:table-cell table:number-columns-repeated="3"/>
        </table:table-row>
        <table:table-row table:style-name="ro1">
          <table:table-cell table:formula="of:=[.A63]+1" office:value-type="float" office:value="2007">
            <text:p>2007</text:p>
          </table:table-cell>
          <table:table-cell office:value-type="float" office:value="41.35">
            <text:p>41.35</text:p>
          </table:table-cell>
          <table:table-cell table:formula="of:=ROUND(((([.B64]/[.B63]) -1) * 100);2)" office:value-type="float" office:value="-8.74">
            <text:p>-8.74</text:p>
          </table:table-cell>
          <table:table-cell table:formula="of:=ROUND((((([.B64]/[.$B$4]) ^ (1 / ([.A64]-[.$A$4]))) -1) * 100);2)" office:value-type="float" office:value="3.9">
            <text:p>3.9</text:p>
          </table:table-cell>
          <table:table-cell table:number-columns-repeated="3"/>
        </table:table-row>
        <table:table-row table:style-name="ro1">
          <table:table-cell table:formula="of:=[.A64]+1" office:value-type="float" office:value="2008">
            <text:p>2008</text:p>
          </table:table-cell>
          <table:table-cell office:value-type="float" office:value="43.51">
            <text:p>43.51</text:p>
          </table:table-cell>
          <table:table-cell table:formula="of:=ROUND(((([.B65]/[.B64]) -1) * 100);2)" office:value-type="float" office:value="5.22">
            <text:p>5.22</text:p>
          </table:table-cell>
          <table:table-cell table:formula="of:=ROUND((((([.B65]/[.$B$4]) ^ (1 / ([.A65]-[.$A$4]))) -1) * 100);2)" office:value-type="float" office:value="3.92">
            <text:p>3.92</text:p>
          </table:table-cell>
          <table:table-cell table:number-columns-repeated="3"/>
        </table:table-row>
        <table:table-row table:style-name="ro1">
          <table:table-cell table:formula="of:=[.A65]+1" office:value-type="float" office:value="2009">
            <text:p>2009</text:p>
          </table:table-cell>
          <table:table-cell office:value-type="float" office:value="48.41">
            <text:p>48.41</text:p>
          </table:table-cell>
          <table:table-cell table:formula="of:=ROUND(((([.B66]/[.B65]) -1) * 100);2)" office:value-type="float" office:value="11.26">
            <text:p>11.26</text:p>
          </table:table-cell>
          <table:table-cell table:formula="of:=ROUND((((([.B66]/[.$B$4]) ^ (1 / ([.A66]-[.$A$4]))) -1) * 100);2)" office:value-type="float" office:value="4.04">
            <text:p>4.04</text:p>
          </table:table-cell>
          <table:table-cell table:number-columns-repeated="3"/>
        </table:table-row>
        <table:table-row table:style-name="ro1">
          <table:table-cell table:formula="of:=[.A66]+1" office:value-type="float" office:value="2010">
            <text:p>2010</text:p>
          </table:table-cell>
          <table:table-cell office:value-type="float" office:value="45.73">
            <text:p>45.73</text:p>
          </table:table-cell>
          <table:table-cell table:formula="of:=ROUND(((([.B67]/[.B66]) -1) * 100);2)" office:value-type="float" office:value="-5.54">
            <text:p>-5.54</text:p>
          </table:table-cell>
          <table:table-cell table:formula="of:=ROUND((((([.B67]/[.$B$4]) ^ (1 / ([.A67]-[.$A$4]))) -1) * 100);2)" office:value-type="float" office:value="3.88">
            <text:p>3.88</text:p>
          </table:table-cell>
          <table:table-cell table:number-columns-repeated="3"/>
        </table:table-row>
        <table:table-row table:style-name="ro1">
          <table:table-cell table:formula="of:=[.A67]+1" office:value-type="float" office:value="2011">
            <text:p>2011</text:p>
          </table:table-cell>
          <table:table-cell office:value-type="float" office:value="46.67">
            <text:p>46.67</text:p>
          </table:table-cell>
          <table:table-cell table:formula="of:=ROUND(((([.B68]/[.B67]) -1) * 100);2)" office:value-type="float" office:value="2.06">
            <text:p>2.06</text:p>
          </table:table-cell>
          <table:table-cell table:formula="of:=ROUND((((([.B68]/[.$B$4]) ^ (1 / ([.A68]-[.$A$4]))) -1) * 100);2)" office:value-type="float" office:value="3.85">
            <text:p>3.85</text:p>
          </table:table-cell>
          <table:table-cell table:number-columns-repeated="3"/>
        </table:table-row>
        <table:table-row table:style-name="ro1">
          <table:table-cell table:formula="of:=[.A68]+1" office:value-type="float" office:value="2012">
            <text:p>2012</text:p>
          </table:table-cell>
          <table:table-cell office:value-type="float" office:value="53.44">
            <text:p>53.44</text:p>
          </table:table-cell>
          <table:table-cell table:formula="of:=ROUND(((([.B69]/[.B68]) -1) * 100);2)" office:value-type="float" office:value="14.51">
            <text:p>14.51</text:p>
          </table:table-cell>
          <table:table-cell table:formula="of:=ROUND((((([.B69]/[.$B$4]) ^ (1 / ([.A69]-[.$A$4]))) -1) * 100);2)" office:value-type="float" office:value="4.01">
            <text:p>4.01</text:p>
          </table:table-cell>
          <table:table-cell table:number-columns-repeated="3"/>
        </table:table-row>
        <table:table-row table:style-name="ro1">
          <table:table-cell table:formula="of:=[.A69]+1" office:value-type="float" office:value="2013">
            <text:p>2013</text:p>
          </table:table-cell>
          <table:table-cell office:value-type="float" office:value="56.57">
            <text:p>56.57</text:p>
          </table:table-cell>
          <table:table-cell table:formula="of:=ROUND(((([.B70]/[.B69]) -1) * 100);2)" office:value-type="float" office:value="5.86">
            <text:p>5.86</text:p>
          </table:table-cell>
          <table:table-cell table:formula="of:=ROUND((((([.B70]/[.$B$4]) ^ (1 / ([.A70]-[.$A$4]))) -1) * 100);2)" office:value-type="float" office:value="4.03">
            <text:p>4.03</text:p>
          </table:table-cell>
          <table:table-cell table:number-columns-repeated="3"/>
        </table:table-row>
        <table:table-row table:style-name="ro1">
          <table:table-cell table:formula="of:=[.A70]+1" office:value-type="float" office:value="2014">
            <text:p>2014</text:p>
          </table:table-cell>
          <table:table-cell office:value-type="float" office:value="62.33">
            <text:p>62.33</text:p>
          </table:table-cell>
          <table:table-cell table:formula="of:=ROUND(((([.B71]/[.B70]) -1) * 100);2)" office:value-type="float" office:value="10.18">
            <text:p>10.18</text:p>
          </table:table-cell>
          <table:table-cell table:formula="of:=ROUND((((([.B71]/[.$B$4]) ^ (1 / ([.A71]-[.$A$4]))) -1) * 100);2)" office:value-type="float" office:value="4.12">
            <text:p>4.12</text:p>
          </table:table-cell>
          <table:table-cell table:number-columns-repeated="3"/>
        </table:table-row>
        <table:table-row table:style-name="ro1">
          <table:table-cell table:formula="of:=[.A71]+1" office:value-type="float" office:value="2015">
            <text:p>2015</text:p>
          </table:table-cell>
          <table:table-cell office:value-type="float" office:value="62.97">
            <text:p>62.97</text:p>
          </table:table-cell>
          <table:table-cell table:formula="of:=ROUND(((([.B72]/[.B71]) -1) * 100);2)" office:value-type="float" office:value="1.03">
            <text:p>1.03</text:p>
          </table:table-cell>
          <table:table-cell table:formula="of:=ROUND((((([.B72]/[.$B$4]) ^ (1 / ([.A72]-[.$A$4]))) -1) * 100);2)" office:value-type="float" office:value="4.08">
            <text:p>4.08</text:p>
          </table:table-cell>
          <table:table-cell table:number-columns-repeated="3"/>
        </table:table-row>
        <table:table-row table:style-name="ro1">
          <table:table-cell table:formula="of:=[.A72]+1" office:value-type="float" office:value="2016">
            <text:p>2016</text:p>
          </table:table-cell>
          <table:table-cell office:value-type="float" office:value="66.46">
            <text:p>66.46</text:p>
          </table:table-cell>
          <table:table-cell table:formula="of:=ROUND(((([.B73]/[.B72]) -1) * 100);2)" office:value-type="float" office:value="5.54">
            <text:p>5.54</text:p>
          </table:table-cell>
          <table:table-cell table:formula="of:=ROUND((((([.B73]/[.$B$4]) ^ (1 / ([.A73]-[.$A$4]))) -1) * 100);2)" office:value-type="float" office:value="4.1">
            <text:p>4.1</text:p>
          </table:table-cell>
          <table:table-cell table:number-columns-repeated="3"/>
        </table:table-row>
        <table:table-row table:style-name="ro1">
          <table:table-cell table:formula="of:=[.A73]+1" office:value-type="float" office:value="2017">
            <text:p>2017</text:p>
          </table:table-cell>
          <table:table-cell office:value-type="float" office:value="67.79">
            <text:p>67.79</text:p>
          </table:table-cell>
          <table:table-cell table:formula="of:=ROUND(((([.B74]/[.B73]) -1) * 100);2)" office:value-type="float" office:value="2">
            <text:p>2</text:p>
          </table:table-cell>
          <table:table-cell table:formula="of:=ROUND((((([.B74]/[.$B$4]) ^ (1 / ([.A74]-[.$A$4]))) -1) * 100);2)" office:value-type="float" office:value="4.07">
            <text:p>4.07</text:p>
          </table:table-cell>
          <table:table-cell table:number-columns-repeated="3"/>
        </table:table-row>
        <table:table-row table:style-name="ro1">
          <table:table-cell table:formula="of:=[.A74]+1" office:value-type="float" office:value="2018">
            <text:p>2018</text:p>
          </table:table-cell>
          <table:table-cell office:value-type="float" office:value="70.09">
            <text:p>70.09</text:p>
          </table:table-cell>
          <table:table-cell table:formula="of:=ROUND(((([.B75]/[.B74]) -1) * 100);2)" office:value-type="float" office:value="3.39">
            <text:p>3.39</text:p>
          </table:table-cell>
          <table:table-cell table:formula="of:=ROUND((((([.B75]/[.$B$4]) ^ (1 / ([.A75]-[.$A$4]))) -1) * 100);2)" office:value-type="float" office:value="4.06">
            <text:p>4.06</text:p>
          </table:table-cell>
          <table:table-cell table:number-columns-repeated="3"/>
        </table:table-row>
        <table:table-row table:style-name="ro1">
          <table:table-cell table:formula="of:=[.A75]+1" office:value-type="float" office:value="2019">
            <text:p>2019</text:p>
          </table:table-cell>
          <table:table-cell office:value-type="float" office:value="68.95">
            <text:p>68.95</text:p>
          </table:table-cell>
          <table:table-cell table:formula="of:=ROUND(((([.B76]/[.B75]) -1) * 100);2)" office:value-type="float" office:value="-1.63">
            <text:p>-1.63</text:p>
          </table:table-cell>
          <table:table-cell table:formula="of:=ROUND((((([.B76]/[.$B$4]) ^ (1 / ([.A76]-[.$A$4]))) -1) * 100);2)" office:value-type="float" office:value="3.98">
            <text:p>3.98</text:p>
          </table:table-cell>
          <table:table-cell table:number-columns-repeated="3"/>
        </table:table-row>
      </table:table>
      <table:table table:name="Gold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1 USD to INR</text:p>
          </table:table-cell>
          <table:table-cell table:style-name="ce1" office:value-type="string">
            <text:p>10g Gold (INR)</text:p>
          </table:table-cell>
          <table:table-cell table:style-name="ce1" office:value-type="string">
            <text:p>10g Gold (USD)</text:p>
          </table:table-cell>
          <table:table-cell table:style-name="ce1" office:value-type="string">
            <text:p>1oz Gold (USD)</text:p>
          </table:table-cell>
          <table:table-cell table:number-columns-repeated="2"/>
          <table:table-cell>
            <draw:frame table:end-cell-address="Gold.R32" table:end-x="0.7933in" table:end-y="0.1472in" draw:z-index="0" draw:style-name="gr1" draw:text-style-name="P1" svg:width="9.0657in" svg:height="5.648in" svg:x="0.6177in" svg:y="0.011in">
              <draw:object draw:notify-on-update-of-ranges="Gold.A2:Gold.A57 Gold.B1:Gold.B1 Gold.B2:Gold.B57 Gold.A2:Gold.A57 Gold.D1:Gold.D1 Gold.D2:Gold.D5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4.76">
            <text:p>4.76</text:p>
          </table:table-cell>
          <table:table-cell office:value-type="float" office:value="63.25">
            <text:p>63.25</text:p>
          </table:table-cell>
          <table:table-cell table:formula="of:=ROUND(([.C2]/[.B2]);2)" office:value-type="float" office:value="13.29">
            <text:p>13.29</text:p>
          </table:table-cell>
          <table:table-cell table:formula="of:=ROUND(([.D2] * 2.835);2)" office:value-type="float" office:value="37.68">
            <text:p>37.68</text:p>
          </table:table-cell>
          <table:table-cell table:number-columns-repeated="3"/>
        </table:table-row>
        <table:table-row table:style-name="ro1">
          <table:table-cell table:formula="of:=[.A2]+1" office:value-type="float" office:value="1965">
            <text:p>1965</text:p>
          </table:table-cell>
          <table:table-cell office:value-type="float" office:value="4.76">
            <text:p>4.76</text:p>
          </table:table-cell>
          <table:table-cell office:value-type="float" office:value="71.75">
            <text:p>71.75</text:p>
          </table:table-cell>
          <table:table-cell table:formula="of:=ROUND(([.C3]/[.B3]);2)" office:value-type="float" office:value="15.07">
            <text:p>15.07</text:p>
          </table:table-cell>
          <table:table-cell table:formula="of:=ROUND(([.D3] * 2.835);2)" office:value-type="float" office:value="42.72">
            <text:p>42.72</text:p>
          </table:table-cell>
          <table:table-cell table:number-columns-repeated="3"/>
        </table:table-row>
        <table:table-row table:style-name="ro1">
          <table:table-cell table:formula="of:=[.A3]+1" office:value-type="float" office:value="1966">
            <text:p>1966</text:p>
          </table:table-cell>
          <table:table-cell office:value-type="float" office:value="6.36">
            <text:p>6.36</text:p>
          </table:table-cell>
          <table:table-cell office:value-type="float" office:value="83.75">
            <text:p>83.75</text:p>
          </table:table-cell>
          <table:table-cell table:formula="of:=ROUND(([.C4]/[.B4]);2)" office:value-type="float" office:value="13.17">
            <text:p>13.17</text:p>
          </table:table-cell>
          <table:table-cell table:formula="of:=ROUND(([.D4] * 2.835);2)" office:value-type="float" office:value="37.34">
            <text:p>37.34</text:p>
          </table:table-cell>
          <table:table-cell table:number-columns-repeated="3"/>
        </table:table-row>
        <table:table-row table:style-name="ro1">
          <table:table-cell table:formula="of:=[.A4]+1" office:value-type="float" office:value="1967">
            <text:p>1967</text:p>
          </table:table-cell>
          <table:table-cell office:value-type="float" office:value="7.5">
            <text:p>7.5</text:p>
          </table:table-cell>
          <table:table-cell office:value-type="float" office:value="102.5">
            <text:p>102.5</text:p>
          </table:table-cell>
          <table:table-cell table:formula="of:=ROUND(([.C5]/[.B5]);2)" office:value-type="float" office:value="13.67">
            <text:p>13.67</text:p>
          </table:table-cell>
          <table:table-cell table:formula="of:=ROUND(([.D5] * 2.835);2)" office:value-type="float" office:value="38.75">
            <text:p>38.75</text:p>
          </table:table-cell>
          <table:table-cell table:number-columns-repeated="3"/>
        </table:table-row>
        <table:table-row table:style-name="ro1">
          <table:table-cell table:formula="of:=[.A5]+1" office:value-type="float" office:value="1968">
            <text:p>1968</text:p>
          </table:table-cell>
          <table:table-cell office:value-type="float" office:value="7.5">
            <text:p>7.5</text:p>
          </table:table-cell>
          <table:table-cell office:value-type="float" office:value="162">
            <text:p>162</text:p>
          </table:table-cell>
          <table:table-cell table:formula="of:=ROUND(([.C6]/[.B6]);2)" office:value-type="float" office:value="21.6">
            <text:p>21.6</text:p>
          </table:table-cell>
          <table:table-cell table:formula="of:=ROUND(([.D6] * 2.835);2)" office:value-type="float" office:value="61.24">
            <text:p>61.24</text:p>
          </table:table-cell>
          <table:table-cell table:number-columns-repeated="3"/>
        </table:table-row>
        <table:table-row table:style-name="ro1">
          <table:table-cell table:formula="of:=[.A6]+1" office:value-type="float" office:value="1969">
            <text:p>1969</text:p>
          </table:table-cell>
          <table:table-cell office:value-type="float" office:value="7.5">
            <text:p>7.5</text:p>
          </table:table-cell>
          <table:table-cell office:value-type="float" office:value="176">
            <text:p>176</text:p>
          </table:table-cell>
          <table:table-cell table:formula="of:=ROUND(([.C7]/[.B7]);2)" office:value-type="float" office:value="23.47">
            <text:p>23.47</text:p>
          </table:table-cell>
          <table:table-cell table:formula="of:=ROUND(([.D7] * 2.835);2)" office:value-type="float" office:value="66.54">
            <text:p>66.54</text:p>
          </table:table-cell>
          <table:table-cell table:number-columns-repeated="3"/>
        </table:table-row>
        <table:table-row table:style-name="ro1">
          <table:table-cell table:formula="of:=[.A7]+1" office:value-type="float" office:value="1970">
            <text:p>1970</text:p>
          </table:table-cell>
          <table:table-cell office:value-type="float" office:value="7.5">
            <text:p>7.5</text:p>
          </table:table-cell>
          <table:table-cell office:value-type="float" office:value="184">
            <text:p>184</text:p>
          </table:table-cell>
          <table:table-cell table:formula="of:=ROUND(([.C8]/[.B8]);2)" office:value-type="float" office:value="24.53">
            <text:p>24.53</text:p>
          </table:table-cell>
          <table:table-cell table:formula="of:=ROUND(([.D8] * 2.835);2)" office:value-type="float" office:value="69.54">
            <text:p>69.54</text:p>
          </table:table-cell>
          <table:table-cell table:number-columns-repeated="3"/>
        </table:table-row>
        <table:table-row table:style-name="ro1">
          <table:table-cell table:formula="of:=[.A8]+1" office:value-type="float" office:value="1971">
            <text:p>1971</text:p>
          </table:table-cell>
          <table:table-cell office:value-type="float" office:value="7.49">
            <text:p>7.49</text:p>
          </table:table-cell>
          <table:table-cell office:value-type="float" office:value="193">
            <text:p>193</text:p>
          </table:table-cell>
          <table:table-cell table:formula="of:=ROUND(([.C9]/[.B9]);2)" office:value-type="float" office:value="25.77">
            <text:p>25.77</text:p>
          </table:table-cell>
          <table:table-cell table:formula="of:=ROUND(([.D9] * 2.835);2)" office:value-type="float" office:value="73.06">
            <text:p>73.06</text:p>
          </table:table-cell>
          <table:table-cell table:number-columns-repeated="3"/>
        </table:table-row>
        <table:table-row table:style-name="ro1">
          <table:table-cell table:formula="of:=[.A9]+1" office:value-type="float" office:value="1972">
            <text:p>1972</text:p>
          </table:table-cell>
          <table:table-cell office:value-type="float" office:value="7.59">
            <text:p>7.59</text:p>
          </table:table-cell>
          <table:table-cell office:value-type="float" office:value="202">
            <text:p>202</text:p>
          </table:table-cell>
          <table:table-cell table:formula="of:=ROUND(([.C10]/[.B10]);2)" office:value-type="float" office:value="26.61">
            <text:p>26.61</text:p>
          </table:table-cell>
          <table:table-cell table:formula="of:=ROUND(([.D10] * 2.835);2)" office:value-type="float" office:value="75.44">
            <text:p>75.44</text:p>
          </table:table-cell>
          <table:table-cell table:number-columns-repeated="3"/>
        </table:table-row>
        <table:table-row table:style-name="ro1">
          <table:table-cell table:formula="of:=[.A10]+1" office:value-type="float" office:value="1973">
            <text:p>1973</text:p>
          </table:table-cell>
          <table:table-cell office:value-type="float" office:value="7.74">
            <text:p>7.74</text:p>
          </table:table-cell>
          <table:table-cell office:value-type="float" office:value="278.5">
            <text:p>278.5</text:p>
          </table:table-cell>
          <table:table-cell table:formula="of:=ROUND(([.C11]/[.B11]);2)" office:value-type="float" office:value="35.98">
            <text:p>35.98</text:p>
          </table:table-cell>
          <table:table-cell table:formula="of:=ROUND(([.D11] * 2.835);2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table:formula="of:=[.A11]+1" office:value-type="float" office:value="1974">
            <text:p>1974</text:p>
          </table:table-cell>
          <table:table-cell office:value-type="float" office:value="8.1">
            <text:p>8.1</text:p>
          </table:table-cell>
          <table:table-cell office:value-type="float" office:value="506">
            <text:p>506</text:p>
          </table:table-cell>
          <table:table-cell table:formula="of:=ROUND(([.C12]/[.B12]);2)" office:value-type="float" office:value="62.47">
            <text:p>62.47</text:p>
          </table:table-cell>
          <table:table-cell table:formula="of:=ROUND(([.D12] * 2.835);2)" office:value-type="float" office:value="177.1">
            <text:p>177.1</text:p>
          </table:table-cell>
          <table:table-cell table:number-columns-repeated="3"/>
        </table:table-row>
        <table:table-row table:style-name="ro1">
          <table:table-cell table:formula="of:=[.A12]+1" office:value-type="float" office:value="1975">
            <text:p>1975</text:p>
          </table:table-cell>
          <table:table-cell office:value-type="float" office:value="8.38">
            <text:p>8.38</text:p>
          </table:table-cell>
          <table:table-cell office:value-type="float" office:value="540">
            <text:p>540</text:p>
          </table:table-cell>
          <table:table-cell table:formula="of:=ROUND(([.C13]/[.B13]);2)" office:value-type="float" office:value="64.44">
            <text:p>64.44</text:p>
          </table:table-cell>
          <table:table-cell table:formula="of:=ROUND(([.D13] * 2.835);2)" office:value-type="float" office:value="182.69">
            <text:p>182.69</text:p>
          </table:table-cell>
          <table:table-cell table:number-columns-repeated="3"/>
        </table:table-row>
        <table:table-row table:style-name="ro1">
          <table:table-cell table:formula="of:=[.A13]+1" office:value-type="float" office:value="1976">
            <text:p>1976</text:p>
          </table:table-cell>
          <table:table-cell office:value-type="float" office:value="8.96">
            <text:p>8.96</text:p>
          </table:table-cell>
          <table:table-cell office:value-type="float" office:value="432">
            <text:p>432</text:p>
          </table:table-cell>
          <table:table-cell table:formula="of:=ROUND(([.C14]/[.B14]);2)" office:value-type="float" office:value="48.21">
            <text:p>48.21</text:p>
          </table:table-cell>
          <table:table-cell table:formula="of:=ROUND(([.D14] * 2.835);2)" office:value-type="float" office:value="136.68">
            <text:p>136.68</text:p>
          </table:table-cell>
          <table:table-cell table:number-columns-repeated="3"/>
        </table:table-row>
        <table:table-row table:style-name="ro1">
          <table:table-cell table:formula="of:=[.A14]+1" office:value-type="float" office:value="1977">
            <text:p>1977</text:p>
          </table:table-cell>
          <table:table-cell office:value-type="float" office:value="8.74">
            <text:p>8.74</text:p>
          </table:table-cell>
          <table:table-cell office:value-type="float" office:value="486">
            <text:p>486</text:p>
          </table:table-cell>
          <table:table-cell table:formula="of:=ROUND(([.C15]/[.B15]);2)" office:value-type="float" office:value="55.61">
            <text:p>55.61</text:p>
          </table:table-cell>
          <table:table-cell table:formula="of:=ROUND(([.D15] * 2.835);2)" office:value-type="float" office:value="157.65">
            <text:p>157.65</text:p>
          </table:table-cell>
          <table:table-cell table:number-columns-repeated="3"/>
        </table:table-row>
        <table:table-row table:style-name="ro1">
          <table:table-cell table:formula="of:=[.A15]+1" office:value-type="float" office:value="1978">
            <text:p>1978</text:p>
          </table:table-cell>
          <table:table-cell office:value-type="float" office:value="8.19">
            <text:p>8.19</text:p>
          </table:table-cell>
          <table:table-cell office:value-type="float" office:value="685">
            <text:p>685</text:p>
          </table:table-cell>
          <table:table-cell table:formula="of:=ROUND(([.C16]/[.B16]);2)" office:value-type="float" office:value="83.64">
            <text:p>83.64</text:p>
          </table:table-cell>
          <table:table-cell table:formula="of:=ROUND(([.D16] * 2.835);2)" office:value-type="float" office:value="237.12">
            <text:p>237.12</text:p>
          </table:table-cell>
          <table:table-cell table:number-columns-repeated="3"/>
        </table:table-row>
        <table:table-row table:style-name="ro1">
          <table:table-cell table:formula="of:=[.A16]+1" office:value-type="float" office:value="1979">
            <text:p>1979</text:p>
          </table:table-cell>
          <table:table-cell office:value-type="float" office:value="8.13">
            <text:p>8.13</text:p>
          </table:table-cell>
          <table:table-cell office:value-type="float" office:value="937">
            <text:p>937</text:p>
          </table:table-cell>
          <table:table-cell table:formula="of:=ROUND(([.C17]/[.B17]);2)" office:value-type="float" office:value="115.25">
            <text:p>115.25</text:p>
          </table:table-cell>
          <table:table-cell table:formula="of:=ROUND(([.D17] * 2.835);2)" office:value-type="float" office:value="326.73">
            <text:p>326.73</text:p>
          </table:table-cell>
          <table:table-cell table:number-columns-repeated="3"/>
        </table:table-row>
        <table:table-row table:style-name="ro1">
          <table:table-cell table:formula="of:=[.A17]+1" office:value-type="float" office:value="1980">
            <text:p>1980</text:p>
          </table:table-cell>
          <table:table-cell office:value-type="float" office:value="7.86">
            <text:p>7.86</text:p>
          </table:table-cell>
          <table:table-cell office:value-type="float" office:value="1330">
            <text:p>1330</text:p>
          </table:table-cell>
          <table:table-cell table:formula="of:=ROUND(([.C18]/[.B18]);2)" office:value-type="float" office:value="169.21">
            <text:p>169.21</text:p>
          </table:table-cell>
          <table:table-cell table:formula="of:=ROUND(([.D18] * 2.835);2)" office:value-type="float" office:value="479.71">
            <text:p>479.71</text:p>
          </table:table-cell>
          <table:table-cell table:number-columns-repeated="3"/>
        </table:table-row>
        <table:table-row table:style-name="ro1">
          <table:table-cell table:formula="of:=[.A18]+1" office:value-type="float" office:value="1981">
            <text:p>1981</text:p>
          </table:table-cell>
          <table:table-cell office:value-type="float" office:value="8.66">
            <text:p>8.66</text:p>
          </table:table-cell>
          <table:table-cell office:value-type="float" office:value="1800">
            <text:p>1800</text:p>
          </table:table-cell>
          <table:table-cell table:formula="of:=ROUND(([.C19]/[.B19]);2)" office:value-type="float" office:value="207.85">
            <text:p>207.85</text:p>
          </table:table-cell>
          <table:table-cell table:formula="of:=ROUND(([.D19] * 2.835);2)" office:value-type="float" office:value="589.25">
            <text:p>589.25</text:p>
          </table:table-cell>
          <table:table-cell table:number-columns-repeated="3"/>
        </table:table-row>
        <table:table-row table:style-name="ro1">
          <table:table-cell table:formula="of:=[.A19]+1" office:value-type="float" office:value="1982">
            <text:p>1982</text:p>
          </table:table-cell>
          <table:table-cell office:value-type="float" office:value="9.46">
            <text:p>9.46</text:p>
          </table:table-cell>
          <table:table-cell office:value-type="float" office:value="1645">
            <text:p>1645</text:p>
          </table:table-cell>
          <table:table-cell table:formula="of:=ROUND(([.C20]/[.B20]);2)" office:value-type="float" office:value="173.89">
            <text:p>173.89</text:p>
          </table:table-cell>
          <table:table-cell table:formula="of:=ROUND(([.D20] * 2.835);2)" office:value-type="float" office:value="492.98">
            <text:p>492.98</text:p>
          </table:table-cell>
          <table:table-cell table:number-columns-repeated="3"/>
        </table:table-row>
        <table:table-row table:style-name="ro1">
          <table:table-cell table:formula="of:=[.A20]+1" office:value-type="float" office:value="1983">
            <text:p>1983</text:p>
          </table:table-cell>
          <table:table-cell office:value-type="float" office:value="10.1">
            <text:p>10.1</text:p>
          </table:table-cell>
          <table:table-cell office:value-type="float" office:value="1800">
            <text:p>1800</text:p>
          </table:table-cell>
          <table:table-cell table:formula="of:=ROUND(([.C21]/[.B21]);2)" office:value-type="float" office:value="178.22">
            <text:p>178.22</text:p>
          </table:table-cell>
          <table:table-cell table:formula="of:=ROUND(([.D21] * 2.835);2)" office:value-type="float" office:value="505.25">
            <text:p>505.25</text:p>
          </table:table-cell>
          <table:table-cell table:number-columns-repeated="3"/>
        </table:table-row>
        <table:table-row table:style-name="ro1">
          <table:table-cell table:formula="of:=[.A21]+1" office:value-type="float" office:value="1984">
            <text:p>1984</text:p>
          </table:table-cell>
          <table:table-cell office:value-type="float" office:value="11.36">
            <text:p>11.36</text:p>
          </table:table-cell>
          <table:table-cell office:value-type="float" office:value="1970">
            <text:p>1970</text:p>
          </table:table-cell>
          <table:table-cell table:formula="of:=ROUND(([.C22]/[.B22]);2)" office:value-type="float" office:value="173.42">
            <text:p>173.42</text:p>
          </table:table-cell>
          <table:table-cell table:formula="of:=ROUND(([.D22] * 2.835);2)" office:value-type="float" office:value="491.65">
            <text:p>491.65</text:p>
          </table:table-cell>
          <table:table-cell table:number-columns-repeated="3"/>
        </table:table-row>
        <table:table-row table:style-name="ro1">
          <table:table-cell table:formula="of:=[.A22]+1" office:value-type="float" office:value="1985">
            <text:p>1985</text:p>
          </table:table-cell>
          <table:table-cell office:value-type="float" office:value="12.37">
            <text:p>12.37</text:p>
          </table:table-cell>
          <table:table-cell office:value-type="float" office:value="2130">
            <text:p>2130</text:p>
          </table:table-cell>
          <table:table-cell table:formula="of:=ROUND(([.C23]/[.B23]);2)" office:value-type="float" office:value="172.19">
            <text:p>172.19</text:p>
          </table:table-cell>
          <table:table-cell table:formula="of:=ROUND(([.D23] * 2.835);2)" office:value-type="float" office:value="488.16">
            <text:p>488.16</text:p>
          </table:table-cell>
          <table:table-cell table:number-columns-repeated="3"/>
        </table:table-row>
        <table:table-row table:style-name="ro1">
          <table:table-cell table:formula="of:=[.A23]+1" office:value-type="float" office:value="1986">
            <text:p>1986</text:p>
          </table:table-cell>
          <table:table-cell office:value-type="float" office:value="12.61">
            <text:p>12.61</text:p>
          </table:table-cell>
          <table:table-cell office:value-type="float" office:value="2140">
            <text:p>2140</text:p>
          </table:table-cell>
          <table:table-cell table:formula="of:=ROUND(([.C24]/[.B24]);2)" office:value-type="float" office:value="169.71">
            <text:p>169.71</text:p>
          </table:table-cell>
          <table:table-cell table:formula="of:=ROUND(([.D24] * 2.835);2)" office:value-type="float" office:value="481.13">
            <text:p>481.13</text:p>
          </table:table-cell>
          <table:table-cell table:number-columns-repeated="3"/>
        </table:table-row>
        <table:table-row table:style-name="ro1">
          <table:table-cell table:formula="of:=[.A24]+1" office:value-type="float" office:value="1987">
            <text:p>1987</text:p>
          </table:table-cell>
          <table:table-cell office:value-type="float" office:value="12.96">
            <text:p>12.96</text:p>
          </table:table-cell>
          <table:table-cell office:value-type="float" office:value="2570">
            <text:p>2570</text:p>
          </table:table-cell>
          <table:table-cell table:formula="of:=ROUND(([.C25]/[.B25]);2)" office:value-type="float" office:value="198.3">
            <text:p>198.3</text:p>
          </table:table-cell>
          <table:table-cell table:formula="of:=ROUND(([.D25] * 2.835);2)" office:value-type="float" office:value="562.18">
            <text:p>562.18</text:p>
          </table:table-cell>
          <table:table-cell table:number-columns-repeated="3"/>
        </table:table-row>
        <table:table-row table:style-name="ro1">
          <table:table-cell table:formula="of:=[.A25]+1" office:value-type="float" office:value="1988">
            <text:p>1988</text:p>
          </table:table-cell>
          <table:table-cell office:value-type="float" office:value="13.92">
            <text:p>13.92</text:p>
          </table:table-cell>
          <table:table-cell office:value-type="float" office:value="3130">
            <text:p>3130</text:p>
          </table:table-cell>
          <table:table-cell table:formula="of:=ROUND(([.C26]/[.B26]);2)" office:value-type="float" office:value="224.86">
            <text:p>224.86</text:p>
          </table:table-cell>
          <table:table-cell table:formula="of:=ROUND(([.D26] * 2.835);2)" office:value-type="float" office:value="637.48">
            <text:p>637.48</text:p>
          </table:table-cell>
          <table:table-cell table:number-columns-repeated="3"/>
        </table:table-row>
        <table:table-row table:style-name="ro1">
          <table:table-cell table:formula="of:=[.A26]+1" office:value-type="float" office:value="1989">
            <text:p>1989</text:p>
          </table:table-cell>
          <table:table-cell office:value-type="float" office:value="16.23">
            <text:p>16.23</text:p>
          </table:table-cell>
          <table:table-cell office:value-type="float" office:value="3140">
            <text:p>3140</text:p>
          </table:table-cell>
          <table:table-cell table:formula="of:=ROUND(([.C27]/[.B27]);2)" office:value-type="float" office:value="193.47">
            <text:p>193.47</text:p>
          </table:table-cell>
          <table:table-cell table:formula="of:=ROUND(([.D27] * 2.835);2)" office:value-type="float" office:value="548.49">
            <text:p>548.49</text:p>
          </table:table-cell>
          <table:table-cell table:number-columns-repeated="3"/>
        </table:table-row>
        <table:table-row table:style-name="ro1">
          <table:table-cell table:formula="of:=[.A27]+1" office:value-type="float" office:value="1990">
            <text:p>1990</text:p>
          </table:table-cell>
          <table:table-cell office:value-type="float" office:value="17.5">
            <text:p>17.5</text:p>
          </table:table-cell>
          <table:table-cell office:value-type="float" office:value="3200">
            <text:p>3200</text:p>
          </table:table-cell>
          <table:table-cell table:formula="of:=ROUND(([.C28]/[.B28]);2)" office:value-type="float" office:value="182.86">
            <text:p>182.86</text:p>
          </table:table-cell>
          <table:table-cell table:formula="of:=ROUND(([.D28] * 2.835);2)" office:value-type="float" office:value="518.41">
            <text:p>518.41</text:p>
          </table:table-cell>
          <table:table-cell table:number-columns-repeated="3"/>
        </table:table-row>
        <table:table-row table:style-name="ro1">
          <table:table-cell table:formula="of:=[.A28]+1" office:value-type="float" office:value="1991">
            <text:p>1991</text:p>
          </table:table-cell>
          <table:table-cell office:value-type="float" office:value="22.74">
            <text:p>22.74</text:p>
          </table:table-cell>
          <table:table-cell office:value-type="float" office:value="3466">
            <text:p>3466</text:p>
          </table:table-cell>
          <table:table-cell table:formula="of:=ROUND(([.C29]/[.B29]);2)" office:value-type="float" office:value="152.42">
            <text:p>152.42</text:p>
          </table:table-cell>
          <table:table-cell table:formula="of:=ROUND(([.D29] * 2.835);2)" office:value-type="float" office:value="432.11">
            <text:p>432.11</text:p>
          </table:table-cell>
          <table:table-cell table:number-columns-repeated="3"/>
        </table:table-row>
        <table:table-row table:style-name="ro1">
          <table:table-cell table:formula="of:=[.A29]+1" office:value-type="float" office:value="1992">
            <text:p>1992</text:p>
          </table:table-cell>
          <table:table-cell office:value-type="float" office:value="25.92">
            <text:p>25.92</text:p>
          </table:table-cell>
          <table:table-cell office:value-type="float" office:value="4344">
            <text:p>4344</text:p>
          </table:table-cell>
          <table:table-cell table:formula="of:=ROUND(([.C30]/[.B30]);2)" office:value-type="float" office:value="167.59">
            <text:p>167.59</text:p>
          </table:table-cell>
          <table:table-cell table:formula="of:=ROUND(([.D30] * 2.835);2)" office:value-type="float" office:value="475.12">
            <text:p>475.12</text:p>
          </table:table-cell>
          <table:table-cell table:number-columns-repeated="3"/>
        </table:table-row>
        <table:table-row table:style-name="ro1">
          <table:table-cell table:formula="of:=[.A30]+1" office:value-type="float" office:value="1993">
            <text:p>1993</text:p>
          </table:table-cell>
          <table:table-cell office:value-type="float" office:value="30.49">
            <text:p>30.49</text:p>
          </table:table-cell>
          <table:table-cell office:value-type="float" office:value="4140">
            <text:p>4140</text:p>
          </table:table-cell>
          <table:table-cell table:formula="of:=ROUND(([.C31]/[.B31]);2)" office:value-type="float" office:value="135.78">
            <text:p>135.78</text:p>
          </table:table-cell>
          <table:table-cell table:formula="of:=ROUND(([.D31] * 2.835);2)" office:value-type="float" office:value="384.94">
            <text:p>384.94</text:p>
          </table:table-cell>
          <table:table-cell table:number-columns-repeated="3"/>
        </table:table-row>
        <table:table-row table:style-name="ro1">
          <table:table-cell table:formula="of:=[.A31]+1" office:value-type="float" office:value="1994">
            <text:p>1994</text:p>
          </table:table-cell>
          <table:table-cell office:value-type="float" office:value="31.37">
            <text:p>31.37</text:p>
          </table:table-cell>
          <table:table-cell office:value-type="float" office:value="4598">
            <text:p>4598</text:p>
          </table:table-cell>
          <table:table-cell table:formula="of:=ROUND(([.C32]/[.B32]);2)" office:value-type="float" office:value="146.57">
            <text:p>146.57</text:p>
          </table:table-cell>
          <table:table-cell table:formula="of:=ROUND(([.D32] * 2.835);2)" office:value-type="float" office:value="415.53">
            <text:p>415.53</text:p>
          </table:table-cell>
          <table:table-cell table:number-columns-repeated="3"/>
        </table:table-row>
        <table:table-row table:style-name="ro1">
          <table:table-cell table:formula="of:=[.A32]+1" office:value-type="float" office:value="1995">
            <text:p>1995</text:p>
          </table:table-cell>
          <table:table-cell office:value-type="float" office:value="32.43">
            <text:p>32.43</text:p>
          </table:table-cell>
          <table:table-cell office:value-type="float" office:value="4680">
            <text:p>4680</text:p>
          </table:table-cell>
          <table:table-cell table:formula="of:=ROUND(([.C33]/[.B33]);2)" office:value-type="float" office:value="144.31">
            <text:p>144.31</text:p>
          </table:table-cell>
          <table:table-cell table:formula="of:=ROUND(([.D33] * 2.835);2)" office:value-type="float" office:value="409.12">
            <text:p>409.12</text:p>
          </table:table-cell>
          <table:table-cell table:number-columns-repeated="3"/>
        </table:table-row>
        <table:table-row table:style-name="ro1">
          <table:table-cell table:formula="of:=[.A33]+1" office:value-type="float" office:value="1996">
            <text:p>1996</text:p>
          </table:table-cell>
          <table:table-cell office:value-type="float" office:value="35.43">
            <text:p>35.43</text:p>
          </table:table-cell>
          <table:table-cell office:value-type="float" office:value="5160">
            <text:p>5160</text:p>
          </table:table-cell>
          <table:table-cell table:formula="of:=ROUND(([.C34]/[.B34]);2)" office:value-type="float" office:value="145.64">
            <text:p>145.64</text:p>
          </table:table-cell>
          <table:table-cell table:formula="of:=ROUND(([.D34] * 2.835);2)" office:value-type="float" office:value="412.89">
            <text:p>412.89</text:p>
          </table:table-cell>
          <table:table-cell table:number-columns-repeated="3"/>
        </table:table-row>
        <table:table-row table:style-name="ro1">
          <table:table-cell table:formula="of:=[.A34]+1" office:value-type="float" office:value="1997">
            <text:p>1997</text:p>
          </table:table-cell>
          <table:table-cell office:value-type="float" office:value="36.31">
            <text:p>36.31</text:p>
          </table:table-cell>
          <table:table-cell office:value-type="float" office:value="4725">
            <text:p>4725</text:p>
          </table:table-cell>
          <table:table-cell table:formula="of:=ROUND(([.C35]/[.B35]);2)" office:value-type="float" office:value="130.13">
            <text:p>130.13</text:p>
          </table:table-cell>
          <table:table-cell table:formula="of:=ROUND(([.D35] * 2.835);2)" office:value-type="float" office:value="368.92">
            <text:p>368.92</text:p>
          </table:table-cell>
          <table:table-cell table:number-columns-repeated="3"/>
        </table:table-row>
        <table:table-row table:style-name="ro1">
          <table:table-cell table:formula="of:=[.A35]+1" office:value-type="float" office:value="1998">
            <text:p>1998</text:p>
          </table:table-cell>
          <table:table-cell office:value-type="float" office:value="41.26">
            <text:p>41.26</text:p>
          </table:table-cell>
          <table:table-cell office:value-type="float" office:value="4045">
            <text:p>4045</text:p>
          </table:table-cell>
          <table:table-cell table:formula="of:=ROUND(([.C36]/[.B36]);2)" office:value-type="float" office:value="98.04">
            <text:p>98.04</text:p>
          </table:table-cell>
          <table:table-cell table:formula="of:=ROUND(([.D36] * 2.835);2)" office:value-type="float" office:value="277.94">
            <text:p>277.94</text:p>
          </table:table-cell>
          <table:table-cell table:number-columns-repeated="3"/>
        </table:table-row>
        <table:table-row table:style-name="ro1">
          <table:table-cell table:formula="of:=[.A36]+1" office:value-type="float" office:value="1999">
            <text:p>1999</text:p>
          </table:table-cell>
          <table:table-cell office:value-type="float" office:value="43.06">
            <text:p>43.06</text:p>
          </table:table-cell>
          <table:table-cell office:value-type="float" office:value="4234">
            <text:p>4234</text:p>
          </table:table-cell>
          <table:table-cell table:formula="of:=ROUND(([.C37]/[.B37]);2)" office:value-type="float" office:value="98.33">
            <text:p>98.33</text:p>
          </table:table-cell>
          <table:table-cell table:formula="of:=ROUND(([.D37] * 2.835);2)" office:value-type="float" office:value="278.77">
            <text:p>278.77</text:p>
          </table:table-cell>
          <table:table-cell table:number-columns-repeated="3"/>
        </table:table-row>
        <table:table-row table:style-name="ro1">
          <table:table-cell table:formula="of:=[.A37]+1" office:value-type="float" office:value="2000">
            <text:p>2000</text:p>
          </table:table-cell>
          <table:table-cell office:value-type="float" office:value="44.94">
            <text:p>44.94</text:p>
          </table:table-cell>
          <table:table-cell office:value-type="float" office:value="4400">
            <text:p>4400</text:p>
          </table:table-cell>
          <table:table-cell table:formula="of:=ROUND(([.C38]/[.B38]);2)" office:value-type="float" office:value="97.91">
            <text:p>97.91</text:p>
          </table:table-cell>
          <table:table-cell table:formula="of:=ROUND(([.D38] * 2.835);2)" office:value-type="float" office:value="277.57">
            <text:p>277.57</text:p>
          </table:table-cell>
          <table:table-cell table:number-columns-repeated="3"/>
        </table:table-row>
        <table:table-row table:style-name="ro1">
          <table:table-cell table:formula="of:=[.A38]+1" office:value-type="float" office:value="2001">
            <text:p>2001</text:p>
          </table:table-cell>
          <table:table-cell office:value-type="float" office:value="47.19">
            <text:p>47.19</text:p>
          </table:table-cell>
          <table:table-cell office:value-type="float" office:value="4300">
            <text:p>4300</text:p>
          </table:table-cell>
          <table:table-cell table:formula="of:=ROUND(([.C39]/[.B39]);2)" office:value-type="float" office:value="91.12">
            <text:p>91.12</text:p>
          </table:table-cell>
          <table:table-cell table:formula="of:=ROUND(([.D39] * 2.835);2)" office:value-type="float" office:value="258.33">
            <text:p>258.33</text:p>
          </table:table-cell>
          <table:table-cell table:number-columns-repeated="3"/>
        </table:table-row>
        <table:table-row table:style-name="ro1">
          <table:table-cell table:formula="of:=[.A39]+1" office:value-type="float" office:value="2002">
            <text:p>2002</text:p>
          </table:table-cell>
          <table:table-cell office:value-type="float" office:value="48.61">
            <text:p>48.61</text:p>
          </table:table-cell>
          <table:table-cell office:value-type="float" office:value="4990">
            <text:p>4990</text:p>
          </table:table-cell>
          <table:table-cell table:formula="of:=ROUND(([.C40]/[.B40]);2)" office:value-type="float" office:value="102.65">
            <text:p>102.65</text:p>
          </table:table-cell>
          <table:table-cell table:formula="of:=ROUND(([.D40] * 2.835);2)" office:value-type="float" office:value="291.01">
            <text:p>291.01</text:p>
          </table:table-cell>
          <table:table-cell table:number-columns-repeated="3"/>
        </table:table-row>
        <table:table-row table:style-name="ro1">
          <table:table-cell table:formula="of:=[.A40]+1" office:value-type="float" office:value="2003">
            <text:p>2003</text:p>
          </table:table-cell>
          <table:table-cell office:value-type="float" office:value="46.58">
            <text:p>46.58</text:p>
          </table:table-cell>
          <table:table-cell office:value-type="float" office:value="5600">
            <text:p>5600</text:p>
          </table:table-cell>
          <table:table-cell table:formula="of:=ROUND(([.C41]/[.B41]);2)" office:value-type="float" office:value="120.22">
            <text:p>120.22</text:p>
          </table:table-cell>
          <table:table-cell table:formula="of:=ROUND(([.D41] * 2.835);2)" office:value-type="float" office:value="340.82">
            <text:p>340.82</text:p>
          </table:table-cell>
          <table:table-cell table:number-columns-repeated="3"/>
        </table:table-row>
        <table:table-row table:style-name="ro1">
          <table:table-cell table:formula="of:=[.A41]+1" office:value-type="float" office:value="2004">
            <text:p>2004</text:p>
          </table:table-cell>
          <table:table-cell office:value-type="float" office:value="45.32">
            <text:p>45.32</text:p>
          </table:table-cell>
          <table:table-cell office:value-type="float" office:value="5850">
            <text:p>5850</text:p>
          </table:table-cell>
          <table:table-cell table:formula="of:=ROUND(([.C42]/[.B42]);2)" office:value-type="float" office:value="129.08">
            <text:p>129.08</text:p>
          </table:table-cell>
          <table:table-cell table:formula="of:=ROUND(([.D42] * 2.835);2)" office:value-type="float" office:value="365.94">
            <text:p>365.94</text:p>
          </table:table-cell>
          <table:table-cell table:number-columns-repeated="3"/>
        </table:table-row>
        <table:table-row table:style-name="ro1">
          <table:table-cell table:formula="of:=[.A42]+1" office:value-type="float" office:value="2005">
            <text:p>2005</text:p>
          </table:table-cell>
          <table:table-cell office:value-type="float" office:value="44.1">
            <text:p>44.1</text:p>
          </table:table-cell>
          <table:table-cell office:value-type="float" office:value="7000">
            <text:p>7000</text:p>
          </table:table-cell>
          <table:table-cell table:formula="of:=ROUND(([.C43]/[.B43]);2)" office:value-type="float" office:value="158.73">
            <text:p>158.73</text:p>
          </table:table-cell>
          <table:table-cell table:formula="of:=ROUND(([.D43] * 2.835);2)" office:value-type="float" office:value="450">
            <text:p>450</text:p>
          </table:table-cell>
          <table:table-cell table:number-columns-repeated="3"/>
        </table:table-row>
        <table:table-row table:style-name="ro1">
          <table:table-cell table:formula="of:=[.A43]+1" office:value-type="float" office:value="2006">
            <text:p>2006</text:p>
          </table:table-cell>
          <table:table-cell office:value-type="float" office:value="45.31">
            <text:p>45.31</text:p>
          </table:table-cell>
          <table:table-cell office:value-type="float" office:value="8400">
            <text:p>8400</text:p>
          </table:table-cell>
          <table:table-cell table:formula="of:=ROUND(([.C44]/[.B44]);2)" office:value-type="float" office:value="185.39">
            <text:p>185.39</text:p>
          </table:table-cell>
          <table:table-cell table:formula="of:=ROUND(([.D44] * 2.835);2)" office:value-type="float" office:value="525.58">
            <text:p>525.58</text:p>
          </table:table-cell>
          <table:table-cell table:number-columns-repeated="3"/>
        </table:table-row>
        <table:table-row table:style-name="ro1">
          <table:table-cell table:formula="of:=[.A44]+1" office:value-type="float" office:value="2007">
            <text:p>2007</text:p>
          </table:table-cell>
          <table:table-cell office:value-type="float" office:value="41.35">
            <text:p>41.35</text:p>
          </table:table-cell>
          <table:table-cell office:value-type="float" office:value="10800">
            <text:p>10800</text:p>
          </table:table-cell>
          <table:table-cell table:formula="of:=ROUND(([.C45]/[.B45]);2)" office:value-type="float" office:value="261.19">
            <text:p>261.19</text:p>
          </table:table-cell>
          <table:table-cell table:formula="of:=ROUND(([.D45] * 2.835);2)" office:value-type="float" office:value="740.47">
            <text:p>740.47</text:p>
          </table:table-cell>
          <table:table-cell table:number-columns-repeated="3"/>
        </table:table-row>
        <table:table-row table:style-name="ro1">
          <table:table-cell table:formula="of:=[.A45]+1" office:value-type="float" office:value="2008">
            <text:p>2008</text:p>
          </table:table-cell>
          <table:table-cell office:value-type="float" office:value="43.51">
            <text:p>43.51</text:p>
          </table:table-cell>
          <table:table-cell office:value-type="float" office:value="12500">
            <text:p>12500</text:p>
          </table:table-cell>
          <table:table-cell table:formula="of:=ROUND(([.C46]/[.B46]);2)" office:value-type="float" office:value="287.29">
            <text:p>287.29</text:p>
          </table:table-cell>
          <table:table-cell table:formula="of:=ROUND(([.D46] * 2.835);2)" office:value-type="float" office:value="814.47">
            <text:p>814.47</text:p>
          </table:table-cell>
          <table:table-cell table:number-columns-repeated="3"/>
        </table:table-row>
        <table:table-row table:style-name="ro1">
          <table:table-cell table:formula="of:=[.A46]+1" office:value-type="float" office:value="2009">
            <text:p>2009</text:p>
          </table:table-cell>
          <table:table-cell office:value-type="float" office:value="48.41">
            <text:p>48.41</text:p>
          </table:table-cell>
          <table:table-cell office:value-type="float" office:value="14500">
            <text:p>14500</text:p>
          </table:table-cell>
          <table:table-cell table:formula="of:=ROUND(([.C47]/[.B47]);2)" office:value-type="float" office:value="299.52">
            <text:p>299.52</text:p>
          </table:table-cell>
          <table:table-cell table:formula="of:=ROUND(([.D47] * 2.835);2)" office:value-type="float" office:value="849.14">
            <text:p>849.14</text:p>
          </table:table-cell>
          <table:table-cell table:number-columns-repeated="3"/>
        </table:table-row>
        <table:table-row table:style-name="ro1">
          <table:table-cell table:formula="of:=[.A47]+1" office:value-type="float" office:value="2010">
            <text:p>2010</text:p>
          </table:table-cell>
          <table:table-cell office:value-type="float" office:value="45.73">
            <text:p>45.73</text:p>
          </table:table-cell>
          <table:table-cell office:value-type="float" office:value="18500">
            <text:p>18500</text:p>
          </table:table-cell>
          <table:table-cell table:formula="of:=ROUND(([.C48]/[.B48]);2)" office:value-type="float" office:value="404.55">
            <text:p>404.55</text:p>
          </table:table-cell>
          <table:table-cell table:formula="of:=ROUND(([.D48] * 2.835);2)" office:value-type="float" office:value="1146.9">
            <text:p>1146.9</text:p>
          </table:table-cell>
          <table:table-cell table:number-columns-repeated="3"/>
        </table:table-row>
        <table:table-row table:style-name="ro1">
          <table:table-cell table:formula="of:=[.A48]+1" office:value-type="float" office:value="2011">
            <text:p>2011</text:p>
          </table:table-cell>
          <table:table-cell office:value-type="float" office:value="46.67">
            <text:p>46.67</text:p>
          </table:table-cell>
          <table:table-cell office:value-type="float" office:value="26400">
            <text:p>26400</text:p>
          </table:table-cell>
          <table:table-cell table:formula="of:=ROUND(([.C49]/[.B49]);2)" office:value-type="float" office:value="565.67">
            <text:p>565.67</text:p>
          </table:table-cell>
          <table:table-cell table:formula="of:=ROUND(([.D49] * 2.835);2)" office:value-type="float" office:value="1603.67">
            <text:p>1603.67</text:p>
          </table:table-cell>
          <table:table-cell table:number-columns-repeated="3"/>
        </table:table-row>
        <table:table-row table:style-name="ro1">
          <table:table-cell table:formula="of:=[.A49]+1" office:value-type="float" office:value="2012">
            <text:p>2012</text:p>
          </table:table-cell>
          <table:table-cell office:value-type="float" office:value="53.44">
            <text:p>53.44</text:p>
          </table:table-cell>
          <table:table-cell office:value-type="float" office:value="31050">
            <text:p>31050</text:p>
          </table:table-cell>
          <table:table-cell table:formula="of:=ROUND(([.C50]/[.B50]);2)" office:value-type="float" office:value="581.03">
            <text:p>581.03</text:p>
          </table:table-cell>
          <table:table-cell table:formula="of:=ROUND(([.D50] * 2.835);2)" office:value-type="float" office:value="1647.22">
            <text:p>1647.22</text:p>
          </table:table-cell>
          <table:table-cell table:number-columns-repeated="3"/>
        </table:table-row>
        <table:table-row table:style-name="ro1">
          <table:table-cell table:formula="of:=[.A50]+1" office:value-type="float" office:value="2013">
            <text:p>2013</text:p>
          </table:table-cell>
          <table:table-cell office:value-type="float" office:value="56.57">
            <text:p>56.57</text:p>
          </table:table-cell>
          <table:table-cell office:value-type="float" office:value="29600">
            <text:p>29600</text:p>
          </table:table-cell>
          <table:table-cell table:formula="of:=ROUND(([.C51]/[.B51]);2)" office:value-type="float" office:value="523.25">
            <text:p>523.25</text:p>
          </table:table-cell>
          <table:table-cell table:formula="of:=ROUND(([.D51] * 2.835);2)" office:value-type="float" office:value="1483.41">
            <text:p>1483.41</text:p>
          </table:table-cell>
          <table:table-cell table:number-columns-repeated="3"/>
        </table:table-row>
        <table:table-row table:style-name="ro1">
          <table:table-cell table:formula="of:=[.A51]+1" office:value-type="float" office:value="2014">
            <text:p>2014</text:p>
          </table:table-cell>
          <table:table-cell office:value-type="float" office:value="62.33">
            <text:p>62.33</text:p>
          </table:table-cell>
          <table:table-cell office:value-type="float" office:value="28006.5">
            <text:p>28006.5</text:p>
          </table:table-cell>
          <table:table-cell table:formula="of:=ROUND(([.C52]/[.B52]);2)" office:value-type="float" office:value="449.33">
            <text:p>449.33</text:p>
          </table:table-cell>
          <table:table-cell table:formula="of:=ROUND(([.D52] * 2.835);2)" office:value-type="float" office:value="1273.85">
            <text:p>1273.85</text:p>
          </table:table-cell>
          <table:table-cell table:number-columns-repeated="3"/>
        </table:table-row>
        <table:table-row table:style-name="ro1">
          <table:table-cell table:formula="of:=[.A52]+1" office:value-type="float" office:value="2015">
            <text:p>2015</text:p>
          </table:table-cell>
          <table:table-cell office:value-type="float" office:value="62.97">
            <text:p>62.97</text:p>
          </table:table-cell>
          <table:table-cell office:value-type="float" office:value="26343">
            <text:p>26343</text:p>
          </table:table-cell>
          <table:table-cell table:formula="of:=ROUND(([.C53]/[.B53]);2)" office:value-type="float" office:value="418.34">
            <text:p>418.34</text:p>
          </table:table-cell>
          <table:table-cell table:formula="of:=ROUND(([.D53] * 2.835);2)" office:value-type="float" office:value="1185.99">
            <text:p>1185.99</text:p>
          </table:table-cell>
          <table:table-cell table:number-columns-repeated="3"/>
        </table:table-row>
        <table:table-row table:style-name="ro1">
          <table:table-cell table:formula="of:=[.A53]+1" office:value-type="float" office:value="2016">
            <text:p>2016</text:p>
          </table:table-cell>
          <table:table-cell office:value-type="float" office:value="66.46">
            <text:p>66.46</text:p>
          </table:table-cell>
          <table:table-cell office:value-type="float" office:value="28623.5">
            <text:p>28623.5</text:p>
          </table:table-cell>
          <table:table-cell table:formula="of:=ROUND(([.C54]/[.B54]);2)" office:value-type="float" office:value="430.69">
            <text:p>430.69</text:p>
          </table:table-cell>
          <table:table-cell table:formula="of:=ROUND(([.D54] * 2.835);2)" office:value-type="float" office:value="1221.01">
            <text:p>1221.01</text:p>
          </table:table-cell>
          <table:table-cell table:number-columns-repeated="3"/>
        </table:table-row>
        <table:table-row table:style-name="ro1">
          <table:table-cell table:formula="of:=[.A54]+1" office:value-type="float" office:value="2017">
            <text:p>2017</text:p>
          </table:table-cell>
          <table:table-cell office:value-type="float" office:value="67.79">
            <text:p>67.79</text:p>
          </table:table-cell>
          <table:table-cell office:value-type="float" office:value="29667.5">
            <text:p>29667.5</text:p>
          </table:table-cell>
          <table:table-cell table:formula="of:=ROUND(([.C55]/[.B55]);2)" office:value-type="float" office:value="437.64">
            <text:p>437.64</text:p>
          </table:table-cell>
          <table:table-cell table:formula="of:=ROUND(([.D55] * 2.835);2)" office:value-type="float" office:value="1240.71">
            <text:p>1240.71</text:p>
          </table:table-cell>
          <table:table-cell table:number-columns-repeated="3"/>
        </table:table-row>
        <table:table-row table:style-name="ro1">
          <table:table-cell table:formula="of:=[.A55]+1" office:value-type="float" office:value="2018">
            <text:p>2018</text:p>
          </table:table-cell>
          <table:table-cell office:value-type="float" office:value="70.09">
            <text:p>70.09</text:p>
          </table:table-cell>
          <table:table-cell office:value-type="float" office:value="31575">
            <text:p>31575</text:p>
          </table:table-cell>
          <table:table-cell table:formula="of:=ROUND(([.C56]/[.B56]);2)" office:value-type="float" office:value="450.49">
            <text:p>450.49</text:p>
          </table:table-cell>
          <table:table-cell table:formula="of:=ROUND(([.D56] * 2.835);2)" office:value-type="float" office:value="1277.14">
            <text:p>1277.14</text:p>
          </table:table-cell>
          <table:table-cell table:number-columns-repeated="3"/>
        </table:table-row>
        <table:table-row table:style-name="ro1">
          <table:table-cell table:formula="of:=[.A56]+1" office:value-type="float" office:value="2019">
            <text:p>2019</text:p>
          </table:table-cell>
          <table:table-cell office:value-type="float" office:value="68.95">
            <text:p>68.95</text:p>
          </table:table-cell>
          <table:table-cell office:value-type="float" office:value="32720">
            <text:p>32720</text:p>
          </table:table-cell>
          <table:table-cell table:formula="of:=ROUND(([.C57]/[.B57]);2)" office:value-type="float" office:value="474.55">
            <text:p>474.55</text:p>
          </table:table-cell>
          <table:table-cell table:formula="of:=ROUND(([.D57] * 2.835);2)" office:value-type="float" office:value="1345.35">
            <text:p>1345.3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Term</text:p>
          </table:table-cell>
          <table:table-cell table:formula="of:=[.A57]-[.A2]" office:value-type="float" office:value="55">
            <text:p>5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Growth</text:p>
          </table:table-cell>
          <table:table-cell table:formula="of:=ROUND(([.B57]/[.B2]);2)" office:value-type="float" office:value="14.49">
            <text:p>14.49</text:p>
          </table:table-cell>
          <table:table-cell table:formula="of:=ROUND(([.C57]/[.C2]);2)" office:value-type="float" office:value="517.31">
            <text:p>517.31</text:p>
          </table:table-cell>
          <table:table-cell table:formula="of:=ROUND(([.D57]/[.D2]);2)" office:value-type="float" office:value="35.71">
            <text:p>35.7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AGR</text:p>
          </table:table-cell>
          <table:table-cell table:formula="of:=ROUND((([.B60] ^ (1/[.$B$59]) -1) * 100);2)" office:value-type="float" office:value="4.98">
            <text:p>4.98</text:p>
          </table:table-cell>
          <table:table-cell table:formula="of:=ROUND((([.C60] ^ (1/[.$B$59]) -1) * 100);2)" office:value-type="float" office:value="12.03">
            <text:p>12.03</text:p>
          </table:table-cell>
          <table:table-cell table:formula="of:=ROUND((([.D60] ^ (1/[.$B$59]) -1) * 100);2)" office:value-type="float" office:value="6.72">
            <text:p>6.7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Conclusion</text:p>
          </table:table-cell>
          <table:table-cell table:number-columns-repeated="7"/>
        </table:table-row>
        <table:table-row table:style-name="ro1">
          <table:table-cell office:value-type="string">
            <text:p>Dollar has lost value @ 6.72 % pa with respect to gold</text:p>
          </table:table-cell>
          <table:table-cell table:number-columns-repeated="7"/>
        </table:table-row>
        <table:table-row table:style-name="ro1">
          <table:table-cell office:value-type="string">
            <text:p>Rupee has lost value @ 12.03 % pa with respect to gold</text:p>
          </table:table-cell>
          <table:table-cell table:number-columns-repeated="7"/>
        </table:table-row>
        <table:table-row table:style-name="ro1">
          <table:table-cell office:value-type="string">
            <text:p>Rupee has lost value @4.98 % pa with respect to dollar</text:p>
          </table:table-cell>
          <table:table-cell table:number-columns-repeated="7"/>
        </table:table-row>
      </table:table>
      <table:table table:name="Sensex-Gold" table:style-name="ta1" table:print="false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7" table:default-cell-style-name="ce9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>
            <text:p>Year</text:p>
          </table:table-cell>
          <table:table-cell table:style-name="ce2" office:value-type="string">
            <text:p>1 USD to INR</text:p>
          </table:table-cell>
          <table:table-cell table:style-name="ce2" office:value-type="string">
            <text:p>Sensex (INR)</text:p>
          </table:table-cell>
          <table:table-cell table:style-name="ce2" office:value-type="string">
            <text:p>Sensex (USD)</text:p>
          </table:table-cell>
          <table:table-cell table:style-name="ce2" office:value-type="string">
            <text:p>10g Gold (USD)</text:p>
          </table:table-cell>
          <table:table-cell table:style-name="ce4"/>
          <table:table-cell table:style-name="ce2" office:value-type="string">
            <text:p>Gold (USD)</text:p>
          </table:table-cell>
          <table:table-cell table:style-name="ce2" office:value-type="string">
            <text:p>Sensex (USD)</text:p>
          </table:table-cell>
          <table:table-cell table:style-name="ce2" office:value-type="string">
            <text:p>Net (USD)</text:p>
          </table:table-cell>
          <table:table-cell table:style-name="ce2" office:value-type="string">
            <text:p>Gold <text:s/>/ Sensex</text:p>
          </table:table-cell>
          <table:table-cell table:style-name="ce2" office:value-type="string">
            <text:p>100 $ in Gold</text:p>
          </table:table-cell>
          <table:table-cell table:style-name="ce2" office:value-type="string">
            <text:p>100 $ in Sensex</text:p>
          </table:table-cell>
          <table:table-cell table:style-name="ce2" office:value-type="string">
            <text:p>Gold to Sensex</text:p>
          </table:table-cell>
          <table:table-cell table:style-name="ce1" office:value-type="string">
            <text:p>Remarks</text:p>
          </table:table-cell>
          <table:table-cell table:number-columns-repeated="2"/>
        </table:table-row>
        <table:table-row table:style-name="ro1">
          <table:table-cell table:formula="of:=1997" office:value-type="float" office:value="1997">
            <text:p>1997</text:p>
          </table:table-cell>
          <table:table-cell office:value-type="float" office:value="36.31">
            <text:p>36.31</text:p>
          </table:table-cell>
          <table:table-cell office:value-type="float" office:value="4263">
            <text:p>4263</text:p>
          </table:table-cell>
          <table:table-cell table:formula="of:=ROUND(([.C2]/[.B2]);2)" office:value-type="float" office:value="117.41">
            <text:p>117.41</text:p>
          </table:table-cell>
          <table:table-cell office:value-type="float" office:value="130.13">
            <text:p>130.13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IF([.G2] &gt;0;[.G2];[.H2])" office:value-type="float" office:value="100">
            <text:p>100</text:p>
          </table:table-cell>
          <table:table-cell office:value-type="string">
            <text:p>S</text:p>
          </table:table-cell>
          <table:table-cell table:number-columns-repeated="2" office:value-type="float" office:value="100">
            <text:p>100</text:p>
          </table:table-cell>
          <table:table-cell table:formula="of:=ROUND(((([.K2]/[.L2]) -1) * 100);2)" office:value-type="float" office:value="0">
            <text:p>0</text:p>
          </table:table-cell>
          <table:table-cell table:number-columns-repeated="2"/>
          <table:table-cell>
            <draw:frame table:end-cell-address="'Sensex-Gold'.Z29" table:end-x="0.5268in" table:end-y="0.1039in" draw:z-index="0" draw:style-name="gr1" draw:text-style-name="P1" svg:width="8.6055in" svg:height="4.874in" svg:x="0.8114in" svg:y="0.0307in">
              <draw:object draw:notify-on-update-of-ranges="'Sensex-Gold'.A2:'Sensex-Gold'.A24 'Sensex-Gold'.B1:'Sensex-Gold'.B1 'Sensex-Gold'.B2:'Sensex-Gold'.B24 'Sensex-Gold'.A2:'Sensex-Gold'.A24 'Sensex-Gold'.L1:'Sensex-Gold'.L1 'Sensex-Gold'.L2:'Sensex-Gold'.L24 'Sensex-Gold'.A2:'Sensex-Gold'.A24 'Sensex-Gold'.K1:'Sensex-Gold'.K1 'Sensex-Gold'.K2:'Sensex-Gold'.K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formula="of:=[.A2]+1" office:value-type="float" office:value="1998">
            <text:p>1998</text:p>
          </table:table-cell>
          <table:table-cell office:value-type="float" office:value="41.26">
            <text:p>41.26</text:p>
          </table:table-cell>
          <table:table-cell office:value-type="float" office:value="3901">
            <text:p>3901</text:p>
          </table:table-cell>
          <table:table-cell table:formula="of:=ROUND(([.C3]/[.B3]);2)" office:value-type="float" office:value="94.55">
            <text:p>94.55</text:p>
          </table:table-cell>
          <table:table-cell office:value-type="float" office:value="98.04">
            <text:p>98.04</text:p>
          </table:table-cell>
          <table:table-cell/>
          <table:table-cell table:formula="of:=ROUND([.G2] *[.E3] /[.E2])" office:value-type="float" office:value="0">
            <text:p>0</text:p>
          </table:table-cell>
          <table:table-cell table:formula="of:=ROUND([.H2] *[.D3]/[.D2])" office:value-type="float" office:value="81">
            <text:p>81</text:p>
          </table:table-cell>
          <table:table-cell table:formula="of:=IF([.G3] &gt;0;[.G3];[.H3])" office:value-type="float" office:value="81">
            <text:p>81</text:p>
          </table:table-cell>
          <table:table-cell office:value-type="string">
            <text:p>S</text:p>
          </table:table-cell>
          <table:table-cell table:formula="of:=ROUND(([.K2]* [.E3]/[.E2]);2)" office:value-type="float" office:value="75.34">
            <text:p>75.34</text:p>
          </table:table-cell>
          <table:table-cell table:formula="of:=ROUND(([.L2] * [.D3] /[.D2]);2)" office:value-type="float" office:value="80.53">
            <text:p>80.53</text:p>
          </table:table-cell>
          <table:table-cell table:formula="of:=ROUND(((([.K3]/[.L3]) -1) * 100);2)" office:value-type="float" office:value="-6.44">
            <text:p>-6.44</text:p>
          </table:table-cell>
          <table:table-cell table:number-columns-repeated="3"/>
        </table:table-row>
        <table:table-row table:style-name="ro1">
          <table:table-cell table:formula="of:=[.A3]+1" office:value-type="float" office:value="1999">
            <text:p>1999</text:p>
          </table:table-cell>
          <table:table-cell office:value-type="float" office:value="43.06">
            <text:p>43.06</text:p>
          </table:table-cell>
          <table:table-cell office:value-type="float" office:value="3750">
            <text:p>3750</text:p>
          </table:table-cell>
          <table:table-cell table:formula="of:=ROUND(([.C4]/[.B4]);2)" office:value-type="float" office:value="87.09">
            <text:p>87.09</text:p>
          </table:table-cell>
          <table:table-cell office:value-type="float" office:value="98.33">
            <text:p>98.33</text:p>
          </table:table-cell>
          <table:table-cell/>
          <table:table-cell table:formula="of:=ROUND([.G3] *[.E4] /[.E3])" office:value-type="float" office:value="0">
            <text:p>0</text:p>
          </table:table-cell>
          <table:table-cell table:formula="of:=ROUND([.H3] *[.D4]/[.D3])" office:value-type="float" office:value="75">
            <text:p>75</text:p>
          </table:table-cell>
          <table:table-cell table:formula="of:=IF([.G4] &gt;0;[.G4];[.H4])" office:value-type="float" office:value="75">
            <text:p>75</text:p>
          </table:table-cell>
          <table:table-cell office:value-type="string">
            <text:p>S</text:p>
          </table:table-cell>
          <table:table-cell table:formula="of:=ROUND(([.K3]* [.E4]/[.E3]);2)" office:value-type="float" office:value="75.56">
            <text:p>75.56</text:p>
          </table:table-cell>
          <table:table-cell table:formula="of:=ROUND(([.L3] * [.D4] /[.D3]);2)" office:value-type="float" office:value="74.18">
            <text:p>74.18</text:p>
          </table:table-cell>
          <table:table-cell table:formula="of:=ROUND(((([.K4]/[.L4]) -1) * 100);2)" office:value-type="float" office:value="1.86">
            <text:p>1.86</text:p>
          </table:table-cell>
          <table:table-cell table:number-columns-repeated="3"/>
        </table:table-row>
        <table:table-row table:style-name="ro1">
          <table:table-cell table:formula="of:=[.A4]+1" office:value-type="float" office:value="2000">
            <text:p>2000</text:p>
          </table:table-cell>
          <table:table-cell office:value-type="float" office:value="44.94">
            <text:p>44.94</text:p>
          </table:table-cell>
          <table:table-cell office:value-type="float" office:value="5070">
            <text:p>5070</text:p>
          </table:table-cell>
          <table:table-cell table:formula="of:=ROUND(([.C5]/[.B5]);2)" office:value-type="float" office:value="112.82">
            <text:p>112.82</text:p>
          </table:table-cell>
          <table:table-cell office:value-type="float" office:value="97.91">
            <text:p>97.91</text:p>
          </table:table-cell>
          <table:table-cell/>
          <table:table-cell table:style-name="ce5" table:formula="of:=[.H5]" office:value-type="float" office:value="97">
            <text:p>97</text:p>
          </table:table-cell>
          <table:table-cell table:style-name="ce5" table:formula="of:=ROUND([.H4] *[.D5]/[.D4])" office:value-type="float" office:value="97">
            <text:p>97</text:p>
          </table:table-cell>
          <table:table-cell table:style-name="ce5" table:formula="of:=IF([.G5] &gt;0;[.G5];[.H5])" office:value-type="float" office:value="97">
            <text:p>97</text:p>
          </table:table-cell>
          <table:table-cell table:style-name="ce10" office:value-type="string">
            <text:p>S to G</text:p>
          </table:table-cell>
          <table:table-cell table:style-name="ce5" table:formula="of:=ROUND(([.K4]* [.E5]/[.E4]);2)" office:value-type="float" office:value="75.24">
            <text:p>75.24</text:p>
          </table:table-cell>
          <table:table-cell table:style-name="ce5" table:formula="of:=ROUND(([.L4] * [.D5] /[.D4]);2)" office:value-type="float" office:value="96.1">
            <text:p>96.1</text:p>
          </table:table-cell>
          <table:table-cell table:style-name="ce5" table:formula="of:=ROUND(((([.K5]/[.L5]) -1) * 100);2)" office:value-type="float" office:value="-21.71">
            <text:p>-21.71</text:p>
          </table:table-cell>
          <table:table-cell office:value-type="string">
            <text:p>Gold is available @ 22 % discount</text:p>
          </table:table-cell>
          <table:table-cell table:number-columns-repeated="2"/>
        </table:table-row>
        <table:table-row table:style-name="ro1">
          <table:table-cell table:formula="of:=[.A5]+1" office:value-type="float" office:value="2001">
            <text:p>2001</text:p>
          </table:table-cell>
          <table:table-cell office:value-type="float" office:value="47.19">
            <text:p>47.19</text:p>
          </table:table-cell>
          <table:table-cell office:value-type="float" office:value="3491">
            <text:p>3491</text:p>
          </table:table-cell>
          <table:table-cell table:formula="of:=ROUND(([.C6]/[.B6]);2)" office:value-type="float" office:value="73.98">
            <text:p>73.98</text:p>
          </table:table-cell>
          <table:table-cell office:value-type="float" office:value="91.12">
            <text:p>91.12</text:p>
          </table:table-cell>
          <table:table-cell/>
          <table:table-cell table:formula="of:=ROUND([.G5] *[.E6] /[.E5])" office:value-type="float" office:value="90">
            <text:p>90</text:p>
          </table:table-cell>
          <table:table-cell office:value-type="float" office:value="0">
            <text:p>0</text:p>
          </table:table-cell>
          <table:table-cell table:formula="of:=IF([.G6] &gt;0;[.G6];[.H6])" office:value-type="float" office:value="90">
            <text:p>90</text:p>
          </table:table-cell>
          <table:table-cell office:value-type="string">
            <text:p>G</text:p>
          </table:table-cell>
          <table:table-cell table:formula="of:=ROUND(([.K5]* [.E6]/[.E5]);2)" office:value-type="float" office:value="70.02">
            <text:p>70.02</text:p>
          </table:table-cell>
          <table:table-cell table:formula="of:=ROUND(([.L5] * [.D6] /[.D5]);2)" office:value-type="float" office:value="63.02">
            <text:p>63.02</text:p>
          </table:table-cell>
          <table:table-cell table:formula="of:=ROUND(((([.K6]/[.L6]) -1) * 100);2)" office:value-type="float" office:value="11.11">
            <text:p>11.11</text:p>
          </table:table-cell>
          <table:table-cell table:number-columns-repeated="3"/>
        </table:table-row>
        <table:table-row table:style-name="ro1">
          <table:table-cell table:formula="of:=[.A6]+1" office:value-type="float" office:value="2002">
            <text:p>2002</text:p>
          </table:table-cell>
          <table:table-cell office:value-type="float" office:value="48.61">
            <text:p>48.61</text:p>
          </table:table-cell>
          <table:table-cell office:value-type="float" office:value="3482">
            <text:p>3482</text:p>
          </table:table-cell>
          <table:table-cell table:formula="of:=ROUND(([.C7]/[.B7]);2)" office:value-type="float" office:value="71.63">
            <text:p>71.63</text:p>
          </table:table-cell>
          <table:table-cell office:value-type="float" office:value="102.65">
            <text:p>102.65</text:p>
          </table:table-cell>
          <table:table-cell/>
          <table:table-cell table:formula="of:=ROUND([.G6] *[.E7] /[.E6])" office:value-type="float" office:value="101">
            <text:p>101</text:p>
          </table:table-cell>
          <table:table-cell table:formula="of:=ROUND([.H6] *[.D7]/[.D6])" office:value-type="float" office:value="0">
            <text:p>0</text:p>
          </table:table-cell>
          <table:table-cell table:formula="of:=IF([.G7] &gt;0;[.G7];[.H7])" office:value-type="float" office:value="101">
            <text:p>101</text:p>
          </table:table-cell>
          <table:table-cell office:value-type="string">
            <text:p>G</text:p>
          </table:table-cell>
          <table:table-cell table:formula="of:=ROUND(([.K6]* [.E7]/[.E6]);2)" office:value-type="float" office:value="78.88">
            <text:p>78.88</text:p>
          </table:table-cell>
          <table:table-cell table:formula="of:=ROUND(([.L6] * [.D7] /[.D6]);2)" office:value-type="float" office:value="61.02">
            <text:p>61.02</text:p>
          </table:table-cell>
          <table:table-cell table:formula="of:=ROUND(((([.K7]/[.L7]) -1) * 100);2)" office:value-type="float" office:value="29.27">
            <text:p>29.27</text:p>
          </table:table-cell>
          <table:table-cell table:number-columns-repeated="3"/>
        </table:table-row>
        <table:table-row table:style-name="ro1">
          <table:table-cell table:formula="of:=[.A7]+1" office:value-type="float" office:value="2003">
            <text:p>2003</text:p>
          </table:table-cell>
          <table:table-cell office:value-type="float" office:value="46.58">
            <text:p>46.58</text:p>
          </table:table-cell>
          <table:table-cell office:value-type="float" office:value="3037">
            <text:p>3037</text:p>
          </table:table-cell>
          <table:table-cell table:formula="of:=ROUND(([.C8]/[.B8]);2)" office:value-type="float" office:value="65.2">
            <text:p>65.2</text:p>
          </table:table-cell>
          <table:table-cell office:value-type="float" office:value="120.22">
            <text:p>120.22</text:p>
          </table:table-cell>
          <table:table-cell/>
          <table:table-cell table:style-name="ce6" table:formula="of:=ROUND([.G7] *[.E8] /[.E7])" office:value-type="float" office:value="118">
            <text:p>118</text:p>
          </table:table-cell>
          <table:table-cell table:style-name="ce6" table:formula="of:=[.G8]" office:value-type="float" office:value="118">
            <text:p>118</text:p>
          </table:table-cell>
          <table:table-cell table:style-name="ce6" table:formula="of:=IF([.G8] &gt;0;[.G8];[.H8])" office:value-type="float" office:value="118">
            <text:p>118</text:p>
          </table:table-cell>
          <table:table-cell table:style-name="ce11" office:value-type="string">
            <text:p>G to S</text:p>
          </table:table-cell>
          <table:table-cell table:style-name="ce6" table:formula="of:=ROUND(([.K7]* [.E8]/[.E7]);2)" office:value-type="float" office:value="92.38">
            <text:p>92.38</text:p>
          </table:table-cell>
          <table:table-cell table:style-name="ce6" table:formula="of:=ROUND(([.L7] * [.D8] /[.D7]);2)" office:value-type="float" office:value="55.54">
            <text:p>55.54</text:p>
          </table:table-cell>
          <table:table-cell table:style-name="ce5" table:formula="of:=ROUND(((([.K8]/[.L8]) -1) * 100);2)" office:value-type="float" office:value="66.33">
            <text:p>66.33</text:p>
          </table:table-cell>
          <table:table-cell office:value-type="string">
            <text:p>Sensex is available @ 66 % discount</text:p>
          </table:table-cell>
          <table:table-cell table:number-columns-repeated="2"/>
        </table:table-row>
        <table:table-row table:style-name="ro1">
          <table:table-cell table:formula="of:=[.A8]+1" office:value-type="float" office:value="2004">
            <text:p>2004</text:p>
          </table:table-cell>
          <table:table-cell office:value-type="float" office:value="45.32">
            <text:p>45.32</text:p>
          </table:table-cell>
          <table:table-cell office:value-type="float" office:value="5599">
            <text:p>5599</text:p>
          </table:table-cell>
          <table:table-cell table:formula="of:=ROUND(([.C9]/[.B9]);2)" office:value-type="float" office:value="123.54">
            <text:p>123.54</text:p>
          </table:table-cell>
          <table:table-cell office:value-type="float" office:value="129.08">
            <text:p>129.08</text:p>
          </table:table-cell>
          <table:table-cell/>
          <table:table-cell office:value-type="float" office:value="0">
            <text:p>0</text:p>
          </table:table-cell>
          <table:table-cell table:formula="of:=ROUND([.H8] *[.D9]/[.D8])" office:value-type="float" office:value="224">
            <text:p>224</text:p>
          </table:table-cell>
          <table:table-cell table:formula="of:=IF([.G9] &gt;0;[.G9];[.H9])" office:value-type="float" office:value="224">
            <text:p>224</text:p>
          </table:table-cell>
          <table:table-cell office:value-type="string">
            <text:p>S</text:p>
          </table:table-cell>
          <table:table-cell table:formula="of:=ROUND(([.K8]* [.E9]/[.E8]);2)" office:value-type="float" office:value="99.19">
            <text:p>99.19</text:p>
          </table:table-cell>
          <table:table-cell table:formula="of:=ROUND(([.L8] * [.D9] /[.D8]);2)" office:value-type="float" office:value="105.24">
            <text:p>105.24</text:p>
          </table:table-cell>
          <table:table-cell table:formula="of:=ROUND(((([.K9]/[.L9]) -1) * 100);2)" office:value-type="float" office:value="-5.75">
            <text:p>-5.75</text:p>
          </table:table-cell>
          <table:table-cell table:number-columns-repeated="3"/>
        </table:table-row>
        <table:table-row table:style-name="ro1">
          <table:table-cell table:formula="of:=[.A9]+1" office:value-type="float" office:value="2005">
            <text:p>2005</text:p>
          </table:table-cell>
          <table:table-cell office:value-type="float" office:value="44.1">
            <text:p>44.1</text:p>
          </table:table-cell>
          <table:table-cell office:value-type="float" office:value="6506">
            <text:p>6506</text:p>
          </table:table-cell>
          <table:table-cell table:formula="of:=ROUND(([.C10]/[.B10]);2)" office:value-type="float" office:value="147.53">
            <text:p>147.53</text:p>
          </table:table-cell>
          <table:table-cell office:value-type="float" office:value="158.73">
            <text:p>158.73</text:p>
          </table:table-cell>
          <table:table-cell/>
          <table:table-cell office:value-type="float" office:value="0">
            <text:p>0</text:p>
          </table:table-cell>
          <table:table-cell table:formula="of:=ROUND([.H9] *[.D10]/[.D9])" office:value-type="float" office:value="267">
            <text:p>267</text:p>
          </table:table-cell>
          <table:table-cell table:formula="of:=IF([.G10] &gt;0;[.G10];[.H10])" office:value-type="float" office:value="267">
            <text:p>267</text:p>
          </table:table-cell>
          <table:table-cell office:value-type="string">
            <text:p>S</text:p>
          </table:table-cell>
          <table:table-cell table:formula="of:=ROUND(([.K9]* [.E10]/[.E9]);2)" office:value-type="float" office:value="121.97">
            <text:p>121.97</text:p>
          </table:table-cell>
          <table:table-cell table:formula="of:=ROUND(([.L9] * [.D10] /[.D9]);2)" office:value-type="float" office:value="125.68">
            <text:p>125.68</text:p>
          </table:table-cell>
          <table:table-cell table:formula="of:=ROUND(((([.K10]/[.L10]) -1) * 100);2)" office:value-type="float" office:value="-2.95">
            <text:p>-2.95</text:p>
          </table:table-cell>
          <table:table-cell table:number-columns-repeated="3"/>
        </table:table-row>
        <table:table-row table:style-name="ro1">
          <table:table-cell table:formula="of:=[.A10]+1" office:value-type="float" office:value="2006">
            <text:p>2006</text:p>
          </table:table-cell>
          <table:table-cell office:value-type="float" office:value="45.31">
            <text:p>45.31</text:p>
          </table:table-cell>
          <table:table-cell office:value-type="float" office:value="11342">
            <text:p>11342</text:p>
          </table:table-cell>
          <table:table-cell table:formula="of:=ROUND(([.C11]/[.B11]);2)" office:value-type="float" office:value="250.32">
            <text:p>250.32</text:p>
          </table:table-cell>
          <table:table-cell office:value-type="float" office:value="185.39">
            <text:p>185.39</text:p>
          </table:table-cell>
          <table:table-cell/>
          <table:table-cell table:style-name="ce6" table:formula="of:=[.H11]" office:value-type="float" office:value="453">
            <text:p>453</text:p>
          </table:table-cell>
          <table:table-cell table:style-name="ce6" table:formula="of:=ROUND([.H10] *[.D11]/[.D10])" office:value-type="float" office:value="453">
            <text:p>453</text:p>
          </table:table-cell>
          <table:table-cell table:style-name="ce6" table:formula="of:=IF([.G11] &gt;0;[.G11];[.H11])" office:value-type="float" office:value="453">
            <text:p>453</text:p>
          </table:table-cell>
          <table:table-cell table:style-name="ce11" office:value-type="string">
            <text:p>S to G</text:p>
          </table:table-cell>
          <table:table-cell table:style-name="ce6" table:formula="of:=ROUND(([.K10]* [.E11]/[.E10]);2)" office:value-type="float" office:value="142.46">
            <text:p>142.46</text:p>
          </table:table-cell>
          <table:table-cell table:style-name="ce6" table:formula="of:=ROUND(([.L10] * [.D11] /[.D10]);2)" office:value-type="float" office:value="213.25">
            <text:p>213.25</text:p>
          </table:table-cell>
          <table:table-cell table:style-name="ce6" table:formula="of:=ROUND(((([.K11]/[.L11]) -1) * 100);2)" office:value-type="float" office:value="-33.2">
            <text:p>-33.2</text:p>
          </table:table-cell>
          <table:table-cell office:value-type="string">
            <text:p>Gold is available @ 33 % discount</text:p>
          </table:table-cell>
          <table:table-cell table:number-columns-repeated="2"/>
        </table:table-row>
        <table:table-row table:style-name="ro1">
          <table:table-cell table:formula="of:=[.A11]+1" office:value-type="float" office:value="2007">
            <text:p>2007</text:p>
          </table:table-cell>
          <table:table-cell office:value-type="float" office:value="41.35">
            <text:p>41.35</text:p>
          </table:table-cell>
          <table:table-cell office:value-type="float" office:value="12811">
            <text:p>12811</text:p>
          </table:table-cell>
          <table:table-cell table:formula="of:=ROUND(([.C12]/[.B12]);2)" office:value-type="float" office:value="309.82">
            <text:p>309.82</text:p>
          </table:table-cell>
          <table:table-cell office:value-type="float" office:value="261.19">
            <text:p>261.19</text:p>
          </table:table-cell>
          <table:table-cell/>
          <table:table-cell table:formula="of:=ROUND([.G11] *[.E12] /[.E11])" office:value-type="float" office:value="638">
            <text:p>638</text:p>
          </table:table-cell>
          <table:table-cell office:value-type="float" office:value="0">
            <text:p>0</text:p>
          </table:table-cell>
          <table:table-cell table:formula="of:=IF([.G12] &gt;0;[.G12];[.H12])" office:value-type="float" office:value="638">
            <text:p>638</text:p>
          </table:table-cell>
          <table:table-cell office:value-type="string">
            <text:p>G</text:p>
          </table:table-cell>
          <table:table-cell table:formula="of:=ROUND(([.K11]* [.E12]/[.E11]);2)" office:value-type="float" office:value="200.71">
            <text:p>200.71</text:p>
          </table:table-cell>
          <table:table-cell table:formula="of:=ROUND(([.L11] * [.D12] /[.D11]);2)" office:value-type="float" office:value="263.94">
            <text:p>263.94</text:p>
          </table:table-cell>
          <table:table-cell table:formula="of:=ROUND(((([.K12]/[.L12]) -1) * 100);2)" office:value-type="float" office:value="-23.96">
            <text:p>-23.96</text:p>
          </table:table-cell>
          <table:table-cell table:number-columns-repeated="3"/>
        </table:table-row>
        <table:table-row table:style-name="ro1">
          <table:table-cell table:formula="of:=[.A12]+1" office:value-type="float" office:value="2008">
            <text:p>2008</text:p>
          </table:table-cell>
          <table:table-cell office:value-type="float" office:value="43.51">
            <text:p>43.51</text:p>
          </table:table-cell>
          <table:table-cell office:value-type="float" office:value="15771">
            <text:p>15771</text:p>
          </table:table-cell>
          <table:table-cell table:formula="of:=ROUND(([.C13]/[.B13]);2)" office:value-type="float" office:value="362.47">
            <text:p>362.47</text:p>
          </table:table-cell>
          <table:table-cell office:value-type="float" office:value="287.29">
            <text:p>287.29</text:p>
          </table:table-cell>
          <table:table-cell/>
          <table:table-cell table:style-name="ce7" table:formula="of:=ROUND([.G12] *[.E13] /[.E12])" office:value-type="float" office:value="702">
            <text:p>702</text:p>
          </table:table-cell>
          <table:table-cell table:style-name="ce7" table:formula="of:=ROUND([.H12] *[.D13]/[.D12])" office:value-type="float" office:value="0">
            <text:p>0</text:p>
          </table:table-cell>
          <table:table-cell table:style-name="ce7" table:formula="of:=IF([.G13] &gt;0;[.G13];[.H13])" office:value-type="float" office:value="702">
            <text:p>702</text:p>
          </table:table-cell>
          <table:table-cell table:style-name="ce12" office:value-type="string">
            <text:p>G</text:p>
          </table:table-cell>
          <table:table-cell table:style-name="ce7" table:formula="of:=ROUND(([.K12]* [.E13]/[.E12]);2)" office:value-type="float" office:value="220.77">
            <text:p>220.77</text:p>
          </table:table-cell>
          <table:table-cell table:style-name="ce7" table:formula="of:=ROUND(([.L12] * [.D13] /[.D12]);2)" office:value-type="float" office:value="308.79">
            <text:p>308.79</text:p>
          </table:table-cell>
          <table:table-cell table:style-name="ce7" table:formula="of:=ROUND(((([.K13]/[.L13]) -1) * 100);2)" office:value-type="float" office:value="-28.5">
            <text:p>-28.5</text:p>
          </table:table-cell>
          <table:table-cell table:number-columns-repeated="3"/>
        </table:table-row>
        <table:table-row table:style-name="ro1">
          <table:table-cell table:formula="of:=[.A13]+1" office:value-type="float" office:value="2009">
            <text:p>2009</text:p>
          </table:table-cell>
          <table:table-cell office:value-type="float" office:value="48.41">
            <text:p>48.41</text:p>
          </table:table-cell>
          <table:table-cell office:value-type="float" office:value="9745">
            <text:p>9745</text:p>
          </table:table-cell>
          <table:table-cell table:formula="of:=ROUND(([.C14]/[.B14]);2)" office:value-type="float" office:value="201.3">
            <text:p>201.3</text:p>
          </table:table-cell>
          <table:table-cell office:value-type="float" office:value="299.52">
            <text:p>299.52</text:p>
          </table:table-cell>
          <table:table-cell/>
          <table:table-cell table:formula="of:=ROUND([.G13] *[.E14] /[.E13])" office:value-type="float" office:value="732">
            <text:p>732</text:p>
          </table:table-cell>
          <table:table-cell office:value-type="float" office:value="0">
            <text:p>0</text:p>
          </table:table-cell>
          <table:table-cell table:formula="of:=IF([.G14] &gt;0;[.G14];[.H14])" office:value-type="float" office:value="732">
            <text:p>732</text:p>
          </table:table-cell>
          <table:table-cell office:value-type="string">
            <text:p>G</text:p>
          </table:table-cell>
          <table:table-cell table:formula="of:=ROUND(([.K13]* [.E14]/[.E13]);2)" office:value-type="float" office:value="230.17">
            <text:p>230.17</text:p>
          </table:table-cell>
          <table:table-cell table:formula="of:=ROUND(([.L13] * [.D14] /[.D13]);2)" office:value-type="float" office:value="171.49">
            <text:p>171.49</text:p>
          </table:table-cell>
          <table:table-cell table:formula="of:=ROUND(((([.K14]/[.L14]) -1) * 100);2)" office:value-type="float" office:value="34.22">
            <text:p>34.22</text:p>
          </table:table-cell>
          <table:table-cell table:number-columns-repeated="3"/>
        </table:table-row>
        <table:table-row table:style-name="ro1">
          <table:table-cell table:formula="of:=[.A14]+1" office:value-type="float" office:value="2010">
            <text:p>2010</text:p>
          </table:table-cell>
          <table:table-cell office:value-type="float" office:value="45.73">
            <text:p>45.73</text:p>
          </table:table-cell>
          <table:table-cell office:value-type="float" office:value="17555">
            <text:p>17555</text:p>
          </table:table-cell>
          <table:table-cell table:formula="of:=ROUND(([.C15]/[.B15]);2)" office:value-type="float" office:value="383.88">
            <text:p>383.88</text:p>
          </table:table-cell>
          <table:table-cell office:value-type="float" office:value="404.55">
            <text:p>404.55</text:p>
          </table:table-cell>
          <table:table-cell/>
          <table:table-cell table:formula="of:=ROUND([.G14] *[.E15] /[.E14])" office:value-type="float" office:value="989">
            <text:p>989</text:p>
          </table:table-cell>
          <table:table-cell office:value-type="float" office:value="0">
            <text:p>0</text:p>
          </table:table-cell>
          <table:table-cell table:formula="of:=IF([.G15] &gt;0;[.G15];[.H15])" office:value-type="float" office:value="989">
            <text:p>989</text:p>
          </table:table-cell>
          <table:table-cell office:value-type="string">
            <text:p>G</text:p>
          </table:table-cell>
          <table:table-cell table:formula="of:=ROUND(([.K14]* [.E15]/[.E14]);2)" office:value-type="float" office:value="310.88">
            <text:p>310.88</text:p>
          </table:table-cell>
          <table:table-cell table:formula="of:=ROUND(([.L14] * [.D15] /[.D14]);2)" office:value-type="float" office:value="327.03">
            <text:p>327.03</text:p>
          </table:table-cell>
          <table:table-cell table:formula="of:=ROUND(((([.K15]/[.L15]) -1) * 100);2)" office:value-type="float" office:value="-4.94">
            <text:p>-4.94</text:p>
          </table:table-cell>
          <table:table-cell table:number-columns-repeated="3"/>
        </table:table-row>
        <table:table-row table:style-name="ro1">
          <table:table-cell table:formula="of:=[.A15]+1" office:value-type="float" office:value="2011">
            <text:p>2011</text:p>
          </table:table-cell>
          <table:table-cell office:value-type="float" office:value="46.67">
            <text:p>46.67</text:p>
          </table:table-cell>
          <table:table-cell office:value-type="float" office:value="19463">
            <text:p>19463</text:p>
          </table:table-cell>
          <table:table-cell table:formula="of:=ROUND(([.C16]/[.B16]);2)" office:value-type="float" office:value="417.03">
            <text:p>417.03</text:p>
          </table:table-cell>
          <table:table-cell office:value-type="float" office:value="565.67">
            <text:p>565.67</text:p>
          </table:table-cell>
          <table:table-cell/>
          <table:table-cell table:formula="of:=ROUND([.G15] *[.E16] /[.E15])" office:value-type="float" office:value="1383">
            <text:p>1383</text:p>
          </table:table-cell>
          <table:table-cell office:value-type="float" office:value="0">
            <text:p>0</text:p>
          </table:table-cell>
          <table:table-cell table:formula="of:=IF([.G16] &gt;0;[.G16];[.H16])" office:value-type="float" office:value="1383">
            <text:p>1383</text:p>
          </table:table-cell>
          <table:table-cell office:value-type="string">
            <text:p>G</text:p>
          </table:table-cell>
          <table:table-cell table:formula="of:=ROUND(([.K15]* [.E16]/[.E15]);2)" office:value-type="float" office:value="434.69">
            <text:p>434.69</text:p>
          </table:table-cell>
          <table:table-cell table:formula="of:=ROUND(([.L15] * [.D16] /[.D15]);2)" office:value-type="float" office:value="355.27">
            <text:p>355.27</text:p>
          </table:table-cell>
          <table:table-cell table:formula="of:=ROUND(((([.K16]/[.L16]) -1) * 100);2)" office:value-type="float" office:value="22.35">
            <text:p>22.35</text:p>
          </table:table-cell>
          <table:table-cell table:number-columns-repeated="3"/>
        </table:table-row>
        <table:table-row table:style-name="ro1">
          <table:table-cell table:formula="of:=[.A16]+1" office:value-type="float" office:value="2012">
            <text:p>2012</text:p>
          </table:table-cell>
          <table:table-cell office:value-type="float" office:value="53.44">
            <text:p>53.44</text:p>
          </table:table-cell>
          <table:table-cell office:value-type="float" office:value="17429">
            <text:p>17429</text:p>
          </table:table-cell>
          <table:table-cell table:formula="of:=ROUND(([.C17]/[.B17]);2)" office:value-type="float" office:value="326.14">
            <text:p>326.14</text:p>
          </table:table-cell>
          <table:table-cell office:value-type="float" office:value="581.03">
            <text:p>581.03</text:p>
          </table:table-cell>
          <table:table-cell/>
          <table:table-cell table:style-name="ce6" table:formula="of:=ROUND([.G16] *[.E17] /[.E16])" office:value-type="float" office:value="1421">
            <text:p>1421</text:p>
          </table:table-cell>
          <table:table-cell table:style-name="ce6" table:formula="of:=[.G17]" office:value-type="float" office:value="1421">
            <text:p>1421</text:p>
          </table:table-cell>
          <table:table-cell table:style-name="ce6" table:formula="of:=IF([.G17] &gt;0;[.G17];[.H17])" office:value-type="float" office:value="1421">
            <text:p>1421</text:p>
          </table:table-cell>
          <table:table-cell table:style-name="ce11" office:value-type="string">
            <text:p>G to S</text:p>
          </table:table-cell>
          <table:table-cell table:style-name="ce6" table:formula="of:=ROUND(([.K16]* [.E17]/[.E16]);2)" office:value-type="float" office:value="446.49">
            <text:p>446.49</text:p>
          </table:table-cell>
          <table:table-cell table:style-name="ce6" table:formula="of:=ROUND(([.L16] * [.D17] /[.D16]);2)" office:value-type="float" office:value="277.84">
            <text:p>277.84</text:p>
          </table:table-cell>
          <table:table-cell table:style-name="ce5" table:formula="of:=ROUND(((([.K17]/[.L17]) -1) * 100);2)" office:value-type="float" office:value="60.7">
            <text:p>60.7</text:p>
          </table:table-cell>
          <table:table-cell office:value-type="string">
            <text:p>Sensex is available @ 61 % discount</text:p>
          </table:table-cell>
          <table:table-cell table:number-columns-repeated="2"/>
        </table:table-row>
        <table:table-row table:style-name="ro1">
          <table:table-cell table:formula="of:=[.A17]+1" office:value-type="float" office:value="2013">
            <text:p>2013</text:p>
          </table:table-cell>
          <table:table-cell office:value-type="float" office:value="56.57">
            <text:p>56.57</text:p>
          </table:table-cell>
          <table:table-cell office:value-type="float" office:value="18890">
            <text:p>18890</text:p>
          </table:table-cell>
          <table:table-cell table:formula="of:=ROUND(([.C18]/[.B18]);2)" office:value-type="float" office:value="333.92">
            <text:p>333.92</text:p>
          </table:table-cell>
          <table:table-cell office:value-type="float" office:value="523.25">
            <text:p>523.25</text:p>
          </table:table-cell>
          <table:table-cell/>
          <table:table-cell office:value-type="float" office:value="0">
            <text:p>0</text:p>
          </table:table-cell>
          <table:table-cell table:formula="of:=ROUND([.H17] *[.D18]/[.D17])" office:value-type="float" office:value="1455">
            <text:p>1455</text:p>
          </table:table-cell>
          <table:table-cell table:formula="of:=IF([.G18] &gt;0;[.G18];[.H18])" office:value-type="float" office:value="1455">
            <text:p>1455</text:p>
          </table:table-cell>
          <table:table-cell office:value-type="string">
            <text:p>S</text:p>
          </table:table-cell>
          <table:table-cell table:formula="of:=ROUND(([.K17]* [.E18]/[.E17]);2)" office:value-type="float" office:value="402.09">
            <text:p>402.09</text:p>
          </table:table-cell>
          <table:table-cell table:formula="of:=ROUND(([.L17] * [.D18] /[.D17]);2)" office:value-type="float" office:value="284.47">
            <text:p>284.47</text:p>
          </table:table-cell>
          <table:table-cell table:formula="of:=ROUND(((([.K18]/[.L18]) -1) * 100);2)" office:value-type="float" office:value="41.35">
            <text:p>41.35</text:p>
          </table:table-cell>
          <table:table-cell table:number-columns-repeated="3"/>
        </table:table-row>
        <table:table-row table:style-name="ro1">
          <table:table-cell table:formula="of:=[.A18]+1" office:value-type="float" office:value="2014">
            <text:p>2014</text:p>
          </table:table-cell>
          <table:table-cell office:value-type="float" office:value="62.33">
            <text:p>62.33</text:p>
          </table:table-cell>
          <table:table-cell office:value-type="float" office:value="22455">
            <text:p>22455</text:p>
          </table:table-cell>
          <table:table-cell table:formula="of:=ROUND(([.C19]/[.B19]);2)" office:value-type="float" office:value="360.26">
            <text:p>360.26</text:p>
          </table:table-cell>
          <table:table-cell office:value-type="float" office:value="449.33">
            <text:p>449.33</text:p>
          </table:table-cell>
          <table:table-cell/>
          <table:table-cell office:value-type="float" office:value="0">
            <text:p>0</text:p>
          </table:table-cell>
          <table:table-cell table:formula="of:=ROUND([.H18] *[.D19]/[.D18])" office:value-type="float" office:value="1570">
            <text:p>1570</text:p>
          </table:table-cell>
          <table:table-cell table:formula="of:=IF([.G19] &gt;0;[.G19];[.H19])" office:value-type="float" office:value="1570">
            <text:p>1570</text:p>
          </table:table-cell>
          <table:table-cell office:value-type="string">
            <text:p>S</text:p>
          </table:table-cell>
          <table:table-cell table:formula="of:=ROUND(([.K18]* [.E19]/[.E18]);2)" office:value-type="float" office:value="345.29">
            <text:p>345.29</text:p>
          </table:table-cell>
          <table:table-cell table:formula="of:=ROUND(([.L18] * [.D19] /[.D18]);2)" office:value-type="float" office:value="306.91">
            <text:p>306.91</text:p>
          </table:table-cell>
          <table:table-cell table:formula="of:=ROUND(((([.K19]/[.L19]) -1) * 100);2)" office:value-type="float" office:value="12.51">
            <text:p>12.51</text:p>
          </table:table-cell>
          <table:table-cell table:number-columns-repeated="3"/>
        </table:table-row>
        <table:table-row table:style-name="ro1">
          <table:table-cell table:formula="of:=[.A19]+1" office:value-type="float" office:value="2015">
            <text:p>2015</text:p>
          </table:table-cell>
          <table:table-cell office:value-type="float" office:value="62.97">
            <text:p>62.97</text:p>
          </table:table-cell>
          <table:table-cell office:value-type="float" office:value="27954">
            <text:p>27954</text:p>
          </table:table-cell>
          <table:table-cell table:formula="of:=ROUND(([.C20]/[.B20]);2)" office:value-type="float" office:value="443.93">
            <text:p>443.93</text:p>
          </table:table-cell>
          <table:table-cell office:value-type="float" office:value="418.34">
            <text:p>418.34</text:p>
          </table:table-cell>
          <table:table-cell/>
          <table:table-cell table:style-name="ce6" table:formula="of:=[.H20]" office:value-type="float" office:value="1935">
            <text:p>1935</text:p>
          </table:table-cell>
          <table:table-cell table:style-name="ce6" table:formula="of:=ROUND([.H19] *[.D20]/[.D19])" office:value-type="float" office:value="1935">
            <text:p>1935</text:p>
          </table:table-cell>
          <table:table-cell table:style-name="ce6" table:formula="of:=IF([.G20] &gt;0;[.G20];[.H20])" office:value-type="float" office:value="1935">
            <text:p>1935</text:p>
          </table:table-cell>
          <table:table-cell table:style-name="ce11" office:value-type="string">
            <text:p>S to G</text:p>
          </table:table-cell>
          <table:table-cell table:style-name="ce6" table:formula="of:=ROUND(([.K19]* [.E20]/[.E19]);2)" office:value-type="float" office:value="321.48">
            <text:p>321.48</text:p>
          </table:table-cell>
          <table:table-cell table:style-name="ce6" table:formula="of:=ROUND(([.L19] * [.D20] /[.D19]);2)" office:value-type="float" office:value="378.19">
            <text:p>378.19</text:p>
          </table:table-cell>
          <table:table-cell table:style-name="ce5" table:formula="of:=ROUND(((([.K20]/[.L20]) -1) * 100);2)" office:value-type="float" office:value="-15">
            <text:p>-15</text:p>
          </table:table-cell>
          <table:table-cell office:value-type="string">
            <text:p>Gold is available @ 15 % discount</text:p>
          </table:table-cell>
          <table:table-cell table:number-columns-repeated="2"/>
        </table:table-row>
        <table:table-row table:style-name="ro1">
          <table:table-cell table:formula="of:=[.A20]+1" office:value-type="float" office:value="2016">
            <text:p>2016</text:p>
          </table:table-cell>
          <table:table-cell office:value-type="float" office:value="66.46">
            <text:p>66.46</text:p>
          </table:table-cell>
          <table:table-cell office:value-type="float" office:value="25301">
            <text:p>25301</text:p>
          </table:table-cell>
          <table:table-cell table:formula="of:=ROUND(([.C21]/[.B21]);2)" office:value-type="float" office:value="380.7">
            <text:p>380.7</text:p>
          </table:table-cell>
          <table:table-cell office:value-type="float" office:value="430.69">
            <text:p>430.69</text:p>
          </table:table-cell>
          <table:table-cell/>
          <table:table-cell table:style-name="ce8" table:formula="of:=ROUND([.G20] *[.E21] /[.E20])" office:value-type="float" office:value="1992">
            <text:p>1992</text:p>
          </table:table-cell>
          <table:table-cell table:style-name="ce8" table:formula="of:=[.G21]" office:value-type="float" office:value="1992">
            <text:p>1992</text:p>
          </table:table-cell>
          <table:table-cell table:style-name="ce8" table:formula="of:=IF([.G21] &gt;0;[.G21];[.H21])" office:value-type="float" office:value="1992">
            <text:p>1992</text:p>
          </table:table-cell>
          <table:table-cell table:style-name="ce13" office:value-type="string">
            <text:p>G to S</text:p>
          </table:table-cell>
          <table:table-cell table:style-name="ce8" table:formula="of:=ROUND(([.K20]* [.E21]/[.E20]);2)" office:value-type="float" office:value="330.97">
            <text:p>330.97</text:p>
          </table:table-cell>
          <table:table-cell table:style-name="ce8" table:formula="of:=ROUND(([.L20] * [.D21] /[.D20]);2)" office:value-type="float" office:value="324.32">
            <text:p>324.32</text:p>
          </table:table-cell>
          <table:table-cell table:style-name="ce5" table:formula="of:=ROUND(((([.K21]/[.L21]) -1) * 100);2)" office:value-type="float" office:value="2.05">
            <text:p>2.05</text:p>
          </table:table-cell>
          <table:table-cell table:number-columns-repeated="3"/>
        </table:table-row>
        <table:table-row table:style-name="ro1">
          <table:table-cell table:formula="of:=[.A21]+1" office:value-type="float" office:value="2017">
            <text:p>2017</text:p>
          </table:table-cell>
          <table:table-cell office:value-type="float" office:value="67.79">
            <text:p>67.79</text:p>
          </table:table-cell>
          <table:table-cell office:value-type="float" office:value="29737">
            <text:p>29737</text:p>
          </table:table-cell>
          <table:table-cell table:formula="of:=ROUND(([.C22]/[.B22]);2)" office:value-type="float" office:value="438.66">
            <text:p>438.66</text:p>
          </table:table-cell>
          <table:table-cell office:value-type="float" office:value="437.64">
            <text:p>437.64</text:p>
          </table:table-cell>
          <table:table-cell/>
          <table:table-cell office:value-type="float" office:value="0">
            <text:p>0</text:p>
          </table:table-cell>
          <table:table-cell table:formula="of:=ROUND([.H21] *[.D22]/[.D21])" office:value-type="float" office:value="2295">
            <text:p>2295</text:p>
          </table:table-cell>
          <table:table-cell table:formula="of:=IF([.G22] &gt;0;[.G22];[.H22])" office:value-type="float" office:value="2295">
            <text:p>2295</text:p>
          </table:table-cell>
          <table:table-cell office:value-type="string">
            <text:p>S</text:p>
          </table:table-cell>
          <table:table-cell table:formula="of:=ROUND(([.K21]* [.E22]/[.E21]);2)" office:value-type="float" office:value="336.31">
            <text:p>336.31</text:p>
          </table:table-cell>
          <table:table-cell table:formula="of:=ROUND(([.L21] * [.D22] /[.D21]);2)" office:value-type="float" office:value="373.7">
            <text:p>373.7</text:p>
          </table:table-cell>
          <table:table-cell table:formula="of:=ROUND(((([.K22]/[.L22]) -1) * 100);2)" office:value-type="float" office:value="-10.01">
            <text:p>-10.01</text:p>
          </table:table-cell>
          <table:table-cell table:number-columns-repeated="3"/>
        </table:table-row>
        <table:table-row table:style-name="ro1">
          <table:table-cell table:formula="of:=[.A22]+1" office:value-type="float" office:value="2018">
            <text:p>2018</text:p>
          </table:table-cell>
          <table:table-cell office:value-type="float" office:value="70.09">
            <text:p>70.09</text:p>
          </table:table-cell>
          <table:table-cell office:value-type="float" office:value="33030">
            <text:p>33030</text:p>
          </table:table-cell>
          <table:table-cell table:formula="of:=ROUND(([.C23]/[.B23]);2)" office:value-type="float" office:value="471.25">
            <text:p>471.25</text:p>
          </table:table-cell>
          <table:table-cell office:value-type="float" office:value="450.49">
            <text:p>450.49</text:p>
          </table:table-cell>
          <table:table-cell/>
          <table:table-cell office:value-type="float" office:value="0">
            <text:p>0</text:p>
          </table:table-cell>
          <table:table-cell table:formula="of:=ROUND([.H22] *[.D23]/[.D22])" office:value-type="float" office:value="2466">
            <text:p>2466</text:p>
          </table:table-cell>
          <table:table-cell table:formula="of:=IF([.G23] &gt;0;[.G23];[.H23])" office:value-type="float" office:value="2466">
            <text:p>2466</text:p>
          </table:table-cell>
          <table:table-cell office:value-type="string">
            <text:p>S</text:p>
          </table:table-cell>
          <table:table-cell table:formula="of:=ROUND(([.K22]* [.E23]/[.E22]);2)" office:value-type="float" office:value="346.18">
            <text:p>346.18</text:p>
          </table:table-cell>
          <table:table-cell table:formula="of:=ROUND(([.L22] * [.D23] /[.D22]);2)" office:value-type="float" office:value="401.46">
            <text:p>401.46</text:p>
          </table:table-cell>
          <table:table-cell table:formula="of:=ROUND(((([.K23]/[.L23]) -1) * 100);2)" office:value-type="float" office:value="-13.77">
            <text:p>-13.77</text:p>
          </table:table-cell>
          <table:table-cell table:number-columns-repeated="3"/>
        </table:table-row>
        <table:table-row table:style-name="ro1">
          <table:table-cell table:formula="of:=[.A23]+1" office:value-type="float" office:value="2019">
            <text:p>2019</text:p>
          </table:table-cell>
          <table:table-cell office:value-type="float" office:value="68.95">
            <text:p>68.95</text:p>
          </table:table-cell>
          <table:table-cell office:value-type="float" office:value="38858">
            <text:p>38858</text:p>
          </table:table-cell>
          <table:table-cell table:formula="of:=ROUND(([.C24]/[.B24]);2)" office:value-type="float" office:value="563.57">
            <text:p>563.57</text:p>
          </table:table-cell>
          <table:table-cell office:value-type="float" office:value="474.55">
            <text:p>474.55</text:p>
          </table:table-cell>
          <table:table-cell/>
          <table:table-cell office:value-type="float" office:value="0">
            <text:p>0</text:p>
          </table:table-cell>
          <table:table-cell table:formula="of:=ROUND([.H23] *[.D24]/[.D23])" office:value-type="float" office:value="2949">
            <text:p>2949</text:p>
          </table:table-cell>
          <table:table-cell table:formula="of:=IF([.G24] &gt;0;[.G24];[.H24])" office:value-type="float" office:value="2949">
            <text:p>2949</text:p>
          </table:table-cell>
          <table:table-cell office:value-type="string">
            <text:p>S</text:p>
          </table:table-cell>
          <table:table-cell table:formula="of:=ROUND(([.K23]* [.E24]/[.E23]);2)" office:value-type="float" office:value="364.67">
            <text:p>364.67</text:p>
          </table:table-cell>
          <table:table-cell table:formula="of:=ROUND(([.L23] * [.D24] /[.D23]);2)" office:value-type="float" office:value="480.11">
            <text:p>480.11</text:p>
          </table:table-cell>
          <table:table-cell table:formula="of:=ROUND(((([.K24]/[.L24]) -1) * 100);2)" office:value-type="float" office:value="-24.04">
            <text:p>-24.04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>
            <text:p>Term</text:p>
          </table:table-cell>
          <table:table-cell table:style-name="Default" table:formula="of:=[.A24]-[.A2]" office:value-type="float" office:value="22">
            <text:p>22</text:p>
          </table:table-cell>
          <table:table-cell table:style-name="Default" table:number-columns-repeated="3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>
            <text:p>Growth</text:p>
          </table:table-cell>
          <table:table-cell table:style-name="Default" table:formula="of:=ROUND(([.B24]/[.B2]);2)" office:value-type="float" office:value="1.9">
            <text:p>1.9</text:p>
          </table:table-cell>
          <table:table-cell table:style-name="Default" table:formula="of:=ROUND(([.C24]/[.C2]);2)" office:value-type="float" office:value="9.12">
            <text:p>9.12</text:p>
          </table:table-cell>
          <table:table-cell table:style-name="Default" table:formula="of:=ROUND(([.D24]/[.D2]);2)" office:value-type="float" office:value="4.8">
            <text:p>4.8</text:p>
          </table:table-cell>
          <table:table-cell table:style-name="Default" table:formula="of:=ROUND(([.E24]/[.E2]);2)" office:value-type="float" office:value="3.65">
            <text:p>3.65</text:p>
          </table:table-cell>
          <table:table-cell/>
          <table:table-cell table:style-name="Default" table:number-columns-repeated="2"/>
          <table:table-cell table:style-name="Default" table:formula="of:=ROUND(([.I24]/[.I2]);2)" office:value-type="float" office:value="29.49">
            <text:p>29.49</text:p>
          </table:table-cell>
          <table:table-cell table:style-name="Default"/>
          <table:table-cell table:style-name="Default" table:formula="of:=ROUND(([.K24]/[.K2]);2)" office:value-type="float" office:value="3.65">
            <text:p>3.65</text:p>
          </table:table-cell>
          <table:table-cell table:style-name="Default" table:formula="of:=ROUND(([.L24]/[.L2]);2)" office:value-type="float" office:value="4.8">
            <text:p>4.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CAGR</text:p>
          </table:table-cell>
          <table:table-cell table:style-name="Default" table:formula="of:=ROUND(((([.B24]/[.B2]) ^ (1/[.$B$26]) -1) * 100);2)" office:value-type="float" office:value="2.96">
            <text:p>2.96</text:p>
          </table:table-cell>
          <table:table-cell table:style-name="Default" table:formula="of:=ROUND(((([.C24]/[.C2]) ^ (1/[.$B$26]) -1) * 100);2)" office:value-type="float" office:value="10.57">
            <text:p>10.57</text:p>
          </table:table-cell>
          <table:table-cell table:style-name="Default" table:formula="of:=ROUND(((([.D24]/[.D2]) ^ (1/[.$B$26]) -1) * 100);2)" office:value-type="float" office:value="7.39">
            <text:p>7.39</text:p>
          </table:table-cell>
          <table:table-cell table:style-name="Default" table:formula="of:=ROUND(((([.E24]/[.E2]) ^ (1/[.$B$26]) -1) * 100);2)" office:value-type="float" office:value="6.06">
            <text:p>6.06</text:p>
          </table:table-cell>
          <table:table-cell/>
          <table:table-cell table:style-name="Default" table:number-columns-repeated="2"/>
          <table:table-cell table:style-name="Default" table:formula="of:=ROUND(((([.I24]/[.I2]) ^ (1/[.$B$26]) -1) * 100);2)" office:value-type="float" office:value="16.63">
            <text:p>16.63</text:p>
          </table:table-cell>
          <table:table-cell table:style-name="Default"/>
          <table:table-cell table:style-name="Default" table:formula="of:=ROUND(((([.K24]/[.K2]) ^ (1/[.$B$26]) -1) * 100);2)" office:value-type="float" office:value="6.06">
            <text:p>6.06</text:p>
          </table:table-cell>
          <table:table-cell table:style-name="Default" table:formula="of:=ROUND(((([.L24]/[.L2]) ^ (1/[.$B$26]) -1) * 100);2)" office:value-type="float" office:value="7.39">
            <text:p>7.39</text:p>
          </table:table-cell>
          <table:table-cell table:style-name="Default"/>
          <table:table-cell table:number-columns-repeated="3"/>
        </table:table-row>
      </table:table>
      <table:table table:name="SensexINRvsUSD" table:style-name="ta1" table:print="false">
        <table:table-column table:style-name="co1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Default"/>
        <table:table-row table:style-name="ro1">
          <table:table-cell table:style-name="ce2" office:value-type="string">
            <text:p>Year</text:p>
          </table:table-cell>
          <table:table-cell table:style-name="ce2" office:value-type="string">
            <text:p>1 USD to INR</text:p>
          </table:table-cell>
          <table:table-cell table:style-name="ce2" office:value-type="string">
            <text:p>Sensex (INR)</text:p>
          </table:table-cell>
          <table:table-cell table:style-name="ce2" office:value-type="string">
            <text:p>Sensex (USD)</text:p>
          </table:table-cell>
          <table:table-cell table:style-name="ce2" office:value-type="string">
            <text:p>Normalized Sensex (INR)</text:p>
          </table:table-cell>
          <table:table-cell>
            <draw:frame table:end-cell-address="SensexINRvsUSD.M20" table:end-x="0.1776in" table:end-y="0.1654in" draw:z-index="0" draw:style-name="gr1" draw:text-style-name="P1" svg:width="6.2988in" svg:height="3.535in" svg:x="0.9909in" svg:y="0.0083in">
              <draw:object draw:notify-on-update-of-ranges="SensexINRvsUSD.D1:SensexINRvsUSD.D1 SensexINRvsUSD.D2:SensexINRvsUSD.D24 SensexINRvsUSD.E1:SensexINRvsUSD.E1 SensexINRvsUSD.E2:SensexINRvsUSD.E2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formula="of:=1997" office:value-type="float" office:value="1997">
            <text:p>1997</text:p>
          </table:table-cell>
          <table:table-cell office:value-type="float" office:value="36.31">
            <text:p>36.31</text:p>
          </table:table-cell>
          <table:table-cell office:value-type="float" office:value="4263">
            <text:p>4263</text:p>
          </table:table-cell>
          <table:table-cell table:formula="of:=ROUND(([.C2]/[.B2]);2)" office:value-type="float" office:value="117.41">
            <text:p>117.41</text:p>
          </table:table-cell>
          <table:table-cell table:formula="of:=[.C2]/50" office:value-type="float" office:value="85.26">
            <text:p>85.26</text:p>
          </table:table-cell>
          <table:table-cell/>
        </table:table-row>
        <table:table-row table:style-name="ro1">
          <table:table-cell table:formula="of:=[.A2]+1" office:value-type="float" office:value="1998">
            <text:p>1998</text:p>
          </table:table-cell>
          <table:table-cell office:value-type="float" office:value="41.26">
            <text:p>41.26</text:p>
          </table:table-cell>
          <table:table-cell office:value-type="float" office:value="3901">
            <text:p>3901</text:p>
          </table:table-cell>
          <table:table-cell table:formula="of:=ROUND(([.C3]/[.B3]);2)" office:value-type="float" office:value="94.55">
            <text:p>94.55</text:p>
          </table:table-cell>
          <table:table-cell table:formula="of:=[.C3]/50" office:value-type="float" office:value="78.02">
            <text:p>78.02</text:p>
          </table:table-cell>
          <table:table-cell/>
        </table:table-row>
        <table:table-row table:style-name="ro1">
          <table:table-cell table:formula="of:=[.A3]+1" office:value-type="float" office:value="1999">
            <text:p>1999</text:p>
          </table:table-cell>
          <table:table-cell office:value-type="float" office:value="43.06">
            <text:p>43.06</text:p>
          </table:table-cell>
          <table:table-cell office:value-type="float" office:value="3750">
            <text:p>3750</text:p>
          </table:table-cell>
          <table:table-cell table:formula="of:=ROUND(([.C4]/[.B4]);2)" office:value-type="float" office:value="87.09">
            <text:p>87.09</text:p>
          </table:table-cell>
          <table:table-cell table:formula="of:=[.C4]/50" office:value-type="float" office:value="75">
            <text:p>75</text:p>
          </table:table-cell>
          <table:table-cell/>
        </table:table-row>
        <table:table-row table:style-name="ro1">
          <table:table-cell table:formula="of:=[.A4]+1" office:value-type="float" office:value="2000">
            <text:p>2000</text:p>
          </table:table-cell>
          <table:table-cell office:value-type="float" office:value="44.94">
            <text:p>44.94</text:p>
          </table:table-cell>
          <table:table-cell office:value-type="float" office:value="5070">
            <text:p>5070</text:p>
          </table:table-cell>
          <table:table-cell table:formula="of:=ROUND(([.C5]/[.B5]);2)" office:value-type="float" office:value="112.82">
            <text:p>112.82</text:p>
          </table:table-cell>
          <table:table-cell table:formula="of:=[.C5]/50" office:value-type="float" office:value="101.4">
            <text:p>101.4</text:p>
          </table:table-cell>
          <table:table-cell/>
        </table:table-row>
        <table:table-row table:style-name="ro1">
          <table:table-cell table:formula="of:=[.A5]+1" office:value-type="float" office:value="2001">
            <text:p>2001</text:p>
          </table:table-cell>
          <table:table-cell office:value-type="float" office:value="47.19">
            <text:p>47.19</text:p>
          </table:table-cell>
          <table:table-cell office:value-type="float" office:value="3491">
            <text:p>3491</text:p>
          </table:table-cell>
          <table:table-cell table:formula="of:=ROUND(([.C6]/[.B6]);2)" office:value-type="float" office:value="73.98">
            <text:p>73.98</text:p>
          </table:table-cell>
          <table:table-cell table:formula="of:=[.C6]/50" office:value-type="float" office:value="69.82">
            <text:p>69.82</text:p>
          </table:table-cell>
          <table:table-cell/>
        </table:table-row>
        <table:table-row table:style-name="ro1">
          <table:table-cell table:formula="of:=[.A6]+1" office:value-type="float" office:value="2002">
            <text:p>2002</text:p>
          </table:table-cell>
          <table:table-cell office:value-type="float" office:value="48.61">
            <text:p>48.61</text:p>
          </table:table-cell>
          <table:table-cell office:value-type="float" office:value="3482">
            <text:p>3482</text:p>
          </table:table-cell>
          <table:table-cell table:formula="of:=ROUND(([.C7]/[.B7]);2)" office:value-type="float" office:value="71.63">
            <text:p>71.63</text:p>
          </table:table-cell>
          <table:table-cell table:formula="of:=[.C7]/50" office:value-type="float" office:value="69.64">
            <text:p>69.64</text:p>
          </table:table-cell>
          <table:table-cell/>
        </table:table-row>
        <table:table-row table:style-name="ro1">
          <table:table-cell table:formula="of:=[.A7]+1" office:value-type="float" office:value="2003">
            <text:p>2003</text:p>
          </table:table-cell>
          <table:table-cell office:value-type="float" office:value="46.58">
            <text:p>46.58</text:p>
          </table:table-cell>
          <table:table-cell office:value-type="float" office:value="3037">
            <text:p>3037</text:p>
          </table:table-cell>
          <table:table-cell table:formula="of:=ROUND(([.C8]/[.B8]);2)" office:value-type="float" office:value="65.2">
            <text:p>65.2</text:p>
          </table:table-cell>
          <table:table-cell table:formula="of:=[.C8]/50" office:value-type="float" office:value="60.74">
            <text:p>60.74</text:p>
          </table:table-cell>
          <table:table-cell/>
        </table:table-row>
        <table:table-row table:style-name="ro1">
          <table:table-cell table:formula="of:=[.A8]+1" office:value-type="float" office:value="2004">
            <text:p>2004</text:p>
          </table:table-cell>
          <table:table-cell office:value-type="float" office:value="45.32">
            <text:p>45.32</text:p>
          </table:table-cell>
          <table:table-cell office:value-type="float" office:value="5599">
            <text:p>5599</text:p>
          </table:table-cell>
          <table:table-cell table:formula="of:=ROUND(([.C9]/[.B9]);2)" office:value-type="float" office:value="123.54">
            <text:p>123.54</text:p>
          </table:table-cell>
          <table:table-cell table:formula="of:=[.C9]/50" office:value-type="float" office:value="111.98">
            <text:p>111.98</text:p>
          </table:table-cell>
          <table:table-cell/>
        </table:table-row>
        <table:table-row table:style-name="ro1">
          <table:table-cell table:formula="of:=[.A9]+1" office:value-type="float" office:value="2005">
            <text:p>2005</text:p>
          </table:table-cell>
          <table:table-cell office:value-type="float" office:value="44.1">
            <text:p>44.1</text:p>
          </table:table-cell>
          <table:table-cell office:value-type="float" office:value="6506">
            <text:p>6506</text:p>
          </table:table-cell>
          <table:table-cell table:formula="of:=ROUND(([.C10]/[.B10]);2)" office:value-type="float" office:value="147.53">
            <text:p>147.53</text:p>
          </table:table-cell>
          <table:table-cell table:formula="of:=[.C10]/50" office:value-type="float" office:value="130.12">
            <text:p>130.12</text:p>
          </table:table-cell>
          <table:table-cell/>
        </table:table-row>
        <table:table-row table:style-name="ro1">
          <table:table-cell table:formula="of:=[.A10]+1" office:value-type="float" office:value="2006">
            <text:p>2006</text:p>
          </table:table-cell>
          <table:table-cell office:value-type="float" office:value="45.31">
            <text:p>45.31</text:p>
          </table:table-cell>
          <table:table-cell office:value-type="float" office:value="11342">
            <text:p>11342</text:p>
          </table:table-cell>
          <table:table-cell table:formula="of:=ROUND(([.C11]/[.B11]);2)" office:value-type="float" office:value="250.32">
            <text:p>250.32</text:p>
          </table:table-cell>
          <table:table-cell table:formula="of:=[.C11]/50" office:value-type="float" office:value="226.84">
            <text:p>226.84</text:p>
          </table:table-cell>
          <table:table-cell/>
        </table:table-row>
        <table:table-row table:style-name="ro1">
          <table:table-cell table:formula="of:=[.A11]+1" office:value-type="float" office:value="2007">
            <text:p>2007</text:p>
          </table:table-cell>
          <table:table-cell office:value-type="float" office:value="41.35">
            <text:p>41.35</text:p>
          </table:table-cell>
          <table:table-cell office:value-type="float" office:value="12811">
            <text:p>12811</text:p>
          </table:table-cell>
          <table:table-cell table:formula="of:=ROUND(([.C12]/[.B12]);2)" office:value-type="float" office:value="309.82">
            <text:p>309.82</text:p>
          </table:table-cell>
          <table:table-cell table:formula="of:=[.C12]/50" office:value-type="float" office:value="256.22">
            <text:p>256.22</text:p>
          </table:table-cell>
          <table:table-cell/>
        </table:table-row>
        <table:table-row table:style-name="ro1">
          <table:table-cell table:formula="of:=[.A12]+1" office:value-type="float" office:value="2008">
            <text:p>2008</text:p>
          </table:table-cell>
          <table:table-cell office:value-type="float" office:value="43.51">
            <text:p>43.51</text:p>
          </table:table-cell>
          <table:table-cell office:value-type="float" office:value="15771">
            <text:p>15771</text:p>
          </table:table-cell>
          <table:table-cell table:formula="of:=ROUND(([.C13]/[.B13]);2)" office:value-type="float" office:value="362.47">
            <text:p>362.47</text:p>
          </table:table-cell>
          <table:table-cell table:formula="of:=[.C13]/50" office:value-type="float" office:value="315.42">
            <text:p>315.42</text:p>
          </table:table-cell>
          <table:table-cell/>
        </table:table-row>
        <table:table-row table:style-name="ro1">
          <table:table-cell table:formula="of:=[.A13]+1" office:value-type="float" office:value="2009">
            <text:p>2009</text:p>
          </table:table-cell>
          <table:table-cell office:value-type="float" office:value="48.41">
            <text:p>48.41</text:p>
          </table:table-cell>
          <table:table-cell office:value-type="float" office:value="9745">
            <text:p>9745</text:p>
          </table:table-cell>
          <table:table-cell table:formula="of:=ROUND(([.C14]/[.B14]);2)" office:value-type="float" office:value="201.3">
            <text:p>201.3</text:p>
          </table:table-cell>
          <table:table-cell table:formula="of:=[.C14]/50" office:value-type="float" office:value="194.9">
            <text:p>194.9</text:p>
          </table:table-cell>
          <table:table-cell/>
        </table:table-row>
        <table:table-row table:style-name="ro1">
          <table:table-cell table:formula="of:=[.A14]+1" office:value-type="float" office:value="2010">
            <text:p>2010</text:p>
          </table:table-cell>
          <table:table-cell office:value-type="float" office:value="45.73">
            <text:p>45.73</text:p>
          </table:table-cell>
          <table:table-cell office:value-type="float" office:value="17555">
            <text:p>17555</text:p>
          </table:table-cell>
          <table:table-cell table:formula="of:=ROUND(([.C15]/[.B15]);2)" office:value-type="float" office:value="383.88">
            <text:p>383.88</text:p>
          </table:table-cell>
          <table:table-cell table:formula="of:=[.C15]/50" office:value-type="float" office:value="351.1">
            <text:p>351.1</text:p>
          </table:table-cell>
          <table:table-cell/>
        </table:table-row>
        <table:table-row table:style-name="ro1">
          <table:table-cell table:formula="of:=[.A15]+1" office:value-type="float" office:value="2011">
            <text:p>2011</text:p>
          </table:table-cell>
          <table:table-cell office:value-type="float" office:value="46.67">
            <text:p>46.67</text:p>
          </table:table-cell>
          <table:table-cell table:style-name="ce6" office:value-type="float" office:value="19463">
            <text:p>19463</text:p>
          </table:table-cell>
          <table:table-cell table:style-name="ce6" table:formula="of:=ROUND(([.C16]/[.B16]);2)" office:value-type="float" office:value="417.03">
            <text:p>417.03</text:p>
          </table:table-cell>
          <table:table-cell table:formula="of:=[.C16]/50" office:value-type="float" office:value="389.26">
            <text:p>389.26</text:p>
          </table:table-cell>
          <table:table-cell/>
        </table:table-row>
        <table:table-row table:style-name="ro1">
          <table:table-cell table:formula="of:=[.A16]+1" office:value-type="float" office:value="2012">
            <text:p>2012</text:p>
          </table:table-cell>
          <table:table-cell office:value-type="float" office:value="53.44">
            <text:p>53.44</text:p>
          </table:table-cell>
          <table:table-cell office:value-type="float" office:value="17429">
            <text:p>17429</text:p>
          </table:table-cell>
          <table:table-cell table:formula="of:=ROUND(([.C17]/[.B17]);2)" office:value-type="float" office:value="326.14">
            <text:p>326.14</text:p>
          </table:table-cell>
          <table:table-cell table:formula="of:=[.C17]/50" office:value-type="float" office:value="348.58">
            <text:p>348.58</text:p>
          </table:table-cell>
          <table:table-cell/>
        </table:table-row>
        <table:table-row table:style-name="ro1">
          <table:table-cell table:formula="of:=[.A17]+1" office:value-type="float" office:value="2013">
            <text:p>2013</text:p>
          </table:table-cell>
          <table:table-cell office:value-type="float" office:value="56.57">
            <text:p>56.57</text:p>
          </table:table-cell>
          <table:table-cell office:value-type="float" office:value="18890">
            <text:p>18890</text:p>
          </table:table-cell>
          <table:table-cell table:formula="of:=ROUND(([.C18]/[.B18]);2)" office:value-type="float" office:value="333.92">
            <text:p>333.92</text:p>
          </table:table-cell>
          <table:table-cell table:formula="of:=[.C18]/50" office:value-type="float" office:value="377.8">
            <text:p>377.8</text:p>
          </table:table-cell>
          <table:table-cell/>
        </table:table-row>
        <table:table-row table:style-name="ro1">
          <table:table-cell table:formula="of:=[.A18]+1" office:value-type="float" office:value="2014">
            <text:p>2014</text:p>
          </table:table-cell>
          <table:table-cell office:value-type="float" office:value="62.33">
            <text:p>62.33</text:p>
          </table:table-cell>
          <table:table-cell table:style-name="ce6" office:value-type="float" office:value="22455">
            <text:p>22455</text:p>
          </table:table-cell>
          <table:table-cell table:style-name="ce6" table:formula="of:=ROUND(([.C19]/[.B19]);2)" office:value-type="float" office:value="360.26">
            <text:p>360.26</text:p>
          </table:table-cell>
          <table:table-cell table:formula="of:=[.C19]/50" office:value-type="float" office:value="449.1">
            <text:p>449.1</text:p>
          </table:table-cell>
          <table:table-cell/>
        </table:table-row>
        <table:table-row table:style-name="ro1">
          <table:table-cell table:formula="of:=[.A19]+1" office:value-type="float" office:value="2015">
            <text:p>2015</text:p>
          </table:table-cell>
          <table:table-cell office:value-type="float" office:value="62.97">
            <text:p>62.97</text:p>
          </table:table-cell>
          <table:table-cell office:value-type="float" office:value="27954">
            <text:p>27954</text:p>
          </table:table-cell>
          <table:table-cell table:formula="of:=ROUND(([.C20]/[.B20]);2)" office:value-type="float" office:value="443.93">
            <text:p>443.93</text:p>
          </table:table-cell>
          <table:table-cell table:formula="of:=[.C20]/50" office:value-type="float" office:value="559.08">
            <text:p>559.08</text:p>
          </table:table-cell>
          <table:table-cell/>
        </table:table-row>
        <table:table-row table:style-name="ro1">
          <table:table-cell table:formula="of:=[.A20]+1" office:value-type="float" office:value="2016">
            <text:p>2016</text:p>
          </table:table-cell>
          <table:table-cell office:value-type="float" office:value="66.46">
            <text:p>66.46</text:p>
          </table:table-cell>
          <table:table-cell office:value-type="float" office:value="25301">
            <text:p>25301</text:p>
          </table:table-cell>
          <table:table-cell table:formula="of:=ROUND(([.C21]/[.B21]);2)" office:value-type="float" office:value="380.7">
            <text:p>380.7</text:p>
          </table:table-cell>
          <table:table-cell table:formula="of:=[.C21]/50" office:value-type="float" office:value="506.02">
            <text:p>506.02</text:p>
          </table:table-cell>
          <table:table-cell/>
        </table:table-row>
        <table:table-row table:style-name="ro1">
          <table:table-cell table:formula="of:=[.A21]+1" office:value-type="float" office:value="2017">
            <text:p>2017</text:p>
          </table:table-cell>
          <table:table-cell office:value-type="float" office:value="67.79">
            <text:p>67.79</text:p>
          </table:table-cell>
          <table:table-cell office:value-type="float" office:value="29737">
            <text:p>29737</text:p>
          </table:table-cell>
          <table:table-cell table:formula="of:=ROUND(([.C22]/[.B22]);2)" office:value-type="float" office:value="438.66">
            <text:p>438.66</text:p>
          </table:table-cell>
          <table:table-cell table:formula="of:=[.C22]/50" office:value-type="float" office:value="594.74">
            <text:p>594.74</text:p>
          </table:table-cell>
          <table:table-cell/>
        </table:table-row>
        <table:table-row table:style-name="ro1">
          <table:table-cell table:formula="of:=[.A22]+1" office:value-type="float" office:value="2018">
            <text:p>2018</text:p>
          </table:table-cell>
          <table:table-cell office:value-type="float" office:value="70.09">
            <text:p>70.09</text:p>
          </table:table-cell>
          <table:table-cell office:value-type="float" office:value="33030">
            <text:p>33030</text:p>
          </table:table-cell>
          <table:table-cell table:formula="of:=ROUND(([.C23]/[.B23]);2)" office:value-type="float" office:value="471.25">
            <text:p>471.25</text:p>
          </table:table-cell>
          <table:table-cell table:formula="of:=[.C23]/50" office:value-type="float" office:value="660.6">
            <text:p>660.6</text:p>
          </table:table-cell>
          <table:table-cell/>
        </table:table-row>
        <table:table-row table:style-name="ro1">
          <table:table-cell table:formula="of:=[.A23]+1" office:value-type="float" office:value="2019">
            <text:p>2019</text:p>
          </table:table-cell>
          <table:table-cell office:value-type="float" office:value="68.95">
            <text:p>68.95</text:p>
          </table:table-cell>
          <table:table-cell office:value-type="float" office:value="38858">
            <text:p>38858</text:p>
          </table:table-cell>
          <table:table-cell table:formula="of:=ROUND(([.C24]/[.B24]);2)" office:value-type="float" office:value="563.57">
            <text:p>563.57</text:p>
          </table:table-cell>
          <table:table-cell table:formula="of:=[.C24]/50" office:value-type="float" office:value="777.16">
            <text:p>777.16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>
            <draw:frame table:end-cell-address="SensexINRvsUSD.M46" table:end-x="0.1161in" table:end-y="0.0165in" draw:z-index="1" draw:style-name="gr1" draw:text-style-name="P1" svg:width="6.2988in" svg:height="3.5429in" svg:x="0.9295in" svg:y="0.0299in">
              <draw:object draw:notify-on-update-of-ranges="SensexINRvsUSD.A29:SensexINRvsUSD.A39 SensexINRvsUSD.C28:SensexINRvsUSD.C28 SensexINRvsUSD.C29:SensexINRvsUSD.C39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INR in circulation in Cr</text:p>
          </table:table-cell>
          <table:table-cell table:style-name="ce1" office:value-type="string">
            <text:p>Trillion INR</text:p>
          </table:table-cell>
          <table:table-cell table:style-name="ce1" office:value-type="string">
            <text:p>Growth</text:p>
          </table:table-cell>
          <table:table-cell table:style-name="ce1" office:value-type="string">
            <text:p>CAGR</text:p>
          </table:table-cell>
          <table:table-cell/>
        </table:table-row>
        <table:table-row table:style-name="ro1">
          <table:table-cell table:style-name="Default" office:value-type="float" office:value="2006">
            <text:p>2006</text:p>
          </table:table-cell>
          <table:table-cell table:style-name="Default" office:value-type="float" office:value="412124">
            <text:p>412124</text:p>
          </table:table-cell>
          <table:table-cell table:style-name="Default" table:formula="of:=ROUND(([.B29] * 10000000 / 1000000000000);3)" office:value-type="float" office:value="4.121">
            <text:p>4.121</text:p>
          </table:table-cell>
          <table:table-cell table:number-columns-repeated="2" table:style-name="Default" office:value-type="string">
            <text:p>-</text:p>
          </table:table-cell>
          <table:table-cell/>
        </table:table-row>
        <table:table-row table:style-name="ro1">
          <table:table-cell table:style-name="Default" table:formula="of:=[.A29]+1" office:value-type="float" office:value="2007">
            <text:p>2007</text:p>
          </table:table-cell>
          <table:table-cell table:style-name="Default" office:value-type="float" office:value="482854">
            <text:p>482854</text:p>
          </table:table-cell>
          <table:table-cell table:style-name="Default" table:formula="of:=ROUND(([.B30] * 10000000 / 1000000000000);3)" office:value-type="float" office:value="4.829">
            <text:p>4.829</text:p>
          </table:table-cell>
          <table:table-cell table:style-name="Default" table:formula="of:=ROUND(((([.C30]/[.C29]) -1) * 100);2)" office:value-type="float" office:value="17.18">
            <text:p>17.18</text:p>
          </table:table-cell>
          <table:table-cell table:style-name="Default" table:formula="of:=ROUND((((([.C30]/[.$C$29]) ^ (1 / ([.A30]-[.$A$29]))) -1) * 100);2)" office:value-type="float" office:value="17.18">
            <text:p>17.18</text:p>
          </table:table-cell>
          <table:table-cell/>
        </table:table-row>
        <table:table-row table:style-name="ro1">
          <table:table-cell table:style-name="Default" table:formula="of:=[.A30]+1" office:value-type="float" office:value="2008">
            <text:p>2008</text:p>
          </table:table-cell>
          <table:table-cell table:style-name="Default" office:value-type="float" office:value="568410">
            <text:p>568410</text:p>
          </table:table-cell>
          <table:table-cell table:style-name="Default" table:formula="of:=ROUND(([.B31] * 10000000 / 1000000000000);3)" office:value-type="float" office:value="5.684">
            <text:p>5.684</text:p>
          </table:table-cell>
          <table:table-cell table:style-name="Default" table:formula="of:=ROUND(((([.C31]/[.C30]) -1) * 100);2)" office:value-type="float" office:value="17.71">
            <text:p>17.71</text:p>
          </table:table-cell>
          <table:table-cell table:style-name="Default" table:formula="of:=ROUND((((([.C31]/[.$C$29]) ^ (1 / ([.A31]-[.$A$29]))) -1) * 100);2)" office:value-type="float" office:value="17.44">
            <text:p>17.44</text:p>
          </table:table-cell>
          <table:table-cell/>
        </table:table-row>
        <table:table-row table:style-name="ro1">
          <table:table-cell table:style-name="Default" table:formula="of:=[.A31]+1" office:value-type="float" office:value="2009">
            <text:p>2009</text:p>
          </table:table-cell>
          <table:table-cell table:style-name="Default" office:value-type="float" office:value="767492">
            <text:p>767492</text:p>
          </table:table-cell>
          <table:table-cell table:style-name="Default" table:formula="of:=ROUND(([.B32] * 10000000 / 1000000000000);3)" office:value-type="float" office:value="7.675">
            <text:p>7.675</text:p>
          </table:table-cell>
          <table:table-cell table:style-name="Default" table:formula="of:=ROUND(((([.C32]/[.C31]) -1) * 100);2)" office:value-type="float" office:value="35.03">
            <text:p>35.03</text:p>
          </table:table-cell>
          <table:table-cell table:style-name="Default" table:formula="of:=ROUND((((([.C32]/[.$C$29]) ^ (1 / ([.A32]-[.$A$29]))) -1) * 100);2)" office:value-type="float" office:value="23.03">
            <text:p>23.03</text:p>
          </table:table-cell>
          <table:table-cell/>
        </table:table-row>
        <table:table-row table:style-name="ro1">
          <table:table-cell table:style-name="Default" office:value-type="float" office:value="2011">
            <text:p>2011</text:p>
          </table:table-cell>
          <table:table-cell table:style-name="Default" office:value-type="float" office:value="911836">
            <text:p>911836</text:p>
          </table:table-cell>
          <table:table-cell table:style-name="Default" table:formula="of:=ROUND(([.B33] * 10000000 / 1000000000000);3)" office:value-type="float" office:value="9.118">
            <text:p>9.118</text:p>
          </table:table-cell>
          <table:table-cell table:style-name="Default" table:formula="of:=ROUND(((([.C33]/[.C32]) -1) * 100);2)" office:value-type="float" office:value="18.8">
            <text:p>18.8</text:p>
          </table:table-cell>
          <table:table-cell table:style-name="Default" table:formula="of:=ROUND((((([.C33]/[.$C$29]) ^ (1 / ([.A33]-[.$A$29]))) -1) * 100);2)" office:value-type="float" office:value="17.21">
            <text:p>17.21</text:p>
          </table:table-cell>
          <table:table-cell/>
        </table:table-row>
        <table:table-row table:style-name="ro1">
          <table:table-cell table:style-name="Default" table:formula="of:=[.A33]+1" office:value-type="float" office:value="2012">
            <text:p>2012</text:p>
          </table:table-cell>
          <table:table-cell table:style-name="Default" office:value-type="float" office:value="1023670">
            <text:p>1023670</text:p>
          </table:table-cell>
          <table:table-cell table:style-name="Default" table:formula="of:=ROUND(([.B34] * 10000000 / 1000000000000);3)" office:value-type="float" office:value="10.237">
            <text:p>10.237</text:p>
          </table:table-cell>
          <table:table-cell table:style-name="Default" table:formula="of:=ROUND(((([.C34]/[.C33]) -1) * 100);2)" office:value-type="float" office:value="12.27">
            <text:p>12.27</text:p>
          </table:table-cell>
          <table:table-cell table:style-name="Default" table:formula="of:=ROUND((((([.C34]/[.$C$29]) ^ (1 / ([.A34]-[.$A$29]))) -1) * 100);2)" office:value-type="float" office:value="16.38">
            <text:p>16.38</text:p>
          </table:table-cell>
          <table:table-cell/>
        </table:table-row>
        <table:table-row table:style-name="ro1">
          <table:table-cell table:style-name="Default" table:formula="of:=[.A34]+1" office:value-type="float" office:value="2013">
            <text:p>2013</text:p>
          </table:table-cell>
          <table:table-cell table:style-name="Default" office:value-type="float" office:value="1141061">
            <text:p>1141061</text:p>
          </table:table-cell>
          <table:table-cell table:style-name="Default" table:formula="of:=ROUND(([.B35] * 10000000 / 1000000000000);3)" office:value-type="float" office:value="11.411">
            <text:p>11.411</text:p>
          </table:table-cell>
          <table:table-cell table:style-name="Default" table:formula="of:=ROUND(((([.C35]/[.C34]) -1) * 100);2)" office:value-type="float" office:value="11.47">
            <text:p>11.47</text:p>
          </table:table-cell>
          <table:table-cell table:style-name="Default" table:formula="of:=ROUND((((([.C35]/[.$C$29]) ^ (1 / ([.A35]-[.$A$29]))) -1) * 100);2)" office:value-type="float" office:value="15.66">
            <text:p>15.66</text:p>
          </table:table-cell>
          <table:table-cell/>
        </table:table-row>
        <table:table-row table:style-name="ro1">
          <table:table-cell table:style-name="Default" table:formula="of:=[.A35]+1" office:value-type="float" office:value="2014">
            <text:p>2014</text:p>
          </table:table-cell>
          <table:table-cell table:style-name="Default" office:value-type="float" office:value="1253390">
            <text:p>1253390</text:p>
          </table:table-cell>
          <table:table-cell table:style-name="Default" table:formula="of:=ROUND(([.B36] * 10000000 / 1000000000000);3)" office:value-type="float" office:value="12.534">
            <text:p>12.534</text:p>
          </table:table-cell>
          <table:table-cell table:style-name="Default" table:formula="of:=ROUND(((([.C36]/[.C35]) -1) * 100);2)" office:value-type="float" office:value="9.84">
            <text:p>9.84</text:p>
          </table:table-cell>
          <table:table-cell table:style-name="Default" table:formula="of:=ROUND((((([.C36]/[.$C$29]) ^ (1 / ([.A36]-[.$A$29]))) -1) * 100);2)" office:value-type="float" office:value="14.92">
            <text:p>14.92</text:p>
          </table:table-cell>
          <table:table-cell/>
        </table:table-row>
        <table:table-row table:style-name="ro1">
          <table:table-cell table:style-name="Default" table:formula="of:=[.A36]+1" office:value-type="float" office:value="2015">
            <text:p>2015</text:p>
          </table:table-cell>
          <table:table-cell table:style-name="Default" office:value-type="float" office:value="1386305">
            <text:p>1386305</text:p>
          </table:table-cell>
          <table:table-cell table:style-name="Default" table:formula="of:=ROUND(([.B37] * 10000000 / 1000000000000);3)" office:value-type="float" office:value="13.863">
            <text:p>13.863</text:p>
          </table:table-cell>
          <table:table-cell table:style-name="Default" table:formula="of:=ROUND(((([.C37]/[.C36]) -1) * 100);2)" office:value-type="float" office:value="10.6">
            <text:p>10.6</text:p>
          </table:table-cell>
          <table:table-cell table:style-name="Default" table:formula="of:=ROUND((((([.C37]/[.$C$29]) ^ (1 / ([.A37]-[.$A$29]))) -1) * 100);2)" office:value-type="float" office:value="14.43">
            <text:p>14.43</text:p>
          </table:table-cell>
          <table:table-cell/>
        </table:table-row>
        <table:table-row table:style-name="ro1">
          <table:table-cell table:style-name="Default" table:formula="of:=[.A37]+1" office:value-type="float" office:value="2016">
            <text:p>2016</text:p>
          </table:table-cell>
          <table:table-cell table:style-name="Default" office:value-type="float" office:value="1593896">
            <text:p>1593896</text:p>
          </table:table-cell>
          <table:table-cell table:style-name="Default" table:formula="of:=ROUND(([.B38] * 10000000 / 1000000000000);3)" office:value-type="float" office:value="15.939">
            <text:p>15.939</text:p>
          </table:table-cell>
          <table:table-cell table:style-name="Default" table:formula="of:=ROUND(((([.C38]/[.C37]) -1) * 100);2)" office:value-type="float" office:value="14.98">
            <text:p>14.98</text:p>
          </table:table-cell>
          <table:table-cell table:style-name="Default" table:formula="of:=ROUND((((([.C38]/[.$C$29]) ^ (1 / ([.A38]-[.$A$29]))) -1) * 100);2)" office:value-type="float" office:value="14.48">
            <text:p>14.48</text:p>
          </table:table-cell>
          <table:table-cell/>
        </table:table-row>
        <table:table-row table:style-name="ro1">
          <table:table-cell table:style-name="Default" table:formula="of:=[.A38]+1" office:value-type="float" office:value="2017">
            <text:p>2017</text:p>
          </table:table-cell>
          <table:table-cell table:style-name="Default" office:value-type="float" office:value="1797460">
            <text:p>1797460</text:p>
          </table:table-cell>
          <table:table-cell table:style-name="Default" table:formula="of:=ROUND(([.B39] * 10000000 / 1000000000000);3)" office:value-type="float" office:value="17.975">
            <text:p>17.975</text:p>
          </table:table-cell>
          <table:table-cell table:style-name="Default" table:formula="of:=ROUND(((([.C39]/[.C38]) -1) * 100);2)" office:value-type="float" office:value="12.77">
            <text:p>12.77</text:p>
          </table:table-cell>
          <table:table-cell table:style-name="Default" table:formula="of:=ROUND((((([.C39]/[.$C$29]) ^ (1 / ([.A39]-[.$A$29]))) -1) * 100);2)" office:value-type="float" office:value="14.33">
            <text:p>14.33</text:p>
          </table:table-cell>
          <table:table-cell/>
        </table:table-row>
      </table:table>
      <table:table table:name="Sala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CAGR</text:p>
          </table:table-cell>
          <table:table-cell office:value-type="float" office:value="20">
            <text:p>20</text:p>
          </table:table-cell>
          <table:table-cell office:value-type="string">
            <text:p>%</text:p>
          </table:table-cell>
          <table:table-cell/>
          <table:table-cell table:style-name="ce1" office:value-type="string">
            <text:p>Topics to study</text:p>
          </table:table-cell>
        </table:table-row>
        <table:table-row table:style-name="ro1">
          <table:table-cell table:number-columns-repeated="4"/>
          <table:table-cell office:value-type="string">
            <text:p>Money supply vs Interest rates</text:p>
          </table:table-cell>
        </table:table-row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Salary (Lac INR)</text:p>
          </table:table-cell>
          <table:table-cell table:style-name="ce1"/>
          <table:table-cell/>
          <table:table-cell office:value-type="string">
            <text:p>Interest Rate vs Stocks vs Gold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ney supply vs Stocks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table:formula="of:=ROUND(([.B4] *(1 + ([.$B$1] / 100)));2)" office:value-type="float" office:value="1.2">
            <text:p>1.2</text:p>
          </table:table-cell>
          <table:table-cell table:number-columns-repeated="2"/>
          <table:table-cell office:value-type="string">
            <text:p>Money supply vs Gold Price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table:formula="of:=ROUND(([.B5] *(1 + ([.$B$1] / 100)));2)" office:value-type="float" office:value="1.44">
            <text:p>1.44</text:p>
          </table:table-cell>
          <table:table-cell table:number-columns-repeated="2"/>
          <table:table-cell office:value-type="string">
            <text:p>Turnover in Stock Markets vs Price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table:formula="of:=ROUND(([.B6] *(1 + ([.$B$1] / 100)));2)" office:value-type="float" office:value="1.73">
            <text:p>1.73</text:p>
          </table:table-cell>
          <table:table-cell table:number-columns-repeated="2"/>
          <table:table-cell office:value-type="string">
            <text:p>Demand for gold vs price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table:formula="of:=ROUND(([.B7] *(1 + ([.$B$1] / 100)));2)" office:value-type="float" office:value="2.08">
            <text:p>2.08</text:p>
          </table:table-cell>
          <table:table-cell table:number-columns-repeated="3"/>
        </table:table-row>
        <table:table-row table:style-name="ro1">
          <table:table-cell office:value-type="float" office:value="2025">
            <text:p>2025</text:p>
          </table:table-cell>
          <table:table-cell table:formula="of:=ROUND(([.B8] *(1 + ([.$B$1] / 100)));2)"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2026">
            <text:p>2026</text:p>
          </table:table-cell>
          <table:table-cell table:formula="of:=ROUND(([.B9] *(1 + ([.$B$1] / 100)));2)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27">
            <text:p>2027</text:p>
          </table:table-cell>
          <table:table-cell table:formula="of:=ROUND(([.B10] *(1 + ([.$B$1] / 100)));2)" office:value-type="float" office:value="3.6">
            <text:p>3.6</text:p>
          </table:table-cell>
          <table:table-cell table:number-columns-repeated="3"/>
        </table:table-row>
        <table:table-row table:style-name="ro1">
          <table:table-cell office:value-type="float" office:value="2028">
            <text:p>2028</text:p>
          </table:table-cell>
          <table:table-cell table:formula="of:=ROUND(([.B11] *(1 + ([.$B$1] / 100)));2)" office:value-type="float" office:value="4.32">
            <text:p>4.32</text:p>
          </table:table-cell>
          <table:table-cell table:number-columns-repeated="3"/>
        </table:table-row>
        <table:table-row table:style-name="ro1">
          <table:table-cell office:value-type="float" office:value="2029">
            <text:p>2029</text:p>
          </table:table-cell>
          <table:table-cell table:formula="of:=ROUND(([.B12] *(1 + ([.$B$1] / 100)));2)" office:value-type="float" office:value="5.18">
            <text:p>5.18</text:p>
          </table:table-cell>
          <table:table-cell table:number-columns-repeated="3"/>
        </table:table-row>
        <table:table-row table:style-name="ro1">
          <table:table-cell office:value-type="float" office:value="2030">
            <text:p>2030</text:p>
          </table:table-cell>
          <table:table-cell table:formula="of:=ROUND(([.B13] *(1 + ([.$B$1] / 100)));2)" office:value-type="float" office:value="6.22">
            <text:p>6.22</text:p>
          </table:table-cell>
          <table:table-cell table:number-columns-repeated="3"/>
        </table:table-row>
        <table:table-row table:style-name="ro1">
          <table:table-cell office:value-type="float" office:value="2031">
            <text:p>2031</text:p>
          </table:table-cell>
          <table:table-cell table:formula="of:=ROUND(([.B14] *(1 + ([.$B$1] / 100)));2)" office:value-type="float" office:value="7.46">
            <text:p>7.46</text:p>
          </table:table-cell>
          <table:table-cell table:number-columns-repeated="3"/>
        </table:table-row>
        <table:table-row table:style-name="ro1">
          <table:table-cell office:value-type="float" office:value="2032">
            <text:p>2032</text:p>
          </table:table-cell>
          <table:table-cell table:formula="of:=ROUND(([.B15] *(1 + ([.$B$1] / 100)));2)" office:value-type="float" office:value="8.95">
            <text:p>8.95</text:p>
          </table:table-cell>
          <table:table-cell table:number-columns-repeated="3"/>
        </table:table-row>
        <table:table-row table:style-name="ro1">
          <table:table-cell office:value-type="float" office:value="2033">
            <text:p>2033</text:p>
          </table:table-cell>
          <table:table-cell table:formula="of:=ROUND(([.B16] *(1 + ([.$B$1] / 100)));2)" office:value-type="float" office:value="10.74">
            <text:p>10.74</text:p>
          </table:table-cell>
          <table:table-cell table:number-columns-repeated="3"/>
        </table:table-row>
        <table:table-row table:style-name="ro1">
          <table:table-cell office:value-type="float" office:value="2034">
            <text:p>2034</text:p>
          </table:table-cell>
          <table:table-cell table:formula="of:=ROUND(([.B17] *(1 + ([.$B$1] / 100)));2)" office:value-type="float" office:value="12.89">
            <text:p>12.89</text:p>
          </table:table-cell>
          <table:table-cell table:number-columns-repeated="3"/>
        </table:table-row>
        <table:table-row table:style-name="ro1">
          <table:table-cell office:value-type="float" office:value="2035">
            <text:p>2035</text:p>
          </table:table-cell>
          <table:table-cell table:formula="of:=ROUND(([.B18] *(1 + ([.$B$1] / 100)));2)" office:value-type="float" office:value="15.47">
            <text:p>15.47</text:p>
          </table:table-cell>
          <table:table-cell table:number-columns-repeated="3"/>
        </table:table-row>
        <table:table-row table:style-name="ro1">
          <table:table-cell office:value-type="float" office:value="2036">
            <text:p>2036</text:p>
          </table:table-cell>
          <table:table-cell table:formula="of:=ROUND(([.B19] *(1 + ([.$B$1] / 100)));2)" office:value-type="float" office:value="18.56">
            <text:p>18.56</text:p>
          </table:table-cell>
          <table:table-cell table:number-columns-repeated="3"/>
        </table:table-row>
        <table:table-row table:style-name="ro1">
          <table:table-cell office:value-type="float" office:value="2037">
            <text:p>2037</text:p>
          </table:table-cell>
          <table:table-cell table:formula="of:=ROUND(([.B20] *(1 + ([.$B$1] / 100)));2)" office:value-type="float" office:value="22.27">
            <text:p>22.27</text:p>
          </table:table-cell>
          <table:table-cell table:number-columns-repeated="3"/>
        </table:table-row>
        <table:table-row table:style-name="ro1">
          <table:table-cell office:value-type="float" office:value="2038">
            <text:p>2038</text:p>
          </table:table-cell>
          <table:table-cell table:formula="of:=ROUND(([.B21] *(1 + ([.$B$1] / 100)));2)" office:value-type="float" office:value="26.72">
            <text:p>26.72</text:p>
          </table:table-cell>
          <table:table-cell table:number-columns-repeated="3"/>
        </table:table-row>
        <table:table-row table:style-name="ro1">
          <table:table-cell office:value-type="float" office:value="2039">
            <text:p>2039</text:p>
          </table:table-cell>
          <table:table-cell table:formula="of:=ROUND(([.B22] *(1 + ([.$B$1] / 100)));2)" office:value-type="float" office:value="32.06">
            <text:p>32.06</text:p>
          </table:table-cell>
          <table:table-cell table:number-columns-repeated="3"/>
        </table:table-row>
        <table:table-row table:style-name="ro1">
          <table:table-cell office:value-type="float" office:value="2040">
            <text:p>2040</text:p>
          </table:table-cell>
          <table:table-cell table:formula="of:=ROUND(([.B23] *(1 + ([.$B$1] / 100)));2)" office:value-type="float" office:value="38.47">
            <text:p>38.47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04/13/2019</text:date>, <text:time>16:1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4-05T12:01:58.65</meta:creation-date>
    <meta:generator>OpenOffice/4.1.3$Win32 OpenOffice.org_project/413m1$Build-9783</meta:generator>
    <dc:date>2019-04-13T16:10:08.61</dc:date>
    <dc:creator>Vignesh Sridharan</dc:creator>
    <meta:editing-duration>PT16H34M50S</meta:editing-duration>
    <meta:editing-cycles>57</meta:editing-cycles>
    <meta:document-statistic meta:table-count="5" meta:cell-count="114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296cm" svg:height="13.417cm" xlink:href=".." xlink:type="simple" chart:class="chart:scatter" chart:style-name="ch1">
        <chart:legend svg:x="15.607cm" svg:y="12.706cm" style:legend-expansion="custom" chartooo:width="3.123cm" chartooo:height="0.624cm" style:legend-expansion-aspect-ratio="5.00480769230769" chart:style-name="ch2"/>
        <chart:plot-area chart:style-name="ch3" table:cell-range-address="'INR-USD'.A2:'INR-USD'.B76 'INR-USD'.B1:'INR-USD'.B1" chart:data-source-has-labels="row" svg:x="0.83cm" svg:y="1.206cm" svg:width="18.286cm" svg:height="10.839cm">
          <chartooo:coordinate-region svg:x="1.451cm" svg:y="1.418cm" svg:width="17.293cm" svg:height="9.9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NR-USD'.B2:'INR-USD'.B76" chart:label-cell-address="'INR-USD'.B1:'INR-USD'.B1" chart:class="chart:scatter">
            <chart:domain table:cell-range-address="'INR-USD'.A2:'INR-USD'.A76"/>
            <chart:data-point chart:repeated="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 USD to INR</text:p>
                <draw:g>
                  <svg:desc>'INR-USD'.B1:'INR-USD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13">
                <text:p>1913</text:p>
                <draw:g>
                  <svg:desc>'INR-USD'.A2:'INR-USD'.A76</svg:desc>
                </draw:g>
              </table:table-cell>
              <table:table-cell office:value-type="float" office:value="0.09">
                <text:p>0.09</text:p>
                <draw:g>
                  <svg:desc>'INR-USD'.B2:'INR-USD'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5">
                <text:p>19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47">
                <text:p>194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8">
                <text:p>1948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9">
                <text:p>1949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0">
                <text:p>195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1">
                <text:p>1951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2">
                <text:p>1952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53">
                <text:p>1953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4">
                <text:p>1954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55">
                <text:p>1955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6">
                <text:p>1956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7">
                <text:p>1957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8">
                <text:p>1958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9">
                <text:p>1959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0">
                <text:p>196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1">
                <text:p>1961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2">
                <text:p>1962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3">
                <text:p>1963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4">
                <text:p>1964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65">
                <text:p>1965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66">
                <text:p>1966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67">
                <text:p>196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8">
                <text:p>196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9">
                <text:p>196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0">
                <text:p>197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1">
                <text:p>1971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2">
                <text:p>1972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3">
                <text:p>1973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4">
                <text:p>197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75">
                <text:p>1975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76">
                <text:p>1976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77">
                <text:p>1977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8">
                <text:p>1978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79">
                <text:p>1979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0">
                <text:p>1980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1">
                <text:p>1981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2">
                <text:p>1982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3">
                <text:p>198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4">
                <text:p>1984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5">
                <text:p>1985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86">
                <text:p>1986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87">
                <text:p>1987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8">
                <text:p>1988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89">
                <text:p>1989</text:p>
              </table:table-cell>
              <table:table-cell office:value-type="float" office:value="16.23">
                <text:p>16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90">
                <text:p>199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1">
                <text:p>1991</text:p>
              </table:table-cell>
              <table:table-cell office:value-type="float" office:value="22.74">
                <text:p>22.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2">
                <text:p>1992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3">
                <text:p>1993</text:p>
              </table:table-cell>
              <table:table-cell office:value-type="float" office:value="30.49">
                <text:p>30.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4">
                <text:p>1994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5">
                <text:p>1995</text:p>
              </table:table-cell>
              <table:table-cell office:value-type="float" office:value="32.43">
                <text:p>32.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96">
                <text:p>1996</text:p>
              </table:table-cell>
              <table:table-cell office:value-type="float" office:value="35.43">
                <text:p>35.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97">
                <text:p>1997</text:p>
              </table:table-cell>
              <table:table-cell office:value-type="float" office:value="36.31">
                <text:p>36.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98">
                <text:p>1998</text:p>
              </table:table-cell>
              <table:table-cell office:value-type="float" office:value="41.26">
                <text:p>41.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99">
                <text:p>1999</text:p>
              </table:table-cell>
              <table:table-cell office:value-type="float" office:value="43.06">
                <text:p>43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44.94">
                <text:p>44.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1">
                <text:p>2001</text:p>
              </table:table-cell>
              <table:table-cell office:value-type="float" office:value="47.19">
                <text:p>47.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2">
                <text:p>2002</text:p>
              </table:table-cell>
              <table:table-cell office:value-type="float" office:value="48.61">
                <text:p>48.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3">
                <text:p>2003</text:p>
              </table:table-cell>
              <table:table-cell office:value-type="float" office:value="46.58">
                <text:p>46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4">
                <text:p>2004</text:p>
              </table:table-cell>
              <table:table-cell office:value-type="float" office:value="45.32">
                <text:p>45.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5">
                <text:p>2005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6">
                <text:p>2006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7">
                <text:p>2007</text:p>
              </table:table-cell>
              <table:table-cell office:value-type="float" office:value="41.35">
                <text:p>41.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8">
                <text:p>2008</text:p>
              </table:table-cell>
              <table:table-cell office:value-type="float" office:value="43.51">
                <text:p>43.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9">
                <text:p>2009</text:p>
              </table:table-cell>
              <table:table-cell office:value-type="float" office:value="48.41">
                <text:p>48.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10">
                <text:p>2010</text:p>
              </table:table-cell>
              <table:table-cell office:value-type="float" office:value="45.73">
                <text:p>45.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1">
                <text:p>2011</text:p>
              </table:table-cell>
              <table:table-cell office:value-type="float" office:value="46.67">
                <text:p>46.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2">
                <text:p>2012</text:p>
              </table:table-cell>
              <table:table-cell office:value-type="float" office:value="53.44">
                <text:p>53.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13">
                <text:p>2013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14">
                <text:p>2014</text:p>
              </table:table-cell>
              <table:table-cell office:value-type="float" office:value="62.33">
                <text:p>62.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15">
                <text:p>2015</text:p>
              </table:table-cell>
              <table:table-cell office:value-type="float" office:value="62.97">
                <text:p>62.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16">
                <text:p>2016</text:p>
              </table:table-cell>
              <table:table-cell office:value-type="float" office:value="66.46">
                <text:p>66.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">
                <text:p>2017</text:p>
              </table:table-cell>
              <table:table-cell office:value-type="float" office:value="67.79">
                <text:p>67.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8">
                <text:p>2018</text:p>
              </table:table-cell>
              <table:table-cell office:value-type="float" office:value="70.09">
                <text:p>70.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19">
                <text:p>2019</text:p>
              </table:table-cell>
              <table:table-cell office:value-type="float" office:value="68.95">
                <text:p>68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24cm" svg:height="8.861cm" xlink:href=".." xlink:type="simple" chart:class="chart:line" chart:style-name="ch1">
        <chart:legend chart:legend-position="end" svg:x="18.001cm" svg:y="4.118cm" style:legend-expansion="high" chart:style-name="ch2"/>
        <chart:plot-area chart:style-name="ch3" table:cell-range-address="'INR-USD'.D1:'INR-USD'.D76" chart:data-source-has-labels="row" svg:x="0.856cm" svg:y="0.843cm" svg:width="16.333cm" svg:height="7.421cm">
          <chartooo:coordinate-region svg:x="1.583cm" svg:y="1.055cm" svg:width="15.419cm" svg:height="6.9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NR-USD'.D2:'INR-USD'.D76" chart:label-cell-address="'INR-USD'.D1:'INR-USD'.D1" chart:class="chart:line">
            <chart:data-point chart:repeated="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GR</text:p>
                <draw:g>
                  <svg:desc>'INR-USD'.D1:'INR-US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R-USD'.D2:'INR-USD'.D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.43">
                <text:p>-20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98">
                <text:p>3.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28cm" svg:height="14.347cm" xlink:href=".." xlink:type="simple" chart:class="chart:scatter" chart:style-name="ch1">
        <chart:legend svg:x="16.487cm" svg:y="12.288cm" style:legend-expansion="custom" chartooo:width="4.602cm" chartooo:height="0.994cm" style:legend-expansion-aspect-ratio="4.62977867203219" chart:style-name="ch2"/>
        <chart:plot-area chart:style-name="ch3" table:cell-range-address="Gold.A2:Gold.B57 Gold.B1:Gold.B1 Gold.D1:Gold.D57" chart:data-source-has-labels="row" svg:x="1.193cm" svg:y="1.148cm" svg:width="20.166cm" svg:height="10.408cm">
          <chartooo:coordinate-region svg:x="2cm" svg:y="1.361cm" svg:width="18.987cm" svg:height="9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old.B2:Gold.B57" chart:label-cell-address="Gold.B1:Gold.B1" chart:class="chart:scatter">
            <chart:domain table:cell-range-address="Gold.A2:Gold.A57"/>
            <chart:data-point chart:repeated="56"/>
          </chart:series>
          <chart:series chart:style-name="ch7" chart:values-cell-range-address="Gold.D2:Gold.D57" chart:label-cell-address="Gold.D1:Gold.D1" chart:class="chart:scatter">
            <chart:data-point chart:repeated="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 USD to INR</text:p>
                <draw:g>
                  <svg:desc>Gold.B1:Gold.B1</svg:desc>
                </draw:g>
              </table:table-cell>
              <table:table-cell office:value-type="string">
                <text:p>10g Gold (USD)</text:p>
                <draw:g>
                  <svg:desc>Gold.D1:Gol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4">
                <text:p>1964</text:p>
                <draw:g>
                  <svg:desc>Gold.A2:Gold.A57</svg:desc>
                </draw:g>
              </table:table-cell>
              <table:table-cell office:value-type="float" office:value="4.76">
                <text:p>4.76</text:p>
                <draw:g>
                  <svg:desc>Gold.B2:Gold.B57</svg:desc>
                </draw:g>
              </table:table-cell>
              <table:table-cell office:value-type="float" office:value="13.29">
                <text:p>13.29</text:p>
                <draw:g>
                  <svg:desc>Gold.D2:Gold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5">
                <text:p>1965</text:p>
              </table:table-cell>
              <table:table-cell office:value-type="float" office:value="4.76">
                <text:p>4.76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6">
                <text:p>1966</text:p>
              </table:table-cell>
              <table:table-cell office:value-type="float" office:value="6.36">
                <text:p>6.36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7">
                <text:p>1967</text:p>
              </table:table-cell>
              <table:table-cell office:value-type="float" office:value="7.5">
                <text:p>7.5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8">
                <text:p>1968</text:p>
              </table:table-cell>
              <table:table-cell office:value-type="float" office:value="7.5">
                <text:p>7.5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9">
                <text:p>1969</text:p>
              </table:table-cell>
              <table:table-cell office:value-type="float" office:value="7.5">
                <text:p>7.5</text:p>
              </table:table-cell>
              <table:table-cell office:value-type="float" office:value="23.47">
                <text:p>23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0">
                <text:p>1970</text:p>
              </table:table-cell>
              <table:table-cell office:value-type="float" office:value="7.5">
                <text:p>7.5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1">
                <text:p>1971</text:p>
              </table:table-cell>
              <table:table-cell office:value-type="float" office:value="7.49">
                <text:p>7.49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72">
                <text:p>1972</text:p>
              </table:table-cell>
              <table:table-cell office:value-type="float" office:value="7.59">
                <text:p>7.59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73">
                <text:p>1973</text:p>
              </table:table-cell>
              <table:table-cell office:value-type="float" office:value="7.74">
                <text:p>7.74</text:p>
              </table:table-cell>
              <table:table-cell office:value-type="float" office:value="35.98">
                <text:p>35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4">
                <text:p>1974</text:p>
              </table:table-cell>
              <table:table-cell office:value-type="float" office:value="8.1">
                <text:p>8.1</text:p>
              </table:table-cell>
              <table:table-cell office:value-type="float" office:value="62.47">
                <text:p>62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5">
                <text:p>1975</text:p>
              </table:table-cell>
              <table:table-cell office:value-type="float" office:value="8.38">
                <text:p>8.38</text:p>
              </table:table-cell>
              <table:table-cell office:value-type="float" office:value="64.44">
                <text:p>64.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6">
                <text:p>1976</text:p>
              </table:table-cell>
              <table:table-cell office:value-type="float" office:value="8.96">
                <text:p>8.96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7">
                <text:p>1977</text:p>
              </table:table-cell>
              <table:table-cell office:value-type="float" office:value="8.74">
                <text:p>8.74</text:p>
              </table:table-cell>
              <table:table-cell office:value-type="float" office:value="55.61">
                <text:p>55.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8">
                <text:p>1978</text:p>
              </table:table-cell>
              <table:table-cell office:value-type="float" office:value="8.19">
                <text:p>8.19</text:p>
              </table:table-cell>
              <table:table-cell office:value-type="float" office:value="83.64">
                <text:p>83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9">
                <text:p>1979</text:p>
              </table:table-cell>
              <table:table-cell office:value-type="float" office:value="8.13">
                <text:p>8.13</text:p>
              </table:table-cell>
              <table:table-cell office:value-type="float" office:value="115.25">
                <text:p>115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0">
                <text:p>1980</text:p>
              </table:table-cell>
              <table:table-cell office:value-type="float" office:value="7.86">
                <text:p>7.86</text:p>
              </table:table-cell>
              <table:table-cell office:value-type="float" office:value="169.21">
                <text:p>169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1">
                <text:p>1981</text:p>
              </table:table-cell>
              <table:table-cell office:value-type="float" office:value="8.66">
                <text:p>8.66</text:p>
              </table:table-cell>
              <table:table-cell office:value-type="float" office:value="207.85">
                <text:p>207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82">
                <text:p>1982</text:p>
              </table:table-cell>
              <table:table-cell office:value-type="float" office:value="9.46">
                <text:p>9.46</text:p>
              </table:table-cell>
              <table:table-cell office:value-type="float" office:value="173.89">
                <text:p>173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83">
                <text:p>1983</text:p>
              </table:table-cell>
              <table:table-cell office:value-type="float" office:value="10.1">
                <text:p>10.1</text:p>
              </table:table-cell>
              <table:table-cell office:value-type="float" office:value="178.22">
                <text:p>178.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4">
                <text:p>1984</text:p>
              </table:table-cell>
              <table:table-cell office:value-type="float" office:value="11.36">
                <text:p>11.36</text:p>
              </table:table-cell>
              <table:table-cell office:value-type="float" office:value="173.42">
                <text:p>173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5">
                <text:p>1985</text:p>
              </table:table-cell>
              <table:table-cell office:value-type="float" office:value="12.37">
                <text:p>12.37</text:p>
              </table:table-cell>
              <table:table-cell office:value-type="float" office:value="172.19">
                <text:p>172.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6">
                <text:p>1986</text:p>
              </table:table-cell>
              <table:table-cell office:value-type="float" office:value="12.61">
                <text:p>12.61</text:p>
              </table:table-cell>
              <table:table-cell office:value-type="float" office:value="169.71">
                <text:p>169.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7">
                <text:p>1987</text:p>
              </table:table-cell>
              <table:table-cell office:value-type="float" office:value="12.96">
                <text:p>12.96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13.92">
                <text:p>13.92</text:p>
              </table:table-cell>
              <table:table-cell office:value-type="float" office:value="224.86">
                <text:p>224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9">
                <text:p>1989</text:p>
              </table:table-cell>
              <table:table-cell office:value-type="float" office:value="16.23">
                <text:p>16.23</text:p>
              </table:table-cell>
              <table:table-cell office:value-type="float" office:value="193.47">
                <text:p>193.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0">
                <text:p>1990</text:p>
              </table:table-cell>
              <table:table-cell office:value-type="float" office:value="17.5">
                <text:p>17.5</text:p>
              </table:table-cell>
              <table:table-cell office:value-type="float" office:value="182.86">
                <text:p>182.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1">
                <text:p>1991</text:p>
              </table:table-cell>
              <table:table-cell office:value-type="float" office:value="22.74">
                <text:p>22.74</text:p>
              </table:table-cell>
              <table:table-cell office:value-type="float" office:value="152.42">
                <text:p>152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2">
                <text:p>1992</text:p>
              </table:table-cell>
              <table:table-cell office:value-type="float" office:value="25.92">
                <text:p>25.92</text:p>
              </table:table-cell>
              <table:table-cell office:value-type="float" office:value="167.59">
                <text:p>167.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3">
                <text:p>1993</text:p>
              </table:table-cell>
              <table:table-cell office:value-type="float" office:value="30.49">
                <text:p>30.49</text:p>
              </table:table-cell>
              <table:table-cell office:value-type="float" office:value="135.78">
                <text:p>135.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4">
                <text:p>1994</text:p>
              </table:table-cell>
              <table:table-cell office:value-type="float" office:value="31.37">
                <text:p>31.37</text:p>
              </table:table-cell>
              <table:table-cell office:value-type="float" office:value="146.57">
                <text:p>146.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5">
                <text:p>1995</text:p>
              </table:table-cell>
              <table:table-cell office:value-type="float" office:value="32.43">
                <text:p>32.43</text:p>
              </table:table-cell>
              <table:table-cell office:value-type="float" office:value="144.31">
                <text:p>144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6">
                <text:p>1996</text:p>
              </table:table-cell>
              <table:table-cell office:value-type="float" office:value="35.43">
                <text:p>35.43</text:p>
              </table:table-cell>
              <table:table-cell office:value-type="float" office:value="145.64">
                <text:p>145.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7">
                <text:p>1997</text:p>
              </table:table-cell>
              <table:table-cell office:value-type="float" office:value="36.31">
                <text:p>36.31</text:p>
              </table:table-cell>
              <table:table-cell office:value-type="float" office:value="130.13">
                <text:p>130.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8">
                <text:p>1998</text:p>
              </table:table-cell>
              <table:table-cell office:value-type="float" office:value="41.26">
                <text:p>41.26</text:p>
              </table:table-cell>
              <table:table-cell office:value-type="float" office:value="98.04">
                <text:p>98.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9">
                <text:p>1999</text:p>
              </table:table-cell>
              <table:table-cell office:value-type="float" office:value="43.06">
                <text:p>43.06</text:p>
              </table:table-cell>
              <table:table-cell office:value-type="float" office:value="98.33">
                <text:p>98.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44.94">
                <text:p>44.94</text:p>
              </table:table-cell>
              <table:table-cell office:value-type="float" office:value="97.91">
                <text:p>97.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1">
                <text:p>2001</text:p>
              </table:table-cell>
              <table:table-cell office:value-type="float" office:value="47.19">
                <text:p>47.19</text:p>
              </table:table-cell>
              <table:table-cell office:value-type="float" office:value="91.12">
                <text:p>91.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2">
                <text:p>2002</text:p>
              </table:table-cell>
              <table:table-cell office:value-type="float" office:value="48.61">
                <text:p>48.61</text:p>
              </table:table-cell>
              <table:table-cell office:value-type="float" office:value="102.65">
                <text:p>102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3">
                <text:p>2003</text:p>
              </table:table-cell>
              <table:table-cell office:value-type="float" office:value="46.58">
                <text:p>46.58</text:p>
              </table:table-cell>
              <table:table-cell office:value-type="float" office:value="120.22">
                <text:p>120.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4">
                <text:p>2004</text:p>
              </table:table-cell>
              <table:table-cell office:value-type="float" office:value="45.32">
                <text:p>45.32</text:p>
              </table:table-cell>
              <table:table-cell office:value-type="float" office:value="129.08">
                <text:p>129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5">
                <text:p>2005</text:p>
              </table:table-cell>
              <table:table-cell office:value-type="float" office:value="44.1">
                <text:p>44.1</text:p>
              </table:table-cell>
              <table:table-cell office:value-type="float" office:value="158.73">
                <text:p>158.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6">
                <text:p>2006</text:p>
              </table:table-cell>
              <table:table-cell office:value-type="float" office:value="45.31">
                <text:p>45.31</text:p>
              </table:table-cell>
              <table:table-cell office:value-type="float" office:value="185.39">
                <text:p>185.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7">
                <text:p>2007</text:p>
              </table:table-cell>
              <table:table-cell office:value-type="float" office:value="41.35">
                <text:p>41.35</text:p>
              </table:table-cell>
              <table:table-cell office:value-type="float" office:value="261.19">
                <text:p>261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8">
                <text:p>2008</text:p>
              </table:table-cell>
              <table:table-cell office:value-type="float" office:value="43.51">
                <text:p>43.51</text:p>
              </table:table-cell>
              <table:table-cell office:value-type="float" office:value="287.29">
                <text:p>287.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9">
                <text:p>2009</text:p>
              </table:table-cell>
              <table:table-cell office:value-type="float" office:value="48.41">
                <text:p>48.41</text:p>
              </table:table-cell>
              <table:table-cell office:value-type="float" office:value="299.52">
                <text:p>299.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0">
                <text:p>2010</text:p>
              </table:table-cell>
              <table:table-cell office:value-type="float" office:value="45.73">
                <text:p>45.73</text:p>
              </table:table-cell>
              <table:table-cell office:value-type="float" office:value="404.55">
                <text:p>404.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1">
                <text:p>2011</text:p>
              </table:table-cell>
              <table:table-cell office:value-type="float" office:value="46.67">
                <text:p>46.67</text:p>
              </table:table-cell>
              <table:table-cell office:value-type="float" office:value="565.67">
                <text:p>565.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12">
                <text:p>2012</text:p>
              </table:table-cell>
              <table:table-cell office:value-type="float" office:value="53.44">
                <text:p>53.44</text:p>
              </table:table-cell>
              <table:table-cell office:value-type="float" office:value="581.03">
                <text:p>581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13">
                <text:p>2013</text:p>
              </table:table-cell>
              <table:table-cell office:value-type="float" office:value="56.57">
                <text:p>56.57</text:p>
              </table:table-cell>
              <table:table-cell office:value-type="float" office:value="523.25">
                <text:p>523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4">
                <text:p>2014</text:p>
              </table:table-cell>
              <table:table-cell office:value-type="float" office:value="62.33">
                <text:p>62.33</text:p>
              </table:table-cell>
              <table:table-cell office:value-type="float" office:value="449.33">
                <text:p>449.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5">
                <text:p>2015</text:p>
              </table:table-cell>
              <table:table-cell office:value-type="float" office:value="62.97">
                <text:p>62.97</text:p>
              </table:table-cell>
              <table:table-cell office:value-type="float" office:value="418.34">
                <text:p>418.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6">
                <text:p>2016</text:p>
              </table:table-cell>
              <table:table-cell office:value-type="float" office:value="66.46">
                <text:p>66.46</text:p>
              </table:table-cell>
              <table:table-cell office:value-type="float" office:value="430.69">
                <text:p>430.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7">
                <text:p>2017</text:p>
              </table:table-cell>
              <table:table-cell office:value-type="float" office:value="67.79">
                <text:p>67.79</text:p>
              </table:table-cell>
              <table:table-cell office:value-type="float" office:value="437.64">
                <text:p>437.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8">
                <text:p>2018</text:p>
              </table:table-cell>
              <table:table-cell office:value-type="float" office:value="70.09">
                <text:p>70.09</text:p>
              </table:table-cell>
              <table:table-cell office:value-type="float" office:value="450.49">
                <text:p>450.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9">
                <text:p>2019</text:p>
              </table:table-cell>
              <table:table-cell office:value-type="float" office:value="68.95">
                <text:p>68.95</text:p>
              </table:table-cell>
              <table:table-cell office:value-type="float" office:value="474.55">
                <text:p>474.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59cm" svg:height="12.381cm" xlink:href=".." xlink:type="simple" chart:class="chart:scatter" chart:column-mapping="1 3 2" chart:style-name="ch1">
        <chart:legend chart:legend-position="bottom" svg:x="5.934cm" svg:y="11.572cm" style:legend-expansion="wide" chart:style-name="ch2"/>
        <chart:plot-area chart:style-name="ch3" table:cell-range-address="'Sensex-Gold'.A2:'Sensex-Gold'.B24 'Sensex-Gold'.B1:'Sensex-Gold'.B1 'Sensex-Gold'.K1:'Sensex-Gold'.L24" chart:data-source-has-labels="row" svg:x="1.091cm" svg:y="1.072cm" svg:width="19.842cm" svg:height="10.216cm">
          <chartooo:coordinate-region svg:x="1.898cm" svg:y="1.285cm" svg:width="18.663cm" svg:height="9.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nsex-Gold'.B2:'Sensex-Gold'.B24" chart:label-cell-address="'Sensex-Gold'.B1:'Sensex-Gold'.B1" chart:class="chart:scatter">
            <chart:domain table:cell-range-address="'Sensex-Gold'.A2:'Sensex-Gold'.A24"/>
            <chart:data-point chart:repeated="23"/>
          </chart:series>
          <chart:series chart:style-name="ch7" chart:values-cell-range-address="'Sensex-Gold'.L2:'Sensex-Gold'.L24" chart:label-cell-address="'Sensex-Gold'.L1:'Sensex-Gold'.L1" chart:class="chart:scatter">
            <chart:data-point chart:repeated="23"/>
          </chart:series>
          <chart:series chart:style-name="ch8" chart:values-cell-range-address="'Sensex-Gold'.K2:'Sensex-Gold'.K24" chart:label-cell-address="'Sensex-Gold'.K1:'Sensex-Gold'.K1" chart:class="chart:scatte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 USD to INR</text:p>
                <draw:g>
                  <svg:desc>'Sensex-Gold'.B1:'Sensex-Gold'.B1</svg:desc>
                </draw:g>
              </table:table-cell>
              <table:table-cell office:value-type="string">
                <text:p>100 $ in Sensex</text:p>
                <draw:g>
                  <svg:desc>'Sensex-Gold'.L1:'Sensex-Gold'.L1</svg:desc>
                </draw:g>
              </table:table-cell>
              <table:table-cell office:value-type="string">
                <text:p>100 $ in Gold</text:p>
                <draw:g>
                  <svg:desc>'Sensex-Gold'.K1:'Sensex-Gold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7">
                <text:p>1997</text:p>
                <draw:g>
                  <svg:desc>'Sensex-Gold'.A2:'Sensex-Gold'.A24</svg:desc>
                </draw:g>
              </table:table-cell>
              <table:table-cell office:value-type="float" office:value="36.31">
                <text:p>36.31</text:p>
                <draw:g>
                  <svg:desc>'Sensex-Gold'.B2:'Sensex-Gold'.B24</svg:desc>
                </draw:g>
              </table:table-cell>
              <table:table-cell office:value-type="float" office:value="100">
                <text:p>100</text:p>
                <draw:g>
                  <svg:desc>'Sensex-Gold'.L2:'Sensex-Gold'.L24</svg:desc>
                </draw:g>
              </table:table-cell>
              <table:table-cell office:value-type="float" office:value="100">
                <text:p>100</text:p>
                <draw:g>
                  <svg:desc>'Sensex-Gold'.K2:'Sensex-Gold'.K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8">
                <text:p>1998</text:p>
              </table:table-cell>
              <table:table-cell office:value-type="float" office:value="41.26">
                <text:p>41.26</text:p>
              </table:table-cell>
              <table:table-cell office:value-type="float" office:value="80.53">
                <text:p>80.53</text:p>
              </table:table-cell>
              <table:table-cell office:value-type="float" office:value="75.34">
                <text:p>75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43.06">
                <text:p>43.06</text:p>
              </table:table-cell>
              <table:table-cell office:value-type="float" office:value="74.18">
                <text:p>74.18</text:p>
              </table:table-cell>
              <table:table-cell office:value-type="float" office:value="75.56">
                <text:p>75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4.94">
                <text:p>44.94</text:p>
              </table:table-cell>
              <table:table-cell office:value-type="float" office:value="96.1">
                <text:p>96.1</text:p>
              </table:table-cell>
              <table:table-cell office:value-type="float" office:value="75.24">
                <text:p>75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1">
                <text:p>2001</text:p>
              </table:table-cell>
              <table:table-cell office:value-type="float" office:value="47.19">
                <text:p>47.19</text:p>
              </table:table-cell>
              <table:table-cell office:value-type="float" office:value="63.02">
                <text:p>63.02</text:p>
              </table:table-cell>
              <table:table-cell office:value-type="float" office:value="70.02">
                <text:p>7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2">
                <text:p>2002</text:p>
              </table:table-cell>
              <table:table-cell office:value-type="float" office:value="48.61">
                <text:p>48.61</text:p>
              </table:table-cell>
              <table:table-cell office:value-type="float" office:value="61.02">
                <text:p>61.02</text:p>
              </table:table-cell>
              <table:table-cell office:value-type="float" office:value="78.88">
                <text:p>78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3">
                <text:p>2003</text:p>
              </table:table-cell>
              <table:table-cell office:value-type="float" office:value="46.58">
                <text:p>46.58</text:p>
              </table:table-cell>
              <table:table-cell office:value-type="float" office:value="55.54">
                <text:p>55.54</text:p>
              </table:table-cell>
              <table:table-cell office:value-type="float" office:value="92.38">
                <text:p>92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4">
                <text:p>2004</text:p>
              </table:table-cell>
              <table:table-cell office:value-type="float" office:value="45.32">
                <text:p>45.32</text:p>
              </table:table-cell>
              <table:table-cell office:value-type="float" office:value="105.24">
                <text:p>105.24</text:p>
              </table:table-cell>
              <table:table-cell office:value-type="float" office:value="99.19">
                <text:p>99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5">
                <text:p>2005</text:p>
              </table:table-cell>
              <table:table-cell office:value-type="float" office:value="44.1">
                <text:p>44.1</text:p>
              </table:table-cell>
              <table:table-cell office:value-type="float" office:value="125.68">
                <text:p>125.68</text:p>
              </table:table-cell>
              <table:table-cell office:value-type="float" office:value="121.97">
                <text:p>121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6">
                <text:p>2006</text:p>
              </table:table-cell>
              <table:table-cell office:value-type="float" office:value="45.31">
                <text:p>45.31</text:p>
              </table:table-cell>
              <table:table-cell office:value-type="float" office:value="213.25">
                <text:p>213.25</text:p>
              </table:table-cell>
              <table:table-cell office:value-type="float" office:value="142.46">
                <text:p>142.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7">
                <text:p>2007</text:p>
              </table:table-cell>
              <table:table-cell office:value-type="float" office:value="41.35">
                <text:p>41.35</text:p>
              </table:table-cell>
              <table:table-cell office:value-type="float" office:value="263.94">
                <text:p>263.94</text:p>
              </table:table-cell>
              <table:table-cell office:value-type="float" office:value="200.71">
                <text:p>200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8">
                <text:p>2008</text:p>
              </table:table-cell>
              <table:table-cell office:value-type="float" office:value="43.51">
                <text:p>43.51</text:p>
              </table:table-cell>
              <table:table-cell office:value-type="float" office:value="308.79">
                <text:p>308.79</text:p>
              </table:table-cell>
              <table:table-cell office:value-type="float" office:value="220.77">
                <text:p>220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9">
                <text:p>2009</text:p>
              </table:table-cell>
              <table:table-cell office:value-type="float" office:value="48.41">
                <text:p>48.41</text:p>
              </table:table-cell>
              <table:table-cell office:value-type="float" office:value="171.49">
                <text:p>171.49</text:p>
              </table:table-cell>
              <table:table-cell office:value-type="float" office:value="230.17">
                <text:p>230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0">
                <text:p>2010</text:p>
              </table:table-cell>
              <table:table-cell office:value-type="float" office:value="45.73">
                <text:p>45.73</text:p>
              </table:table-cell>
              <table:table-cell office:value-type="float" office:value="327.03">
                <text:p>327.03</text:p>
              </table:table-cell>
              <table:table-cell office:value-type="float" office:value="310.88">
                <text:p>310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1">
                <text:p>2011</text:p>
              </table:table-cell>
              <table:table-cell office:value-type="float" office:value="46.67">
                <text:p>46.67</text:p>
              </table:table-cell>
              <table:table-cell office:value-type="float" office:value="355.27">
                <text:p>355.27</text:p>
              </table:table-cell>
              <table:table-cell office:value-type="float" office:value="434.69">
                <text:p>434.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2">
                <text:p>2012</text:p>
              </table:table-cell>
              <table:table-cell office:value-type="float" office:value="53.44">
                <text:p>53.44</text:p>
              </table:table-cell>
              <table:table-cell office:value-type="float" office:value="277.84">
                <text:p>277.84</text:p>
              </table:table-cell>
              <table:table-cell office:value-type="float" office:value="446.49">
                <text:p>446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3">
                <text:p>2013</text:p>
              </table:table-cell>
              <table:table-cell office:value-type="float" office:value="56.57">
                <text:p>56.57</text:p>
              </table:table-cell>
              <table:table-cell office:value-type="float" office:value="284.47">
                <text:p>284.47</text:p>
              </table:table-cell>
              <table:table-cell office:value-type="float" office:value="402.09">
                <text:p>402.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4">
                <text:p>2014</text:p>
              </table:table-cell>
              <table:table-cell office:value-type="float" office:value="62.33">
                <text:p>62.33</text:p>
              </table:table-cell>
              <table:table-cell office:value-type="float" office:value="306.91">
                <text:p>306.91</text:p>
              </table:table-cell>
              <table:table-cell office:value-type="float" office:value="345.29">
                <text:p>345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5">
                <text:p>2015</text:p>
              </table:table-cell>
              <table:table-cell office:value-type="float" office:value="62.97">
                <text:p>62.97</text:p>
              </table:table-cell>
              <table:table-cell office:value-type="float" office:value="378.19">
                <text:p>378.19</text:p>
              </table:table-cell>
              <table:table-cell office:value-type="float" office:value="321.48">
                <text:p>321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6">
                <text:p>2016</text:p>
              </table:table-cell>
              <table:table-cell office:value-type="float" office:value="66.46">
                <text:p>66.46</text:p>
              </table:table-cell>
              <table:table-cell office:value-type="float" office:value="324.32">
                <text:p>324.32</text:p>
              </table:table-cell>
              <table:table-cell office:value-type="float" office:value="330.97">
                <text:p>330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7">
                <text:p>2017</text:p>
              </table:table-cell>
              <table:table-cell office:value-type="float" office:value="67.79">
                <text:p>67.79</text:p>
              </table:table-cell>
              <table:table-cell office:value-type="float" office:value="373.7">
                <text:p>373.7</text:p>
              </table:table-cell>
              <table:table-cell office:value-type="float" office:value="336.31">
                <text:p>336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8">
                <text:p>2018</text:p>
              </table:table-cell>
              <table:table-cell office:value-type="float" office:value="70.09">
                <text:p>70.09</text:p>
              </table:table-cell>
              <table:table-cell office:value-type="float" office:value="401.46">
                <text:p>401.46</text:p>
              </table:table-cell>
              <table:table-cell office:value-type="float" office:value="346.18">
                <text:p>346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9">
                <text:p>2019</text:p>
              </table:table-cell>
              <table:table-cell office:value-type="float" office:value="68.95">
                <text:p>68.95</text:p>
              </table:table-cell>
              <table:table-cell office:value-type="float" office:value="480.11">
                <text:p>480.11</text:p>
              </table:table-cell>
              <table:table-cell office:value-type="float" office:value="364.67">
                <text:p>364.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836cm" svg:y="8.191cm" style:legend-expansion="wide" chart:style-name="ch2"/>
        <chart:plot-area chart:style-name="ch3" table:cell-range-address="SensexINRvsUSD.D1:SensexINRvsUSD.E24" chart:data-source-has-labels="row" svg:x="0.77cm" svg:y="0.855cm" svg:width="14.59cm" svg:height="6.736cm">
          <chartooo:coordinate-region svg:x="1.577cm" svg:y="1.067cm" svg:width="13.596cm" svg:height="5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exINRvsUSD.D2:SensexINRvsUSD.D24" chart:label-cell-address="SensexINRvsUSD.D1:SensexINRvsUSD.D1" chart:class="chart:line">
            <chart:data-point chart:repeated="23"/>
          </chart:series>
          <chart:series chart:style-name="ch7" chart:values-cell-range-address="SensexINRvsUSD.E2:SensexINRvsUSD.E24" chart:label-cell-address="SensexINRvsUSD.E1:SensexINRvsUSD.E1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ex (USD)</text:p>
                <draw:g>
                  <svg:desc>SensexINRvsUSD.D1:SensexINRvsUSD.D1</svg:desc>
                </draw:g>
              </table:table-cell>
              <table:table-cell office:value-type="string">
                <text:p>Normalized Sensex (INR)</text:p>
                <draw:g>
                  <svg:desc>SensexINRvsUSD.E1:SensexINRvsUS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.41">
                <text:p>117.41</text:p>
                <draw:g>
                  <svg:desc>SensexINRvsUSD.D2:SensexINRvsUSD.D24</svg:desc>
                </draw:g>
              </table:table-cell>
              <table:table-cell office:value-type="float" office:value="85.26">
                <text:p>85.26</text:p>
                <draw:g>
                  <svg:desc>SensexINRvsUSD.E2:SensexINRvsUSD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.55">
                <text:p>94.55</text:p>
              </table:table-cell>
              <table:table-cell office:value-type="float" office:value="78.02">
                <text:p>78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.09">
                <text:p>87.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.82">
                <text:p>112.82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.98">
                <text:p>73.98</text:p>
              </table:table-cell>
              <table:table-cell office:value-type="float" office:value="69.82">
                <text:p>69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63">
                <text:p>71.63</text:p>
              </table:table-cell>
              <table:table-cell office:value-type="float" office:value="69.64">
                <text:p>69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2">
                <text:p>65.2</text:p>
              </table:table-cell>
              <table:table-cell office:value-type="float" office:value="60.74">
                <text:p>6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.54">
                <text:p>123.54</text:p>
              </table:table-cell>
              <table:table-cell office:value-type="float" office:value="111.98">
                <text:p>111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.53">
                <text:p>147.53</text:p>
              </table:table-cell>
              <table:table-cell office:value-type="float" office:value="130.12">
                <text:p>130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.32">
                <text:p>250.32</text:p>
              </table:table-cell>
              <table:table-cell office:value-type="float" office:value="226.84">
                <text:p>226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.82">
                <text:p>309.82</text:p>
              </table:table-cell>
              <table:table-cell office:value-type="float" office:value="256.22">
                <text:p>256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2.47">
                <text:p>362.47</text:p>
              </table:table-cell>
              <table:table-cell office:value-type="float" office:value="315.42">
                <text:p>315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.3">
                <text:p>201.3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3.88">
                <text:p>383.88</text:p>
              </table:table-cell>
              <table:table-cell office:value-type="float" office:value="351.1">
                <text:p>35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7.03">
                <text:p>417.03</text:p>
              </table:table-cell>
              <table:table-cell office:value-type="float" office:value="389.26">
                <text:p>389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.14">
                <text:p>326.14</text:p>
              </table:table-cell>
              <table:table-cell office:value-type="float" office:value="348.58">
                <text:p>348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3.92">
                <text:p>333.92</text:p>
              </table:table-cell>
              <table:table-cell office:value-type="float" office:value="377.8">
                <text:p>377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.26">
                <text:p>360.26</text:p>
              </table:table-cell>
              <table:table-cell office:value-type="float" office:value="449.1">
                <text:p>449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3.93">
                <text:p>443.93</text:p>
              </table:table-cell>
              <table:table-cell office:value-type="float" office:value="559.08">
                <text:p>559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.7">
                <text:p>380.7</text:p>
              </table:table-cell>
              <table:table-cell office:value-type="float" office:value="506.02">
                <text:p>506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8.66">
                <text:p>438.66</text:p>
              </table:table-cell>
              <table:table-cell office:value-type="float" office:value="594.74">
                <text:p>594.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1.25">
                <text:p>471.25</text:p>
              </table:table-cell>
              <table:table-cell office:value-type="float" office:value="660.6">
                <text:p>660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3.57">
                <text:p>563.57</text:p>
              </table:table-cell>
              <table:table-cell office:value-type="float" office:value="777.16">
                <text:p>777.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613cm" svg:y="8.191cm" style:legend-expansion="wide" chart:style-name="ch2"/>
        <chart:plot-area chart:style-name="ch3" table:cell-range-address="SensexINRvsUSD.A29:SensexINRvsUSD.A39 SensexINRvsUSD.C28:SensexINRvsUSD.C39" chart:data-source-has-labels="row" svg:x="0.77cm" svg:y="0.855cm" svg:width="14.59cm" svg:height="6.736cm">
          <chartooo:coordinate-region svg:x="1.392cm" svg:y="1.067cm" svg:width="13.597cm" svg:height="5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exINRvsUSD.C29:SensexINRvsUSD.C39" chart:label-cell-address="SensexINRvsUSD.C28:SensexINRvsUSD.C28" chart:class="chart:scatter">
            <chart:domain table:cell-range-address="SensexINRvsUSD.A29:SensexINRvsUSD.A39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illion INR</text:p>
                <draw:g>
                  <svg:desc>SensexINRvsUSD.C28:SensexINRvsUSD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ensexINRvsUSD.A29:SensexINRvsUSD.A39</svg:desc>
                </draw:g>
              </table:table-cell>
              <table:table-cell office:value-type="float" office:value="4.121">
                <text:p>4.121</text:p>
                <draw:g>
                  <svg:desc>SensexINRvsUSD.C29:SensexINRvsUSD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4.829">
                <text:p>4.8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5.684">
                <text:p>5.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7.675">
                <text:p>7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1">
                <text:p>2011</text:p>
              </table:table-cell>
              <table:table-cell office:value-type="float" office:value="9.118">
                <text:p>9.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2">
                <text:p>2012</text:p>
              </table:table-cell>
              <table:table-cell office:value-type="float" office:value="10.237">
                <text:p>10.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3">
                <text:p>2013</text:p>
              </table:table-cell>
              <table:table-cell office:value-type="float" office:value="11.411">
                <text:p>11.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4">
                <text:p>2014</text:p>
              </table:table-cell>
              <table:table-cell office:value-type="float" office:value="12.534">
                <text:p>12.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5">
                <text:p>2015</text:p>
              </table:table-cell>
              <table:table-cell office:value-type="float" office:value="13.863">
                <text:p>13.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6">
                <text:p>2016</text:p>
              </table:table-cell>
              <table:table-cell office:value-type="float" office:value="15.939">
                <text:p>15.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7">
                <text:p>2017</text:p>
              </table:table-cell>
              <table:table-cell office:value-type="float" office:value="17.975">
                <text:p>17.9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